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-serif" svg:font-family="sans-serif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0.949cm"/>
    </style:style>
    <style:style style:name="表格1.B" style:family="table-column">
      <style:table-column-properties style:column-width="3.775cm"/>
    </style:style>
    <style:style style:name="表格1.C" style:family="table-column">
      <style:table-column-properties style:column-width="4.161cm"/>
    </style:style>
    <style:style style:name="表格1.D" style:family="table-column">
      <style:table-column-properties style:column-width="3.921cm"/>
    </style:style>
    <style:style style:name="表格1.E" style:family="table-column">
      <style:table-column-properties style:column-width="4.195cm"/>
    </style:style>
    <style:style style:name="表格1.A1" style:family="table-cell">
      <style:table-cell-properties style:vertical-align="middle" fo:padding="0.049cm" fo:border="0.05pt solid #000000"/>
    </style:style>
    <style:style style:name="表格2" style:family="table">
      <style:table-properties style:width="15.891cm" table:align="left" fo:background-color="transparent">
        <style:background-image/>
      </style:table-properties>
    </style:style>
    <style:style style:name="表格2.A" style:family="table-column">
      <style:table-column-properties style:column-width="0.954cm"/>
    </style:style>
    <style:style style:name="表格2.B" style:family="table-column">
      <style:table-column-properties style:column-width="4.584cm"/>
    </style:style>
    <style:style style:name="表格2.C" style:family="table-column">
      <style:table-column-properties style:column-width="3.844cm"/>
    </style:style>
    <style:style style:name="表格2.D" style:family="table-column">
      <style:table-column-properties style:column-width="3.279cm"/>
    </style:style>
    <style:style style:name="表格2.E" style:family="table-column">
      <style:table-column-properties style:column-width="3.23cm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style:vertical-align="middle" fo:background-color="transparent" fo:padding="0.049cm" fo:border="0.75pt solid #333639">
        <style:background-image/>
      </style:table-cell-properties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1.014cm"/>
    </style:style>
    <style:style style:name="表格3.B" style:family="table-column">
      <style:table-column-properties style:column-width="4.08cm"/>
    </style:style>
    <style:style style:name="表格3.C" style:family="table-column">
      <style:table-column-properties style:column-width="4.12cm"/>
    </style:style>
    <style:style style:name="表格3.D" style:family="table-column">
      <style:table-column-properties style:column-width="3.538cm"/>
    </style:style>
    <style:style style:name="表格3.E" style:family="table-column">
      <style:table-column-properties style:column-width="4.247cm"/>
    </style:style>
    <style:style style:name="表格3.A1" style:family="table-cell">
      <style:table-cell-properties style:vertical-align="middle" fo:padding="0.049cm" fo:border="0.05pt solid #000000"/>
    </style:style>
    <style:style style:name="表格4" style:family="table">
      <style:table-properties style:width="17cm" table:align="left"/>
    </style:style>
    <style:style style:name="表格4.A" style:family="table-column">
      <style:table-column-properties style:column-width="0.954cm"/>
    </style:style>
    <style:style style:name="表格4.B" style:family="table-column">
      <style:table-column-properties style:column-width="4.304cm"/>
    </style:style>
    <style:style style:name="表格4.C" style:family="table-column">
      <style:table-column-properties style:column-width="3.618cm"/>
    </style:style>
    <style:style style:name="表格4.D" style:family="table-column">
      <style:table-column-properties style:column-width="3.902cm"/>
    </style:style>
    <style:style style:name="表格4.E" style:family="table-column">
      <style:table-column-properties style:column-width="4.223cm"/>
    </style:style>
    <style:style style:name="表格4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-asian="Google Sans Text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6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break-before="page"/>
    </style:style>
    <style:style style:name="P9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11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13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8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9" style:family="paragraph" style:parent-style-name="Text_20_body" style:list-style-name="L1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0" style:family="paragraph" style:parent-style-name="Text_20_body" style:list-style-name="L1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1" style:family="paragraph" style:parent-style-name="Text_20_body" style:list-style-name="L1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23" style:family="paragraph" style:parent-style-name="Table_20_Contents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 Text"/>
    </style:style>
    <style:style style:name="P24" style:family="paragraph" style:parent-style-name="Table_20_Contents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</style:style>
    <style:style style:name="P25" style:family="paragraph" style:parent-style-name="Table_20_Contents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-asian="Google Sans Tex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14%" fo:text-align="start" style:justify-single-word="false" fo:text-indent="0cm" style:auto-text-indent="false"/>
    </style:style>
    <style:style style:name="P27" style:family="paragraph" style:parent-style-name="Text_20_body">
      <style:paragraph-properties fo:margin-left="0cm" fo:margin-right="0cm" fo:text-indent="0cm" style:auto-text-indent="false" fo:break-before="page" style:writing-mode="lr-tb"/>
    </style:style>
    <style:style style:name="P28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 style:font-name-asian="sans-serif"/>
    </style:style>
    <style:style style:name="P29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fo:background-color="transparent" style:font-name-asian="sans-serif"/>
    </style:style>
    <style:style style:name="P31" style:family="paragraph" style:parent-style-name="Text_20_body">
      <style:paragraph-properties fo:margin-left="0cm" fo:margin-right="0cm" fo:text-indent="0cm" style:auto-text-indent="false" style:writing-mode="lr-tb"/>
      <style:text-properties fo:color="#000000" loext:opacity="100%" fo:background-color="transparent"/>
    </style:style>
    <style:style style:name="P32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33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 style:font-name-asian="sans-serif"/>
    </style:style>
    <style:style style:name="P34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35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 style:font-name-asian="sans-serif"/>
    </style:style>
    <style:style style:name="P36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37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 style:font-name-asian="sans-serif"/>
    </style:style>
    <style:style style:name="P38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39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 style:font-name-asian="sans-serif"/>
    </style:style>
    <style:style style:name="P40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41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fo:background-color="transparent"/>
    </style:style>
    <style:style style:name="P43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44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45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 style:font-name-asian="sans-serif"/>
    </style:style>
    <style:style style:name="P46" style:family="paragraph" style:parent-style-name="Text_20_body">
      <style:paragraph-properties fo:margin-left="0cm" fo:margin-right="0cm" fo:text-indent="0cm" style:auto-text-indent="false" style:writing-mode="lr-tb"/>
      <style:text-properties fo:color="#000000" loext:opacity="100%" fo:background-color="transparent" style:font-name-asian="sans-serif"/>
    </style:style>
    <style:style style:name="P47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48" style:family="paragraph" style:parent-style-name="Text_20_body" style:list-style-name="L24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49" style:family="paragraph" style:parent-style-name="Table_20_Heading">
      <style:paragraph-properties fo:margin-left="0cm" fo:margin-right="0cm" fo:text-indent="0cm" style:auto-text-indent="false" style:writing-mode="lr-tb"/>
      <style:text-properties fo:color="#000000" loext:opacity="100%" fo:background-color="transparent" style:font-name-asian="sans-serif" style:font-weight-asian="bold"/>
    </style:style>
    <style:style style:name="P50" style:family="paragraph" style:parent-style-name="Table_20_Heading">
      <style:paragraph-properties fo:margin-left="0cm" fo:margin-right="0cm" fo:text-indent="0cm" style:auto-text-indent="false" style:writing-mode="lr-tb"/>
      <style:text-properties fo:color="#000000" loext:opacity="100%" fo:background-color="transparent"/>
    </style:style>
    <style:style style:name="P51" style:family="paragraph" style:parent-style-name="Table_20_Contents">
      <style:paragraph-properties fo:margin-left="0cm" fo:margin-right="0cm" fo:text-indent="0cm" style:auto-text-indent="false" style:writing-mode="lr-tb"/>
      <style:text-properties fo:color="#000000" loext:opacity="100%" style:font-name="sans-serif" fo:background-color="transparent"/>
    </style:style>
    <style:style style:name="P52" style:family="paragraph" style:parent-style-name="Table_20_Contents">
      <style:paragraph-properties fo:margin-left="0cm" fo:margin-right="0cm" fo:text-indent="0cm" style:auto-text-indent="false" style:writing-mode="lr-tb"/>
      <style:text-properties fo:color="#000000" loext:opacity="100%" fo:background-color="transparent" style:font-name-asian="sans-serif"/>
    </style:style>
    <style:style style:name="P53" style:family="paragraph" style:parent-style-name="Table_20_Contents">
      <style:paragraph-properties fo:margin-left="0cm" fo:margin-right="0cm" fo:text-indent="0cm" style:auto-text-indent="false" style:writing-mode="lr-tb"/>
      <style:text-properties fo:color="#000000" loext:opacity="100%" fo:background-color="transparent"/>
    </style:style>
    <style:style style:name="P54" style:family="paragraph" style:parent-style-name="Text_20_body" style:list-style-name="L2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/>
    </style:style>
    <style:style style:name="P55" style:family="paragraph" style:parent-style-name="Text_20_body" style:list-style-name="L2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fo:background-color="transparent" style:font-name-asian="sans-serif"/>
    </style:style>
    <style:style style:name="P56" style:family="paragraph" style:parent-style-name="Text_20_body" style:list-style-name="L2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57" style:family="paragraph" style:parent-style-name="Text_20_body" style:list-style-name="L27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58" style:family="paragraph" style:parent-style-name="Text_20_body" style:list-style-name="L28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59" style:family="paragraph" style:parent-style-name="Text_20_body" style:list-style-name="L29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0" style:family="paragraph" style:parent-style-name="Text_20_body" style:list-style-name="L30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1" style:family="paragraph" style:parent-style-name="Table_20_Contents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="Google Sans Text"/>
    </style:style>
    <style:style style:name="P62" style:family="paragraph" style:parent-style-name="Table_20_Contents">
      <style:paragraph-properties fo:margin-top="0cm" fo:margin-bottom="0.247cm" style:contextual-spacing="false" fo:line-height="114%" fo:text-align="start" style:justify-single-word="false"/>
    </style:style>
    <style:style style:name="P63" style:family="paragraph" style:parent-style-name="Text_20_body" style:list-style-name="L3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4" style:family="paragraph" style:parent-style-name="Text_20_body" style:list-style-name="L3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65" style:family="paragraph" style:parent-style-name="Text_20_body" style:list-style-name="L3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6" style:family="paragraph" style:parent-style-name="Text_20_body" style:list-style-name="L3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7" style:family="paragraph" style:parent-style-name="Text_20_body" style:list-style-name="L3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8" style:family="paragraph" style:parent-style-name="Text_20_body" style:list-style-name="L3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69" style:family="paragraph" style:parent-style-name="Text_20_body" style:list-style-name="L3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0" style:family="paragraph" style:parent-style-name="Text_20_body" style:list-style-name="L3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71" style:family="paragraph" style:parent-style-name="Text_20_body" style:list-style-name="L3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2" style:family="paragraph" style:parent-style-name="Text_20_body" style:list-style-name="L37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3" style:family="paragraph" style:parent-style-name="Text_20_body" style:list-style-name="L38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4" style:family="paragraph" style:parent-style-name="Text_20_body" style:list-style-name="L39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5" style:family="paragraph" style:parent-style-name="Text_20_body" style:list-style-name="L40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6" style:family="paragraph" style:parent-style-name="Text_20_body" style:list-style-name="L4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7" style:family="paragraph" style:parent-style-name="Text_20_body" style:list-style-name="L4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8" style:family="paragraph" style:parent-style-name="Text_20_body">
      <style:paragraph-properties fo:break-before="page"/>
    </style:style>
    <style:style style:name="T1" style:family="text">
      <style:text-properties style:font-name-asian="Google Sans Text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style:font-name-asian="Google Sans Text"/>
    </style:style>
    <style:style style:name="T4" style:family="text">
      <style:text-properties fo:color="#000000" loext:opacity="100%" fo:background-color="transparent" loext:char-shading-value="0" style:font-name-asian="sans-serif"/>
    </style:style>
    <style:style style:name="T5" style:family="text">
      <style:text-properties fo:color="#000000" loext:opacity="100%" style:font-name="sans-serif" fo:background-color="transparent" loext:char-shading-value="0"/>
    </style:style>
    <style:style style:name="T6" style:family="text">
      <style:text-properties style:font-name-asian="sans-serif"/>
    </style:style>
    <style:style style:name="T7" style:family="text">
      <style:text-properties style:font-name="sans-serif"/>
    </style:style>
    <style:style style:name="T8" style:family="text">
      <style:text-properties style:font-name-asian="sans-serif" style:font-weight-asian="bold"/>
    </style:style>
    <style:style style:name="T9" style:family="text">
      <style:text-properties style:font-name="sans-serif"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e63b6df4cc0f92bd">
        <text:section text:style-name="Sect1" text:name="model-response-message-contentr_8c22f854ded4bcc2">
          <text:p text:style-name="P1"><text:span text:style-name="Strong_20_Emphasis"><text:span text:style-name="T1">标题：【引领未来】青少年计算机科学探索之旅</text:span></text:span></text:p>
          <text:p text:style-name="P1"><text:span text:style-name="Strong_20_Emphasis"><text:span text:style-name="T1">致各位重视孩子未来发展的家长：</text:span></text:span></text:p>
          <text:p text:style-name="P2">在快速发展的数字时代，计算机科学不仅是一项重要的技能，更是一种核心素养。它能够培养孩子的逻辑思维、问题解决能力、创新精神和未来竞争力。</text:p>
          <text:p text:style-name="P2">我们的【青少年计算机科学探索之旅】系列课程，专为中学生设计，旨在通过生动有趣的方式，带领您的孩子逐步探索计算机科学的奥秘，掌握未来世界的通行证。</text:p>
          <text:p text:style-name="P1"><text:span text:style-name="Strong_20_Emphasis"><text:span text:style-name="T1">我们的课程特色：</text:span></text:span></text:p>
          <text:list text:style-name="L1">
            <text:list-item>
              <text:p text:style-name="P3"><text:span text:style-name="Strong_20_Emphasis"><text:span text:style-name="T1">系统化学习路径：</text:span></text:span><text:span text:style-name="T1"> 从基础概念到实际应用，循序渐进，让孩子轻松入门。 </text:span></text:p>
            </text:list-item>
            <text:list-item>
              <text:p text:style-name="P3"><text:span text:style-name="Strong_20_Emphasis"><text:span text:style-name="T1">趣味性教学方法：</text:span></text:span><text:span text:style-name="T1"> 告别枯燥的理论，采用互动式教学、项目式学习和游戏化练习，激发孩子的学习兴趣。 </text:span></text:p>
            </text:list-item>
            <text:list-item>
              <text:p text:style-name="P3"><text:span text:style-name="Strong_20_Emphasis"><text:span text:style-name="T1">实战技能培养：</text:span></text:span><text:span text:style-name="T1"> 注重动手实践，让孩子通过编写代码、设计网页等方式，将所学知识应用于实际。 </text:span></text:p>
            </text:list-item>
            <text:list-item>
              <text:p text:style-name="P3"><text:span text:style-name="Strong_20_Emphasis"><text:span text:style-name="T1">面向未来：</text:span></text:span><text:span text:style-name="T1"> 涵盖人工智能、互联网等前沿科技的入门知识，培养孩子的科技素养。 </text:span></text:p>
            </text:list-item>
            <text:list-item>
              <text:p text:style-name="P3"><text:span text:style-name="Strong_20_Emphasis"><text:span text:style-name="T1">专业指导：</text:span></text:span><text:span text:style-name="T1"> 由经验丰富的全栈开发工程师亲自授课，提供专业的指导和支持。 </text:span></text:p>
            </text:list-item>
          </text:list>
          <text:p text:style-name="P1"><text:span text:style-name="Strong_20_Emphasis"><text:span text:style-name="T1">我们的课程模块：</text:span></text:span></text:p>
          <text:p text:style-name="P1"><text:span text:style-name="Strong_20_Emphasis"><text:span text:style-name="T1">模块一：计算思维与</text:span></text:span><text:span text:style-name="Strong_20_Emphasis"><text:span text:style-name="T2">Python</text:span></text:span><text:span text:style-name="Strong_20_Emphasis"><text:span text:style-name="T1">编程入门 </text:span></text:span><text:span text:style-name="Strong_20_Emphasis"><text:span text:style-name="T2">(</text:span></text:span><text:span text:style-name="Strong_20_Emphasis"><text:span text:style-name="T1">约 </text:span></text:span><text:span text:style-name="Strong_20_Emphasis"><text:span text:style-name="T2">10-15 </text:span></text:span><text:span text:style-name="Strong_20_Emphasis"><text:span text:style-name="T1">课时</text:span></text:span><text:span text:style-name="Strong_20_Emphasis"><text:span text:style-name="T2">)</text:span></text:span></text:p>
          <text:list text:style-name="L2">
            <text:list-item>
              <text:p text:style-name="P4"><text:span text:style-name="Strong_20_Emphasis"><text:span text:style-name="T1">课程内容：</text:span></text:span><text:span text:style-name="T1"> 探索计算机的奇妙世界，了解计算机的基本组成和工作原理；学习像计算机一样思考问题的方法（计算思维）；初识简单易学的 </text:span><text:span text:style-name="T2">Python </text:span><text:span text:style-name="T1">编程语言，掌握编程的基本概念和语法，编写出属于自己的第一个小程序。 </text:span></text:p>
            </text:list-item>
            <text:list-item>
              <text:p text:style-name="P4"><text:span text:style-name="Strong_20_Emphasis"><text:span text:style-name="T1">学习收获：</text:span></text:span><text:span text:style-name="T1"> </text:span></text:p>
              <text:list>
                <text:list-item>
                  <text:p text:style-name="P5">培养逻辑思维和分析问题的能力。 </text:p>
                </text:list-item>
                <text:list-item>
                  <text:p text:style-name="P5">掌握编程的基本概念，为未来的学习打下坚实基础。 </text:p>
                </text:list-item>
                <text:list-item>
                  <text:p text:style-name="P4"><text:span text:style-name="T1">能够使用 </text:span><text:span text:style-name="T2">Python </text:span><text:span text:style-name="T1">编写简单的程序，体验编程的乐趣。 </text:span></text:p>
                </text:list-item>
              </text:list>
            </text:list-item>
            <text:list-item>
              <text:p text:style-name="P4"><text:span text:style-name="Strong_20_Emphasis"><text:span text:style-name="T1">适合对象：</text:span></text:span><text:span text:style-name="T1"> 对计算机科学和编程充满好奇心，无编程基础的初中生。 </text:span></text:p>
            </text:list-item>
          </text:list>
          <text:p text:style-name="P1"><text:span text:style-name="Strong_20_Emphasis"><text:span text:style-name="T1">模块二：</text:span></text:span><text:span text:style-name="Strong_20_Emphasis"><text:span text:style-name="T2">Python</text:span></text:span><text:span text:style-name="Strong_20_Emphasis"><text:span text:style-name="T1">编程进阶与应用 </text:span></text:span><text:span text:style-name="Strong_20_Emphasis"><text:span text:style-name="T2">(</text:span></text:span><text:span text:style-name="Strong_20_Emphasis"><text:span text:style-name="T1">约 </text:span></text:span><text:span text:style-name="Strong_20_Emphasis"><text:span text:style-name="T2">10-15 </text:span></text:span><text:span text:style-name="Strong_20_Emphasis"><text:span text:style-name="T1">课时</text:span></text:span><text:span text:style-name="Strong_20_Emphasis"><text:span text:style-name="T2">)</text:span></text:span></text:p>
          <text:list text:style-name="L3">
            <text:list-item>
              <text:p text:style-name="P6"><text:span text:style-name="Strong_20_Emphasis"><text:span text:style-name="T1">课程内容：</text:span></text:span><text:span text:style-name="T1"> 在掌握 </text:span><text:span text:style-name="T2">Python </text:span><text:span text:style-name="T1">基础之上，学习更高级的数据组织和处理技巧（数据结构），掌握代码复用和模块化编程的方法（函数和模块），并探索 </text:span><text:span text:style-name="T2">Python </text:span><text:span text:style-name="T1">在实际应用中的潜力，例如简单的数据分析、文本处理或图形绘制。 </text:span></text:p>
            </text:list-item>
            <text:list-item>
              <text:p text:style-name="P6"><text:span text:style-name="Strong_20_Emphasis"><text:span text:style-name="T1">学习收获：</text:span></text:span><text:span text:style-name="T1"> </text:span></text:p>
              <text:list>
                <text:list-item>
                  <text:p text:style-name="P7">提升解决复杂问题的编程能力。 </text:p>
                </text:list-item>
                <text:list-item>
                  <text:p text:style-name="P7">能够更高效地组织和处理数据。 </text:p>
                </text:list-item>
                <text:list-item>
                  <text:p text:style-name="P6"><text:span text:style-name="T1">了解 </text:span><text:span text:style-name="T2">Python </text:span><text:span text:style-name="T1">在不同领域的应用，拓展视野。 </text:span></text:p>
                </text:list-item>
              </text:list>
            </text:list-item>
            <text:list-item>
              <text:p text:style-name="P6"><text:span text:style-name="Strong_20_Emphasis"><text:span text:style-name="T1">适合对象：</text:span></text:span><text:span text:style-name="T1"> 已完成“计算思维与</text:span><text:span text:style-name="T2">Python</text:span><text:span text:style-name="T1">编程入门”或具备一定 </text:span><text:span text:style-name="T2">Python </text:span><text:span text:style-name="T1">编程基础的初中生。 </text:span></text:p>
            </text:list-item>
          </text:list>
          <text:p text:style-name="P8"><text:span text:style-name="Strong_20_Emphasis"><text:span text:style-name="T1">模块三：互联网与网页初步 </text:span></text:span><text:span text:style-name="Strong_20_Emphasis"><text:span text:style-name="T2">(</text:span></text:span><text:span text:style-name="Strong_20_Emphasis"><text:span text:style-name="T1">约 </text:span></text:span><text:span text:style-name="Strong_20_Emphasis"><text:span text:style-name="T2">8-12 </text:span></text:span><text:span text:style-name="Strong_20_Emphasis"><text:span text:style-name="T1">课时</text:span></text:span><text:span text:style-name="Strong_20_Emphasis"><text:span text:style-name="T2">)</text:span></text:span></text:p>
          <text:list text:style-name="L4">
            <text:list-item>
              <text:p text:style-name="P9"><text:span text:style-name="Strong_20_Emphasis"><text:span text:style-name="T1">课程内容：</text:span></text:span><text:span text:style-name="T1"> 探索互联网的奥秘，了解网页是如何构建的；学习网页的骨架语言 </text:span><text:span text:style-name="T2">HTML</text:span><text:span text:style-name="T1">，为网页添加样式和美观的 </text:span><text:span text:style-name="T2">CSS</text:span><text:span text:style-name="T1">，亲手搭建属于自己的第一个简单网页。 </text:span></text:p>
            </text:list-item>
            <text:list-item>
              <text:p text:style-name="P9"><text:span text:style-name="Strong_20_Emphasis"><text:span text:style-name="T1">学习收获：</text:span></text:span><text:span text:style-name="T1"> </text:span></text:p>
              <text:list>
                <text:list-item>
                  <text:p text:style-name="P10">理解互联网和网页的基本原理。 </text:p>
                </text:list-item>
                <text:list-item>
                  <text:p text:style-name="P10">掌握创建和美化网页的基本技能。 </text:p>
                </text:list-item>
                <text:list-item>
                  <text:p text:style-name="P10">培养对网页设计和用户体验的初步认识。 </text:p>
                </text:list-item>
              </text:list>
            </text:list-item>
            <text:list-item>
              <text:p text:style-name="P9"><text:span text:style-name="Strong_20_Emphasis"><text:span text:style-name="T1">适合对象：</text:span></text:span><text:span text:style-name="T1"> 对互联网和网页设计感兴趣的初中生。 </text:span></text:p>
            </text:list-item>
          </text:list>
          <text:p text:style-name="P1"><text:span text:style-name="Strong_20_Emphasis"><text:span text:style-name="T1">模块四：互动网页与前端编程 </text:span></text:span><text:span text:style-name="Strong_20_Emphasis"><text:span text:style-name="T2">(</text:span></text:span><text:span text:style-name="Strong_20_Emphasis"><text:span text:style-name="T1">约 </text:span></text:span><text:span text:style-name="Strong_20_Emphasis"><text:span text:style-name="T2">8-12 </text:span></text:span><text:span text:style-name="Strong_20_Emphasis"><text:span text:style-name="T1">课时</text:span></text:span><text:span text:style-name="Strong_20_Emphasis"><text:span text:style-name="T2">)</text:span></text:span></text:p>
          <text:list text:style-name="L5">
            <text:list-item>
              <text:p text:style-name="P11"><text:span text:style-name="Strong_20_Emphasis"><text:span text:style-name="T1">课程内容：</text:span></text:span><text:span text:style-name="T1"> 学习使用 </text:span><text:span text:style-name="T2">JavaScript </text:span><text:span text:style-name="T1">为网页添加互动效果，让网页“动”起来；了解前端编程的基本概念；同时学习网络安全和网络素养，成为一名负责任的数字公民。 </text:span></text:p>
            </text:list-item>
            <text:list-item>
              <text:p text:style-name="P11"><text:span text:style-name="Strong_20_Emphasis"><text:span text:style-name="T1">学习收获：</text:span></text:span><text:span text:style-name="T1"> </text:span></text:p>
              <text:list>
                <text:list-item>
                  <text:p text:style-name="P12">掌握为网页添加互动效果的技能。 </text:p>
                </text:list-item>
                <text:list-item>
                  <text:p text:style-name="P12">初步了解前端编程的工作原理。 </text:p>
                </text:list-item>
                <text:list-item>
                  <text:p text:style-name="P12">提高网络安全意识，学会保护个人信息。 </text:p>
                </text:list-item>
              </text:list>
            </text:list-item>
            <text:list-item>
              <text:p text:style-name="P11"><text:span text:style-name="Strong_20_Emphasis"><text:span text:style-name="T1">适合对象：</text:span></text:span><text:span text:style-name="T1"> 已完成“互联网与网页初步”或对网页互动效果感兴趣的初中生。 </text:span></text:p>
            </text:list-item>
          </text:list>
          <text:p text:style-name="P1"><text:span text:style-name="Strong_20_Emphasis"><text:span text:style-name="T1">可选进阶课程 </text:span></text:span><text:span text:style-name="Strong_20_Emphasis"><text:span text:style-name="T2">(</text:span></text:span><text:span text:style-name="Strong_20_Emphasis"><text:span text:style-name="T1">根据学生兴趣和时间安排</text:span></text:span><text:span text:style-name="Strong_20_Emphasis"><text:span text:style-name="T2">)</text:span></text:span><text:span text:style-name="Strong_20_Emphasis"><text:span text:style-name="T1">：</text:span></text:span></text:p>
          <text:list text:style-name="L6">
            <text:list-item>
              <text:p text:style-name="P13"><text:span text:style-name="Strong_20_Emphasis"><text:span text:style-name="T1">数据库入门与应用：</text:span></text:span><text:span text:style-name="T1"> 学习如何存储和管理数据，为未来的应用开发打下基础。 </text:span></text:p>
            </text:list-item>
            <text:list-item>
              <text:p text:style-name="P13"><text:span text:style-name="Strong_20_Emphasis"><text:span text:style-name="T1">人工智能初体验：</text:span></text:span><text:span text:style-name="T1"> 探索人工智能的奥秘，了解其在生活中的应用。 </text:span></text:p>
            </text:list-item>
            <text:list-item>
              <text:p text:style-name="P13"><text:span text:style-name="Strong_20_Emphasis"><text:span text:style-name="T1">创意项目实践：</text:span></text:span><text:span text:style-name="T1"> 将所学知识应用于实际项目，培养创新能力和解决问题的能力。 </text:span></text:p>
            </text:list-item>
          </text:list>
          <text:p text:style-name="P1"><text:span text:style-name="Strong_20_Emphasis"><text:span text:style-name="T1">我们的教学方法：</text:span></text:span></text:p>
          <text:p text:style-name="P2">我们相信，学习应该充满乐趣和互动。我们的课程将采用：</text:p>
          <text:list text:style-name="L7">
            <text:list-item>
              <text:p text:style-name="P14"><text:span text:style-name="Strong_20_Emphasis"><text:span text:style-name="T1">案例式教学：</text:span></text:span><text:span text:style-name="T1"> 通过生动的实际案例，帮助孩子理解抽象概念。 </text:span></text:p>
            </text:list-item>
            <text:list-item>
              <text:p text:style-name="P14"><text:span text:style-name="Strong_20_Emphasis"><text:span text:style-name="T1">项目式学习：</text:span></text:span><text:span text:style-name="T1"> 引导孩子完成一个个有趣的小项目，将知识应用于实践。 </text:span></text:p>
            </text:list-item>
            <text:list-item>
              <text:p text:style-name="P14"><text:span text:style-name="Strong_20_Emphasis"><text:span text:style-name="T1">动手实践：</text:span></text:span><text:span text:style-name="T1"> 提供充足的编程练习和网页设计机会，让孩子在操作中学习。 </text:span></text:p>
            </text:list-item>
            <text:list-item>
              <text:p text:style-name="P14"><text:span text:style-name="Strong_20_Emphasis"><text:span text:style-name="T1">个性化指导：</text:span></text:span><text:span text:style-name="T1"> 关注每个孩子的学习进度，提供个性化的指导和帮助。 </text:span></text:p>
            </text:list-item>
          </text:list>
          <text:p text:style-name="P1"><text:span text:style-name="Strong_20_Emphasis"><text:span text:style-name="T1">为什么要选择我们的课程？</text:span></text:span></text:p>
          <text:list text:style-name="L8">
            <text:list-item>
              <text:p text:style-name="P15"><text:span text:style-name="Strong_20_Emphasis"><text:span text:style-name="T1">资深全栈开发工程师授课：</text:span></text:span><text:span text:style-name="T1"> 您将获得来自专业人士的指导，确保孩子学到最实用、最前沿的知识。 </text:span></text:p>
            </text:list-item>
            <text:list-item>
              <text:p text:style-name="P15"><text:span text:style-name="Strong_20_Emphasis"><text:span text:style-name="T1">内容全面且深入浅出：</text:span></text:span><text:span text:style-name="T1"> 课程内容既系统全面，又针对中学生的特点进行了优化，深入浅出，易于理解。 </text:span></text:p>
            </text:list-item>
            <text:list-item>
              <text:p text:style-name="P15"><text:span text:style-name="Strong_20_Emphasis"><text:span text:style-name="T1">培养面向未来的核心竞争力：</text:span></text:span><text:span text:style-name="T1"> 学习计算机科学不仅能提升孩子的技术能力，更能培养他们的逻辑思维、创新能力和解决问题的能力，为他们未来的学习和发展打下坚实的基础。 </text:span></text:p>
            </text:list-item>
          </text:list>
          <text:p text:style-name="P16"><text:span text:style-name="Strong_20_Emphasis"><text:span text:style-name="T3"/></text:span></text:p>
          <text:section text:style-name="Sect1" text:name="model-response-message-contentr_c8fc51cd33f37d95">
            <text:p text:style-name="P8"><text:span text:style-name="Strong_20_Emphasis"><text:span text:style-name="T1">课程表框架 </text:span></text:span><text:span text:style-name="Strong_20_Emphasis"><text:span text:style-name="T2">(</text:span></text:span><text:span text:style-name="Strong_20_Emphasis"><text:span text:style-name="T1">示例：按学期划分</text:span></text:span><text:span text:style-name="Strong_20_Emphasis"><text:span text:style-name="T2">)</text:span></text:span></text:p>
            <text:p text:style-name="P1"><text:span text:style-name="T1">假设每个课程持续一个学期，每周安排 </text:span><text:span text:style-name="T2">1-2 </text:span><text:span text:style-name="T1">次课。</text:span></text:p>
            <text:p text:style-name="P1"><text:span text:style-name="Strong_20_Emphasis"><text:span text:style-name="T1">学期一：</text:span></text:span></text:p>
            <text:list text:style-name="L9">
              <text:list-item>
                <text:p text:style-name="P17"><text:span text:style-name="Strong_20_Emphasis"><text:span text:style-name="T1">课程名称：计算思维与</text:span></text:span><text:span text:style-name="Strong_20_Emphasis"><text:span text:style-name="T2">Python</text:span></text:span><text:span text:style-name="Strong_20_Emphasis"><text:span text:style-name="T1">编程入门</text:span></text:span><text:span text:style-name="T1"> </text:span></text:p>
                <text:list>
                  <text:list-item>
                    <text:p text:style-name="P17"><text:span text:style-name="Strong_20_Emphasis"><text:span text:style-name="T1">内容概要：</text:span></text:span><text:span text:style-name="T1"> 计算机基础知识、算法初步、</text:span><text:span text:style-name="T2">Python </text:span><text:span text:style-name="T1">编程基础（变量、数据类型、运算符、输入输出、控制结构）。 </text:span></text:p>
                  </text:list-item>
                  <text:list-item>
                    <text:p text:style-name="P17"><text:span text:style-name="Strong_20_Emphasis"><text:span text:style-name="T1">目标：</text:span></text:span><text:span text:style-name="T1"> 培养计算思维，掌握 </text:span><text:span text:style-name="T2">Python </text:span><text:span text:style-name="T1">编程的基本能力。 </text:span></text:p>
                  </text:list-item>
                  <text:list-item>
                    <text:p text:style-name="P17"><text:span text:style-name="Strong_20_Emphasis"><text:span text:style-name="T1">课时：</text:span></text:span><text:span text:style-name="T1"> 约 </text:span><text:span text:style-name="T2">10-15 </text:span><text:span text:style-name="T1">课时 </text:span></text:p>
                  </text:list-item>
                </text:list>
              </text:list-item>
            </text:list>
            <text:p text:style-name="P1"><text:span text:style-name="Strong_20_Emphasis"><text:span text:style-name="T1">学期二：</text:span></text:span></text:p>
            <text:list text:style-name="L10">
              <text:list-item>
                <text:p text:style-name="P18"><text:span text:style-name="Strong_20_Emphasis"><text:span text:style-name="T1">课程名称：</text:span></text:span><text:span text:style-name="Strong_20_Emphasis"><text:span text:style-name="T2">Python</text:span></text:span><text:span text:style-name="Strong_20_Emphasis"><text:span text:style-name="T1">编程进阶与应用</text:span></text:span><text:span text:style-name="T1"> </text:span></text:p>
                <text:list>
                  <text:list-item>
                    <text:p text:style-name="P18"><text:span text:style-name="Strong_20_Emphasis"><text:span text:style-name="T1">内容概要：</text:span></text:span><text:span text:style-name="T1"> </text:span><text:span text:style-name="T2">Python </text:span><text:span text:style-name="T1">数据结构（列表、元组、字典）、函数与模块、简单的实际应用案例（例如：文本处理、简单计算器）。 </text:span></text:p>
                  </text:list-item>
                  <text:list-item>
                    <text:p text:style-name="P18"><text:span text:style-name="Strong_20_Emphasis"><text:span text:style-name="T1">目标：</text:span></text:span><text:span text:style-name="T1"> 提升 </text:span><text:span text:style-name="T2">Python </text:span><text:span text:style-name="T1">编程能力，了解 </text:span><text:span text:style-name="T2">Python </text:span><text:span text:style-name="T1">在实际应用中的潜力。 </text:span></text:p>
                  </text:list-item>
                  <text:list-item>
                    <text:p text:style-name="P18"><text:span text:style-name="Strong_20_Emphasis"><text:span text:style-name="T1">先修课程：</text:span></text:span><text:span text:style-name="T1"> 计算思维与</text:span><text:span text:style-name="T2">Python</text:span><text:span text:style-name="T1">编程入门 </text:span></text:p>
                  </text:list-item>
                  <text:list-item>
                    <text:p text:style-name="P18"><text:span text:style-name="Strong_20_Emphasis"><text:span text:style-name="T1">课时：</text:span></text:span><text:span text:style-name="T1"> 约 </text:span><text:span text:style-name="T2">10-15 </text:span><text:span text:style-name="T1">课时 </text:span></text:p>
                  </text:list-item>
                </text:list>
              </text:list-item>
            </text:list>
            <text:p text:style-name="P1"><text:span text:style-name="Strong_20_Emphasis"><text:span text:style-name="T1">学期三：</text:span></text:span></text:p>
            <text:list text:style-name="L11">
              <text:list-item>
                <text:p text:style-name="P19"><text:span text:style-name="Strong_20_Emphasis"><text:span text:style-name="T1">课程名称：互联网与网页初步</text:span></text:span><text:span text:style-name="T1"> </text:span></text:p>
                <text:list>
                  <text:list-item>
                    <text:p text:style-name="P19"><text:span text:style-name="Strong_20_Emphasis"><text:span text:style-name="T1">内容概要：</text:span></text:span><text:span text:style-name="T1"> 互联网基础知识、网页构成（</text:span><text:span text:style-name="T2">HTML </text:span><text:span text:style-name="T1">基础）、</text:span><text:span text:style-name="T2">CSS </text:span><text:span text:style-name="T1">基础、简单网页制作。 </text:span></text:p>
                  </text:list-item>
                  <text:list-item>
                    <text:p text:style-name="P19"><text:span text:style-name="Strong_20_Emphasis"><text:span text:style-name="T1">目标：</text:span></text:span><text:span text:style-name="T1"> 理解互联网原理，掌握网页制作的基本技能。 </text:span></text:p>
                  </text:list-item>
                  <text:list-item>
                    <text:p text:style-name="P19"><text:span text:style-name="Strong_20_Emphasis"><text:span text:style-name="T1">课时：</text:span></text:span><text:span text:style-name="T1"> 约 </text:span><text:span text:style-name="T2">8-12 </text:span><text:span text:style-name="T1">课时 </text:span></text:p>
                  </text:list-item>
                </text:list>
              </text:list-item>
            </text:list>
            <text:p text:style-name="P1"><text:span text:style-name="Strong_20_Emphasis"><text:span text:style-name="T1">学期四：</text:span></text:span></text:p>
            <text:list text:style-name="L12">
              <text:list-item>
                <text:p text:style-name="P20"><text:span text:style-name="Strong_20_Emphasis"><text:span text:style-name="T1">课程名称：互动网页与前端编程</text:span></text:span><text:span text:style-name="T1"> </text:span></text:p>
                <text:list>
                  <text:list-item>
                    <text:p text:style-name="P20"><text:span text:style-name="Strong_20_Emphasis"><text:span text:style-name="T1">内容概要：</text:span></text:span><text:span text:style-name="T1"> </text:span><text:span text:style-name="T2">JavaScript </text:span><text:span text:style-name="T1">基础、网页交互效果实现、信息安全与网络素养入门。 </text:span></text:p>
                  </text:list-item>
                  <text:list-item>
                    <text:p text:style-name="P20"><text:span text:style-name="Strong_20_Emphasis"><text:span text:style-name="T1">目标：</text:span></text:span><text:span text:style-name="T1"> 掌握为网页添加互动效果的技能，提高网络安全意识。 </text:span></text:p>
                  </text:list-item>
                  <text:list-item>
                    <text:p text:style-name="P20"><text:span text:style-name="Strong_20_Emphasis"><text:span text:style-name="T1">先修课程：</text:span></text:span><text:span text:style-name="T1"> 互联网与网页初步 </text:span></text:p>
                  </text:list-item>
                  <text:list-item>
                    <text:p text:style-name="P20"><text:span text:style-name="Strong_20_Emphasis"><text:span text:style-name="T1">课时：</text:span></text:span><text:span text:style-name="T1"> 约 </text:span><text:span text:style-name="T2">8-12 </text:span><text:span text:style-name="T1">课时 </text:span></text:p>
                  </text:list-item>
                </text:list>
              </text:list-item>
            </text:list>
            <text:p text:style-name="P1"><text:span text:style-name="Strong_20_Emphasis"><text:span text:style-name="T1">可选课程 </text:span></text:span><text:span text:style-name="Strong_20_Emphasis"><text:span text:style-name="T2">(</text:span></text:span><text:span text:style-name="Strong_20_Emphasis"><text:span text:style-name="T1">可以在学期中穿插或作为额外的兴趣课程</text:span></text:span><text:span text:style-name="Strong_20_Emphasis"><text:span text:style-name="T2">)</text:span></text:span><text:span text:style-name="Strong_20_Emphasis"><text:span text:style-name="T1">：</text:span></text:span></text:p>
            <text:list text:style-name="L13">
              <text:list-item>
                <text:p text:style-name="P21"><text:span text:style-name="Strong_20_Emphasis"><text:span text:style-name="T1">数据库入门与应用 </text:span></text:span><text:span text:style-name="Strong_20_Emphasis"><text:span text:style-name="T2">(</text:span></text:span><text:span text:style-name="Strong_20_Emphasis"><text:span text:style-name="T1">约 </text:span></text:span><text:span text:style-name="Strong_20_Emphasis"><text:span text:style-name="T2">5-10 </text:span></text:span><text:span text:style-name="Strong_20_Emphasis"><text:span text:style-name="T1">课时</text:span></text:span><text:span text:style-name="Strong_20_Emphasis"><text:span text:style-name="T2">)</text:span></text:span><text:span text:style-name="Strong_20_Emphasis"><text:span text:style-name="T1">：</text:span></text:span><text:span text:style-name="T1"> 可以安排在学期二或学期四之后。 </text:span></text:p>
              </text:list-item>
              <text:list-item>
                <text:p text:style-name="P21"><text:span text:style-name="Strong_20_Emphasis"><text:span text:style-name="T1">人工智能初体验 </text:span></text:span><text:span text:style-name="Strong_20_Emphasis"><text:span text:style-name="T2">(</text:span></text:span><text:span text:style-name="Strong_20_Emphasis"><text:span text:style-name="T1">约 </text:span></text:span><text:span text:style-name="Strong_20_Emphasis"><text:span text:style-name="T2">5-10 </text:span></text:span><text:span text:style-name="Strong_20_Emphasis"><text:span text:style-name="T1">课时</text:span></text:span><text:span text:style-name="Strong_20_Emphasis"><text:span text:style-name="T2">)</text:span></text:span><text:span text:style-name="Strong_20_Emphasis"><text:span text:style-name="T1">：</text:span></text:span><text:span text:style-name="T1"> 可以安排在学期二之后。 </text:span></text:p>
              </text:list-item>
              <text:list-item>
                <text:p text:style-name="P21"><text:span text:style-name="Strong_20_Emphasis"><text:span text:style-name="T1">创意项目实践 </text:span></text:span><text:span text:style-name="Strong_20_Emphasis"><text:span text:style-name="T2">(</text:span></text:span><text:span text:style-name="Strong_20_Emphasis"><text:span text:style-name="T1">约 </text:span></text:span><text:span text:style-name="Strong_20_Emphasis"><text:span text:style-name="T2">8-12 </text:span></text:span><text:span text:style-name="Strong_20_Emphasis"><text:span text:style-name="T1">课时</text:span></text:span><text:span text:style-name="Strong_20_Emphasis"><text:span text:style-name="T2">)</text:span></text:span><text:span text:style-name="Strong_20_Emphasis"><text:span text:style-name="T1">：</text:span></text:span><text:span text:style-name="T1"> 可以作为每个学期的期末项目，或者单独开设。 </text:span></text:p>
              </text:list-item>
            </text:list>
            <text:p text:style-name="P16"><text:span text:style-name="T1"/></text:p>
            <text:p text:style-name="P8"><text:span text:style-name="Strong_20_Emphasis"><text:span text:style-name="T1">更细致的课程表示例 </text:span></text:span><text:span text:style-name="Strong_20_Emphasis"><text:span text:style-name="T2">(</text:span></text:span><text:span text:style-name="Strong_20_Emphasis"><text:span text:style-name="T1">假设每周一次课，每次 </text:span></text:span><text:span text:style-name="Strong_20_Emphasis"><text:span text:style-name="T2">1.5 </text:span></text:span><text:span text:style-name="Strong_20_Emphasis"><text:span text:style-name="T1">小时</text:span></text:span><text:span text:style-name="Strong_20_Emphasis"><text:span text:style-name="T2">)</text:span></text:span><text:span text:style-name="Strong_20_Emphasis"><text:span text:style-name="T1">：</text:span></text:span></text:p>
            <table:table table:name="表格1" table:style-name="表格1">
              <table:table-column table:style-name="表格1.A"/>
              <table:table-column table:style-name="表格1.B"/>
              <table:table-column table:style-name="表格1.C"/>
              <table:table-column table:style-name="表格1.D"/>
              <table:table-column table:style-name="表格1.E"/>
              <table:table-row>
                <table:table-cell table:style-name="表格1.A1" office:value-type="string">
                  <text:p text:style-name="P22"><text:span text:style-name="Strong_20_Emphasis"><text:span text:style-name="T1">周次</text:span></text:span></text:p>
                </table:table-cell>
                <table:table-cell table:style-name="表格1.A1" office:value-type="string">
                  <text:p text:style-name="P22"><text:span text:style-name="Strong_20_Emphasis"><text:span text:style-name="T1">学期一：计算思维与</text:span></text:span><text:span text:style-name="Strong_20_Emphasis"><text:span text:style-name="T2">Python</text:span></text:span><text:span text:style-name="Strong_20_Emphasis"><text:span text:style-name="T1">编程入门</text:span></text:span></text:p>
                </table:table-cell>
                <table:table-cell table:style-name="表格1.A1" office:value-type="string">
                  <text:p text:style-name="P22"><text:span text:style-name="Strong_20_Emphasis"><text:span text:style-name="T1">学期二：</text:span></text:span><text:span text:style-name="Strong_20_Emphasis"><text:span text:style-name="T2">Python</text:span></text:span><text:span text:style-name="Strong_20_Emphasis"><text:span text:style-name="T1">编程进阶与应用</text:span></text:span></text:p>
                </table:table-cell>
                <table:table-cell table:style-name="表格1.A1" office:value-type="string">
                  <text:p text:style-name="P22"><text:span text:style-name="Strong_20_Emphasis"><text:span text:style-name="T1">学期三：互联网与网页初步</text:span></text:span></text:p>
                </table:table-cell>
                <table:table-cell table:style-name="表格1.A1" office:value-type="string">
                  <text:p text:style-name="P22"><text:span text:style-name="Strong_20_Emphasis"><text:span text:style-name="T1">学期四：互动网页与前端编程</text:span></text:span></text:p>
                </table:table-cell>
              </table:table-row>
              <table:table-row>
                <table:table-cell table:style-name="表格1.A1" office:value-type="string">
                  <text:p text:style-name="P23">1</text:p>
                </table:table-cell>
                <table:table-cell table:style-name="表格1.A1" office:value-type="string">
                  <text:p text:style-name="P24"><text:span text:style-name="T1">课程介绍、什么是计算机科学、计算机的组成 </text:span><text:span text:style-name="T2">(</text:span><text:span text:style-name="T1">硬件</text:span><text:span text:style-name="T2">)</text:span></text:p>
                </table:table-cell>
                <table:table-cell table:style-name="表格1.A1" office:value-type="string">
                  <text:p text:style-name="P24"><text:span text:style-name="T2">Python </text:span><text:span text:style-name="T1">列表 </text:span><text:span text:style-name="T2">(List) </text:span><text:span text:style-name="T1">的基本操作与应用</text:span></text:p>
                </table:table-cell>
                <table:table-cell table:style-name="表格1.A1" office:value-type="string">
                  <text:p text:style-name="P25">互联网的起源与发展、互联网的工作原理</text:p>
                </table:table-cell>
                <table:table-cell table:style-name="表格1.A1" office:value-type="string">
                  <text:p text:style-name="P24"><text:span text:style-name="T2">JavaScript </text:span><text:span text:style-name="T1">简介、如何在 </text:span><text:span text:style-name="T2">HTML </text:span><text:span text:style-name="T1">中引入 </text:span><text:span text:style-name="T2">JavaScript</text:span></text:p>
                </table:table-cell>
              </table:table-row>
              <table:table-row>
                <table:table-cell table:style-name="表格1.A1" office:value-type="string">
                  <text:p text:style-name="P23">2</text:p>
                </table:table-cell>
                <table:table-cell table:style-name="表格1.A1" office:value-type="string">
                  <text:p text:style-name="P24"><text:span text:style-name="T1">计算机的组成 </text:span><text:span text:style-name="T2">(</text:span><text:span text:style-name="T1">软件</text:span><text:span text:style-name="T2">)</text:span><text:span text:style-name="T1">、信息与数据、二进制初步</text:span></text:p>
                </table:table-cell>
                <table:table-cell table:style-name="表格1.A1" office:value-type="string">
                  <text:p text:style-name="P24"><text:span text:style-name="T2">Python </text:span><text:span text:style-name="T1">元组 </text:span><text:span text:style-name="T2">(Tuple) </text:span><text:span text:style-name="T1">和集合 </text:span><text:span text:style-name="T2">(Set) </text:span><text:span text:style-name="T1">的基本操作与应用</text:span></text:p>
                </table:table-cell>
                <table:table-cell table:style-name="表格1.A1" office:value-type="string">
                  <text:p text:style-name="P24"><text:span text:style-name="T1">浏览器的工作原理、网页的构成 </text:span><text:span text:style-name="T2">(HTML </text:span><text:span text:style-name="T1">基本标签</text:span><text:span text:style-name="T2">)</text:span></text:p>
                </table:table-cell>
                <table:table-cell table:style-name="表格1.A1" office:value-type="string">
                  <text:p text:style-name="P24"><text:span text:style-name="T2">JavaScript </text:span><text:span text:style-name="T1">的基本语法 </text:span><text:span text:style-name="T2">(</text:span><text:span text:style-name="T1">变量、数据类型、运算符</text:span><text:span text:style-name="T2">)</text:span></text:p>
                </table:table-cell>
              </table:table-row>
              <table:table-row>
                <table:table-cell table:style-name="表格1.A1" office:value-type="string">
                  <text:p text:style-name="P23">3</text:p>
                </table:table-cell>
                <table:table-cell table:style-name="表格1.A1" office:value-type="string">
                  <text:p text:style-name="P25">什么是算法、生活中的算法示例、流程图</text:p>
                </table:table-cell>
                <table:table-cell table:style-name="表格1.A1" office:value-type="string">
                  <text:p text:style-name="P24"><text:span text:style-name="T2">Python </text:span><text:span text:style-name="T1">字典 </text:span><text:span text:style-name="T2">(Dictionary) </text:span><text:span text:style-name="T1">的基本操作与应用</text:span></text:p>
                </table:table-cell>
                <table:table-cell table:style-name="表格1.A1" office:value-type="string">
                  <text:p text:style-name="P24"><text:span text:style-name="T2">HTML </text:span><text:span text:style-name="T1">常用标签 </text:span><text:span text:style-name="T2">(</text:span><text:span text:style-name="T1">文本、图片、链接</text:span><text:span text:style-name="T2">)</text:span></text:p>
                </table:table-cell>
                <table:table-cell table:style-name="表格1.A1" office:value-type="string">
                  <text:p text:style-name="P24"><text:span text:style-name="T2">JavaScript </text:span><text:span text:style-name="T1">的控制结构 </text:span><text:span text:style-name="T2">(</text:span><text:span text:style-name="T1">条件语句 </text:span><text:span text:style-name="T2">if/else)</text:span></text:p>
                </table:table-cell>
              </table:table-row>
              <table:table-row>
                <table:table-cell table:style-name="表格1.A1" office:value-type="string">
                  <text:p text:style-name="P23">4</text:p>
                </table:table-cell>
                <table:table-cell table:style-name="表格1.A1" office:value-type="string">
                  <text:p text:style-name="P24"><text:span text:style-name="T2">Python </text:span><text:span text:style-name="T1">环境搭建、第一个 </text:span><text:span text:style-name="T2">Python </text:span><text:span text:style-name="T1">程序、变量与数据类型</text:span></text:p>
                </table:table-cell>
                <table:table-cell table:style-name="表格1.A1" office:value-type="string">
                  <text:p text:style-name="P24"><text:span text:style-name="T2">Python </text:span><text:span text:style-name="T1">函数的定义与调用</text:span></text:p>
                </table:table-cell>
                <table:table-cell table:style-name="表格1.A1" office:value-type="string">
                  <text:p text:style-name="P24"><text:span text:style-name="T2">HTML </text:span><text:span text:style-name="T1">表格与表单</text:span></text:p>
                </table:table-cell>
                <table:table-cell table:style-name="表格1.A1" office:value-type="string">
                  <text:p text:style-name="P24"><text:span text:style-name="T2">JavaScript </text:span><text:span text:style-name="T1">的控制结构 </text:span><text:span text:style-name="T2">(</text:span><text:span text:style-name="T1">循环语句 </text:span><text:span text:style-name="T2">for/while)</text:span></text:p>
                </table:table-cell>
              </table:table-row>
              <table:table-row>
                <table:table-cell table:style-name="表格1.A1" office:value-type="string">
                  <text:p text:style-name="P23">5</text:p>
                </table:table-cell>
                <table:table-cell table:style-name="表格1.A1" office:value-type="string">
                  <text:p text:style-name="P25">运算符与表达式</text:p>
                </table:table-cell>
                <table:table-cell table:style-name="表格1.A1" office:value-type="string">
                  <text:p text:style-name="P25">函数的参数与返回值</text:p>
                </table:table-cell>
                <table:table-cell table:style-name="表格1.A1" office:value-type="string">
                  <text:p text:style-name="P24"><text:span text:style-name="T2">CSS </text:span><text:span text:style-name="T1">简介、</text:span><text:span text:style-name="T2">CSS </text:span><text:span text:style-name="T1">的引入方式、</text:span><text:span text:style-name="T2">CSS </text:span><text:span text:style-name="T1">选择器 </text:span><text:span text:style-name="T2">(</text:span><text:span text:style-name="T1">元素、类、</text:span><text:span text:style-name="T2">ID)</text:span></text:p>
                </table:table-cell>
                <table:table-cell table:style-name="表格1.A1" office:value-type="string">
                  <text:p text:style-name="P24"><text:span text:style-name="T2">JavaScript </text:span><text:span text:style-name="T1">操作网页元素 </text:span><text:span text:style-name="T2">(DOM) - </text:span><text:span text:style-name="T1">获取元素</text:span></text:p>
                </table:table-cell>
              </table:table-row>
              <table:table-row>
                <table:table-cell table:style-name="表格1.A1" office:value-type="string">
                  <text:p text:style-name="P23">6</text:p>
                </table:table-cell>
                <table:table-cell table:style-name="表格1.A1" office:value-type="string">
                  <text:p text:style-name="P25">输入与输出</text:p>
                </table:table-cell>
                <table:table-cell table:style-name="表格1.A1" office:value-type="string">
                  <text:p text:style-name="P24"><text:span text:style-name="T2">Python </text:span><text:span text:style-name="T1">模块的概念与导入 </text:span><text:span text:style-name="T2">(</text:span><text:span text:style-name="T1">例如：</text:span><text:span text:style-name="T2">math </text:span><text:span text:style-name="T1">模块</text:span><text:span text:style-name="T2">)</text:span></text:p>
                </table:table-cell>
                <table:table-cell table:style-name="表格1.A1" office:value-type="string">
                  <text:p text:style-name="P24"><text:span text:style-name="T2">CSS </text:span><text:span text:style-name="T1">常用属性 </text:span><text:span text:style-name="T2">(</text:span><text:span text:style-name="T1">颜色、字体、背景</text:span><text:span text:style-name="T2">)</text:span></text:p>
                </table:table-cell>
                <table:table-cell table:style-name="表格1.A1" office:value-type="string">
                  <text:p text:style-name="P24"><text:span text:style-name="T2">JavaScript </text:span><text:span text:style-name="T1">操作网页元素 </text:span><text:span text:style-name="T2">(DOM) - </text:span><text:span text:style-name="T1">修改元素内容和样式</text:span></text:p>
                </table:table-cell>
              </table:table-row>
              <table:table-row>
                <table:table-cell table:style-name="表格1.A1" office:value-type="string">
                  <text:p text:style-name="P23">7</text:p>
                </table:table-cell>
                <table:table-cell table:style-name="表格1.A1" office:value-type="string">
                  <text:p text:style-name="P24"><text:span text:style-name="T1">控制结构 </text:span><text:span text:style-name="T2">(</text:span><text:span text:style-name="T1">顺序结构</text:span><text:span text:style-name="T2">)</text:span></text:p>
                </table:table-cell>
                <table:table-cell table:style-name="表格1.A1" office:value-type="string">
                  <text:p text:style-name="P25">自定义模块的创建与使用</text:p>
                </table:table-cell>
                <table:table-cell table:style-name="表格1.A1" office:value-type="string">
                  <text:p text:style-name="P24"><text:span text:style-name="T2">CSS </text:span><text:span text:style-name="T1">盒模型 </text:span><text:span text:style-name="T2">(Box Model)</text:span></text:p>
                </table:table-cell>
                <table:table-cell table:style-name="表格1.A1" office:value-type="string">
                  <text:p text:style-name="P24"><text:span text:style-name="T2">JavaScript </text:span><text:span text:style-name="T1">事件处理 </text:span><text:span text:style-name="T2">(</text:span><text:span text:style-name="T1">例如：点击事件</text:span><text:span text:style-name="T2">)</text:span></text:p>
                </table:table-cell>
              </table:table-row>
              <table:table-row>
                <table:table-cell table:style-name="表格1.A1" office:value-type="string">
                  <text:p text:style-name="P23">8</text:p>
                </table:table-cell>
                <table:table-cell table:style-name="表格1.A1" office:value-type="string">
                  <text:p text:style-name="P24"><text:span text:style-name="T1">控制结构 </text:span><text:span text:style-name="T2">(</text:span><text:span text:style-name="T1">选择结构 </text:span><text:span text:style-name="T2">if/else)</text:span></text:p>
                </table:table-cell>
                <table:table-cell table:style-name="表格1.A1" office:value-type="string">
                  <text:p text:style-name="P24"><text:span text:style-name="T1">面向对象编程初步 </text:span><text:span text:style-name="T2">(</text:span><text:span text:style-name="T1">类的概念与简单应用</text:span><text:span text:style-name="T2">)</text:span></text:p>
                </table:table-cell>
                <table:table-cell table:style-name="表格1.A1" office:value-type="string">
                  <text:p text:style-name="P24"><text:span text:style-name="T2">CSS </text:span><text:span text:style-name="T1">布局初步 </text:span><text:span text:style-name="T2">(</text:span><text:span text:style-name="T1">例如：</text:span><text:span text:style-name="T2">Flexbox </text:span><text:span text:style-name="T1">或 </text:span><text:span text:style-name="T2">Grid </text:span><text:span text:style-name="T1">简介</text:span><text:span text:style-name="T2">)</text:span></text:p>
                </table:table-cell>
                <table:table-cell table:style-name="表格1.A1" office:value-type="string">
                  <text:p text:style-name="P24"><text:span text:style-name="T2">JavaScript </text:span><text:span text:style-name="T1">常用事件 </text:span><text:span text:style-name="T2">(</text:span><text:span text:style-name="T1">例如：鼠标事件、键盘事件</text:span><text:span text:style-name="T2">)</text:span></text:p>
                </table:table-cell>
              </table:table-row>
              <table:table-row>
                <table:table-cell table:style-name="表格1.A1" office:value-type="string">
                  <text:p text:style-name="P23">9</text:p>
                </table:table-cell>
                <table:table-cell table:style-name="表格1.A1" office:value-type="string">
                  <text:p text:style-name="P24"><text:span text:style-name="T1">控制结构 </text:span><text:span text:style-name="T2">(</text:span><text:span text:style-name="T1">循环结构 </text:span><text:span text:style-name="T2">for </text:span><text:span text:style-name="T1">循环</text:span><text:span text:style-name="T2">)</text:span></text:p>
                </table:table-cell>
                <table:table-cell table:style-name="表格1.A1" office:value-type="string">
                  <text:p text:style-name="P24"><text:span text:style-name="T1">异常处理 </text:span><text:span text:style-name="T2">(try...except)</text:span></text:p>
                </table:table-cell>
                <table:table-cell table:style-name="表格1.A1" office:value-type="string">
                  <text:p text:style-name="P25">简单的网页布局练习</text:p>
                </table:table-cell>
                <table:table-cell table:style-name="表格1.A1" office:value-type="string">
                  <text:p text:style-name="P25">信息安全基础：密码安全、防病毒</text:p>
                </table:table-cell>
              </table:table-row>
              <table:table-row>
                <table:table-cell table:style-name="表格1.A1" office:value-type="string">
                  <text:p text:style-name="P23">10</text:p>
                </table:table-cell>
                <table:table-cell table:style-name="表格1.A1" office:value-type="string">
                  <text:p text:style-name="P24"><text:span text:style-name="T1">控制结构 </text:span><text:span text:style-name="T2">(</text:span><text:span text:style-name="T1">循环结构 </text:span><text:span text:style-name="T2">while </text:span><text:span text:style-name="T1">循环</text:span><text:span text:style-name="T2">)</text:span></text:p>
                </table:table-cell>
                <table:table-cell table:style-name="表格1.A1" office:value-type="string">
                  <text:p text:style-name="P24"><text:span text:style-name="T1">文件操作 </text:span><text:span text:style-name="T2">(</text:span><text:span text:style-name="T1">读写文件</text:span><text:span text:style-name="T2">)</text:span></text:p>
                </table:table-cell>
                <table:table-cell table:style-name="表格1.A1" office:value-type="string">
                  <text:p text:style-name="P25">搜索引擎的使用技巧与注意事项</text:p>
                </table:table-cell>
                <table:table-cell table:style-name="表格1.A1" office:value-type="string">
                  <text:p text:style-name="P25">网络素养：文明上网、辨别网络谣言</text:p>
                </table:table-cell>
              </table:table-row>
              <table:table-row>
                <table:table-cell table:style-name="表格1.A1" office:value-type="string">
                  <text:p text:style-name="P23">11</text:p>
                </table:table-cell>
                <table:table-cell table:style-name="表格1.A1" office:value-type="string">
                  <text:p text:style-name="P25">综合练习：使用控制结构解决简单问题</text:p>
                </table:table-cell>
                <table:table-cell table:style-name="表格1.A1" office:value-type="string">
                  <text:p text:style-name="P25">综合练习：编写使用函数和模块的程序</text:p>
                </table:table-cell>
                <table:table-cell table:style-name="表格1.A1" office:value-type="string">
                  <text:p text:style-name="P25">综合练习：制作一个简单的个人网页</text:p>
                </table:table-cell>
                <table:table-cell table:style-name="表格1.A1" office:value-type="string">
                  <text:p text:style-name="P25">综合练习：为网页添加简单的交互功能</text:p>
                </table:table-cell>
              </table:table-row>
              <table:table-row>
                <table:table-cell table:style-name="表格1.A1" office:value-type="string">
                  <text:p text:style-name="P23">12-15</text:p>
                </table:table-cell>
                <table:table-cell table:style-name="表格1.A1" office:value-type="string">
                  <text:p text:style-name="P26"><text:span text:style-name="Strong_20_Emphasis"><text:span text:style-name="T1">期末项目 </text:span></text:span><text:span text:style-name="Strong_20_Emphasis"><text:span text:style-name="T2">(</text:span></text:span><text:span text:style-name="Strong_20_Emphasis"><text:span text:style-name="T1">可选</text:span></text:span><text:span text:style-name="Strong_20_Emphasis"><text:span text:style-name="T2">)</text:span></text:span><text:span text:style-name="Strong_20_Emphasis"><text:span text:style-name="T1">：</text:span></text:span><text:span text:style-name="T1"> 将所学知识应用于一个小项目</text:span></text:p>
                </table:table-cell>
                <table:table-cell table:style-name="表格1.A1" office:value-type="string">
                  <text:p text:style-name="P26"><text:span text:style-name="Strong_20_Emphasis"><text:span text:style-name="T1">期末项目 </text:span></text:span><text:span text:style-name="Strong_20_Emphasis"><text:span text:style-name="T2">(</text:span></text:span><text:span text:style-name="Strong_20_Emphasis"><text:span text:style-name="T1">可选</text:span></text:span><text:span text:style-name="Strong_20_Emphasis"><text:span text:style-name="T2">)</text:span></text:span><text:span text:style-name="Strong_20_Emphasis"><text:span text:style-name="T1">：</text:span></text:span><text:span text:style-name="T1"> 开发一个简单的 </text:span><text:span text:style-name="T2">Python </text:span><text:span text:style-name="T1">应用或工具</text:span></text:p>
                </table:table-cell>
                <table:table-cell table:style-name="表格1.A1" office:value-type="string">
                  <text:p text:style-name="P26"><text:span text:style-name="Strong_20_Emphasis"><text:span text:style-name="T1">期末项目 </text:span></text:span><text:span text:style-name="Strong_20_Emphasis"><text:span text:style-name="T2">(</text:span></text:span><text:span text:style-name="Strong_20_Emphasis"><text:span text:style-name="T1">可选</text:span></text:span><text:span text:style-name="Strong_20_Emphasis"><text:span text:style-name="T2">)</text:span></text:span><text:span text:style-name="Strong_20_Emphasis"><text:span text:style-name="T1">：</text:span></text:span><text:span text:style-name="T1"> 设计并实现一个包含多个页面的网站</text:span></text:p>
                </table:table-cell>
                <table:table-cell table:style-name="表格1.A1" office:value-type="string">
                  <text:p text:style-name="P26"><text:span text:style-name="Strong_20_Emphasis"><text:span text:style-name="T1">期末项目 </text:span></text:span><text:span text:style-name="Strong_20_Emphasis"><text:span text:style-name="T2">(</text:span></text:span><text:span text:style-name="Strong_20_Emphasis"><text:span text:style-name="T1">可选</text:span></text:span><text:span text:style-name="Strong_20_Emphasis"><text:span text:style-name="T2">)</text:span></text:span><text:span text:style-name="Strong_20_Emphasis"><text:span text:style-name="T1">：</text:span></text:span><text:span text:style-name="T1"> 开发具有一定交互功能的网页应用</text:span></text:p>
                </table:table-cell>
              </table:table-row>
            </table:table>
            <text:p text:style-name="P1"/>
            <text:p text:style-name="P27"><text:span text:style-name="T4">课程名称</text:span><text:span text:style-name="T5">: </text:span><text:span text:style-name="T4">【引领未来】青少年计算机科学探索之旅</text:span><text:span text:style-name="T5"><text:line-break/></text:span><text:span text:style-name="T4">目标人群</text:span><text:span text:style-name="T5">: </text:span><text:span text:style-name="T4">中学生（</text:span><text:span text:style-name="T5">12-16</text:span><text:span text:style-name="T4">岁，初中生为主）</text:span><text:span text:style-name="T5"><text:line-break/></text:span><text:span text:style-name="T4">课程时长</text:span><text:span text:style-name="T5">: 4</text:span><text:span text:style-name="T4">个学期，每学期</text:span><text:span text:style-name="T5">12</text:span><text:span text:style-name="T4">周，每周</text:span><text:span text:style-name="T5">1</text:span><text:span text:style-name="T4">次课，每次</text:span><text:span text:style-name="T5">1.5</text:span><text:span text:style-name="T4">小时（可根据需求调整）</text:span><text:span text:style-name="T5"><text:line-break/></text:span><text:span text:style-name="T4">教学目标</text:span><text:span text:style-name="T5">: </text:span></text:p>
            <text:list text:style-name="L14">
              <text:list-item>
                <text:p text:style-name="P28">掌握计算机科学基础知识和编程技能 </text:p>
              </text:list-item>
              <text:list-item>
                <text:p text:style-name="P28">培养逻辑思维、问题解决能力和创新精神 </text:p>
              </text:list-item>
              <text:list-item>
                <text:p text:style-name="P29"><text:span text:style-name="T6">了解前沿科技（如</text:span><text:span text:style-name="T7">AI</text:span><text:span text:style-name="T6">、互联网），为未来发展奠定基础</text:span></text:p>
              </text:list-item>
            </text:list>
            <text:p text:style-name="P30">课程模块与安排</text:p>
            <text:p text:style-name="P31"><text:span text:style-name="T6">学期一：计算思维与</text:span><text:span text:style-name="T7">Python</text:span><text:span text:style-name="T6">编程入门（</text:span><text:span text:style-name="T7">12</text:span><text:span text:style-name="T6">周） </text:span></text:p>
            <text:list text:style-name="L15">
              <text:list-item>
                <text:p text:style-name="P32"><text:span text:style-name="T6">内容</text:span><text:span text:style-name="T7">: </text:span></text:p>
                <text:list>
                  <text:list-item>
                    <text:p text:style-name="P33">计算机科学简介、硬件与软件基础、二进制与数据 </text:p>
                  </text:list-item>
                  <text:list-item>
                    <text:p text:style-name="P33">计算思维：算法、流程图、问题分解 </text:p>
                  </text:list-item>
                  <text:list-item>
                    <text:p text:style-name="P32"><text:span text:style-name="T7">Python</text:span><text:span text:style-name="T6">入门：变量、数据类型、运算符、输入输出、条件语句（</text:span><text:span text:style-name="T7">if-else</text:span><text:span text:style-name="T6">）、循环（</text:span><text:span text:style-name="T7">for/while</text:span><text:span text:style-name="T6">）</text:span></text:p>
                  </text:list-item>
                </text:list>
              </text:list-item>
              <text:list-item>
                <text:p text:style-name="P32"><text:span text:style-name="T6">活动与项目</text:span><text:span text:style-name="T7">: </text:span></text:p>
                <text:list>
                  <text:list-item>
                    <text:p text:style-name="P33">编写“猜数字”游戏 </text:p>
                  </text:list-item>
                  <text:list-item>
                    <text:p text:style-name="P33">期末项目：设计一个简单的计算器或小工具</text:p>
                  </text:list-item>
                </text:list>
              </text:list-item>
              <text:list-item>
                <text:p text:style-name="P32"><text:span text:style-name="T6">学习收获</text:span><text:span text:style-name="T7">: </text:span><text:span text:style-name="T6">掌握编程基础，培养逻辑思维，体验代码的乐趣</text:span></text:p>
              </text:list-item>
            </text:list>
            <text:p text:style-name="P31"><text:span text:style-name="T6">学期二：</text:span><text:span text:style-name="T7">Python</text:span><text:span text:style-name="T6">编程进阶与应用（</text:span><text:span text:style-name="T7">12</text:span><text:span text:style-name="T6">周） </text:span></text:p>
            <text:list text:style-name="L16">
              <text:list-item>
                <text:p text:style-name="P34"><text:span text:style-name="T6">内容</text:span><text:span text:style-name="T7">: </text:span></text:p>
                <text:list>
                  <text:list-item>
                    <text:p text:style-name="P35">数据结构：列表、元组、字典 </text:p>
                  </text:list-item>
                  <text:list-item>
                    <text:p text:style-name="P35">函数与模块：定义、调用、复用代码 </text:p>
                  </text:list-item>
                  <text:list-item>
                    <text:p text:style-name="P35">文件操作与异常处理 </text:p>
                  </text:list-item>
                  <text:list-item>
                    <text:p text:style-name="P35">应用案例：数据分析、文本处理、图形绘制</text:p>
                  </text:list-item>
                </text:list>
              </text:list-item>
              <text:list-item>
                <text:p text:style-name="P34"><text:span text:style-name="T6">活动与项目</text:span><text:span text:style-name="T7">: </text:span></text:p>
                <text:list>
                  <text:list-item>
                    <text:p text:style-name="P35">编写“成绩管理器”处理学生分数 </text:p>
                  </text:list-item>
                  <text:list-item>
                    <text:p text:style-name="P35">期末项目：开发一个实用工具（如日程提醒或单词计数器）</text:p>
                  </text:list-item>
                </text:list>
              </text:list-item>
              <text:list-item>
                <text:p text:style-name="P34"><text:span text:style-name="T6">学习收获</text:span><text:span text:style-name="T7">: </text:span><text:span text:style-name="T6">提升编程能力，理解代码在现实中的应用</text:span></text:p>
              </text:list-item>
            </text:list>
            <text:p text:style-name="P31"><text:span text:style-name="T6">学期三：互联网与网页初步（</text:span><text:span text:style-name="T7">12</text:span><text:span text:style-name="T6">周） </text:span></text:p>
            <text:list text:style-name="L17">
              <text:list-item>
                <text:p text:style-name="P36"><text:span text:style-name="T6">内容</text:span><text:span text:style-name="T7">: </text:span></text:p>
                <text:list>
                  <text:list-item>
                    <text:p text:style-name="P37">互联网原理、浏览器工作机制 </text:p>
                  </text:list-item>
                  <text:list-item>
                    <text:p text:style-name="P36"><text:span text:style-name="T7">HTML</text:span><text:span text:style-name="T6">基础：标签、表格、表单 </text:span></text:p>
                  </text:list-item>
                  <text:list-item>
                    <text:p text:style-name="P36"><text:span text:style-name="T7">CSS</text:span><text:span text:style-name="T6">基础：样式、盒模型、简单布局（</text:span><text:span text:style-name="T7">Flexbox</text:span><text:span text:style-name="T6">）</text:span></text:p>
                  </text:list-item>
                </text:list>
              </text:list-item>
              <text:list-item>
                <text:p text:style-name="P36"><text:span text:style-name="T6">活动与项目</text:span><text:span text:style-name="T7">: </text:span></text:p>
                <text:list>
                  <text:list-item>
                    <text:p text:style-name="P37">制作个人介绍网页 </text:p>
                  </text:list-item>
                  <text:list-item>
                    <text:p text:style-name="P37">期末项目：设计一个多页面的静态网站（如兴趣展示页）</text:p>
                  </text:list-item>
                </text:list>
              </text:list-item>
              <text:list-item>
                <text:p text:style-name="P36"><text:span text:style-name="T6">学习收获</text:span><text:span text:style-name="T7">: </text:span><text:span text:style-name="T6">理解网页构建原理，掌握网页设计基础技能</text:span></text:p>
              </text:list-item>
            </text:list>
            <text:p text:style-name="P31"><text:span text:style-name="T6">学期四：互动网页与前端编程（</text:span><text:span text:style-name="T7">12</text:span><text:span text:style-name="T6">周） </text:span></text:p>
            <text:list text:style-name="L18">
              <text:list-item>
                <text:p text:style-name="P38"><text:span text:style-name="T6">内容</text:span><text:span text:style-name="T7">: </text:span></text:p>
                <text:list>
                  <text:list-item>
                    <text:p text:style-name="P38"><text:span text:style-name="T7">JavaScript</text:span><text:span text:style-name="T6">基础：变量、条件、循环、</text:span><text:span text:style-name="T7">DOM</text:span><text:span text:style-name="T6">操作 </text:span></text:p>
                  </text:list-item>
                  <text:list-item>
                    <text:p text:style-name="P39">网页交互：事件处理（点击、鼠标事件） </text:p>
                  </text:list-item>
                  <text:list-item>
                    <text:p text:style-name="P39">网络素养与安全：密码保护、信息辨别</text:p>
                  </text:list-item>
                </text:list>
              </text:list-item>
              <text:list-item>
                <text:p text:style-name="P38"><text:span text:style-name="T6">活动与项目</text:span><text:span text:style-name="T7">: </text:span></text:p>
                <text:list>
                  <text:list-item>
                    <text:p text:style-name="P39">为网页添加交互功能（如按钮切换图片） </text:p>
                  </text:list-item>
                  <text:list-item>
                    <text:p text:style-name="P39">期末项目：开发一个动态网页（如待办事项列表或简单游戏）</text:p>
                  </text:list-item>
                </text:list>
              </text:list-item>
              <text:list-item>
                <text:p text:style-name="P38"><text:soft-page-break/><text:span text:style-name="T6">学习收获</text:span><text:span text:style-name="T7">: </text:span><text:span text:style-name="T6">掌握网页互动技能，提升网络安全意识</text:span></text:p>
              </text:list-item>
            </text:list>
            <text:p text:style-name="P31"><text:span text:style-name="T6">可选进阶课程（根据兴趣选修，</text:span><text:span text:style-name="T7">5-10</text:span><text:span text:style-name="T6">课时）</text:span><text:span text:style-name="T7">: </text:span></text:p>
            <text:list text:style-name="L19">
              <text:list-item>
                <text:p text:style-name="P40"><text:span text:style-name="T6">数据库入门与应用</text:span><text:span text:style-name="T7">: </text:span><text:span text:style-name="T6">数据存储与管理基础 </text:span></text:p>
              </text:list-item>
              <text:list-item>
                <text:p text:style-name="P40"><text:span text:style-name="T6">人工智能初体验</text:span><text:span text:style-name="T7">: AI</text:span><text:span text:style-name="T6">原理与简单应用 </text:span></text:p>
              </text:list-item>
              <text:list-item>
                <text:p text:style-name="P40"><text:span text:style-name="T6">创意项目实践</text:span><text:span text:style-name="T7">: </text:span><text:span text:style-name="T6">综合运用所学，开发个性化项目</text:span></text:p>
              </text:list-item>
            </text:list>
            <text:p text:style-name="P31"><text:span text:style-name="T6">教学方法</text:span><text:span text:style-name="T7">: </text:span></text:p>
            <text:list text:style-name="L20">
              <text:list-item>
                <text:p text:style-name="P41"><text:span text:style-name="T6">案例式教学</text:span><text:span text:style-name="T7">: </text:span><text:span text:style-name="T6">用生活中的例子（如游戏设计）讲解抽象概念 </text:span></text:p>
              </text:list-item>
              <text:list-item>
                <text:p text:style-name="P41"><text:span text:style-name="T6">项目式学习</text:span><text:span text:style-name="T7">: </text:span><text:span text:style-name="T6">每模块结束时完成小项目，学以致用 </text:span></text:p>
              </text:list-item>
              <text:list-item>
                <text:p text:style-name="P41"><text:span text:style-name="T6">动手实践</text:span><text:span text:style-name="T7">: </text:span><text:span text:style-name="T6">通过在线工具（</text:span><text:span text:style-name="T7">Python</text:span><text:span text:style-name="T6">、</text:span><text:span text:style-name="T7">CodePen</text:span><text:span text:style-name="T6">等）实时练习 </text:span></text:p>
              </text:list-item>
              <text:list-item>
                <text:p text:style-name="P41"><text:span text:style-name="T6">个性化指导</text:span><text:span text:style-name="T7">: </text:span><text:span text:style-name="T6">小班教学，关注每位学生进度</text:span></text:p>
              </text:list-item>
            </text:list>
            <text:p text:style-name="Horizontal_20_Line"/>
            <text:p text:style-name="P30">宣传材料</text:p>
            <text:p text:style-name="P42"><text:span text:style-name="T6">标题</text:span><text:span text:style-name="T7">: </text:span><text:span text:style-name="T6">【引领未来】青少年计算机科学探索之旅 </text:span></text:p>
            <text:p text:style-name="P42"><text:span text:style-name="T6">宣传语</text:span><text:span text:style-name="T7">:<text:line-break/>“</text:span><text:span text:style-name="T6">点燃好奇心，掌握未来技能！带您的孩子走进计算机科学的奇妙世界！”</text:span></text:p>
            <text:p text:style-name="P42"><text:span text:style-name="T6">致家长的一封信</text:span><text:span text:style-name="T7">:<text:line-break/></text:span><text:span text:style-name="T6">尊敬的家长，</text:span><text:span text:style-name="T7"><text:line-break/></text:span><text:span text:style-name="T6">在快速发展的数字时代，计算机科学不仅是技能，更是孩子未来的核心竞争力。它能培养逻辑思维、问题解决能力和创新精神，帮助孩子在学业和生活中脱颖而出。我们的【引领未来】青少年计算机科学探索之旅，专为中学生量身打造，通过生动有趣的课程，让孩子轻松入门计算机科学，掌握面向未来的“通行证”。 </text:span></text:p>
            <text:p text:style-name="P31"><text:span text:style-name="T6">课程特色</text:span><text:span text:style-name="T7">: </text:span></text:p>
            <text:list text:style-name="L21">
              <text:list-item>
                <text:p text:style-name="P43"><text:span text:style-name="T6">系统化学习</text:span><text:span text:style-name="T7">: </text:span><text:span text:style-name="T6">从零基础到实战应用，循序渐进 </text:span></text:p>
              </text:list-item>
              <text:list-item>
                <text:p text:style-name="P43"><text:span text:style-name="T6">趣味教学</text:span><text:span text:style-name="T7">: </text:span><text:span text:style-name="T6">互动课堂、游戏化练习，激发兴趣 </text:span></text:p>
              </text:list-item>
              <text:list-item>
                <text:p text:style-name="P43"><text:span text:style-name="T6">实战技能</text:span><text:span text:style-name="T7">: </text:span><text:span text:style-name="T6">编写代码、设计网页，学以致用 </text:span></text:p>
              </text:list-item>
              <text:list-item>
                <text:p text:style-name="P43"><text:span text:style-name="T6">面向未来</text:span><text:span text:style-name="T7">: </text:span><text:span text:style-name="T6">探索</text:span><text:span text:style-name="T7">AI</text:span><text:span text:style-name="T6">、互联网等前沿科技 </text:span></text:p>
              </text:list-item>
              <text:list-item>
                <text:p text:style-name="P43"><text:span text:style-name="T6">专业团队</text:span><text:span text:style-name="T7">: </text:span><text:span text:style-name="T6">全栈开发工程师亲自授课，品质保证</text:span></text:p>
              </text:list-item>
            </text:list>
            <text:p text:style-name="P31"><text:span text:style-name="T6">课程模块一览</text:span><text:span text:style-name="T7">: </text:span></text:p>
            <text:list text:style-name="L22">
              <text:list-item>
                <text:p text:style-name="P44"><text:span text:style-name="T6">计算思维与</text:span><text:span text:style-name="T7">Python</text:span><text:span text:style-name="T6">编程入门（</text:span><text:span text:style-name="T7">12</text:span><text:span text:style-name="T6">周） </text:span></text:p>
                <text:list>
                  <text:list-item>
                    <text:p text:style-name="P44"><text:span text:style-name="T6">探索计算机世界的奥秘，学会用</text:span><text:span text:style-name="T7">Python</text:span><text:span text:style-name="T6">写出第一个程序 </text:span></text:p>
                  </text:list-item>
                  <text:list-item>
                    <text:p text:style-name="P44"><text:span text:style-name="T6">收获：逻辑思维</text:span><text:span text:style-name="T7">+</text:span><text:span text:style-name="T6">编程基础</text:span></text:p>
                  </text:list-item>
                </text:list>
              </text:list-item>
              <text:list-item>
                <text:p text:style-name="P44"><text:span text:style-name="T7">Python</text:span><text:span text:style-name="T6">编程进阶与应用（</text:span><text:span text:style-name="T7">12</text:span><text:span text:style-name="T6">周） </text:span></text:p>
                <text:list>
                  <text:list-item>
                    <text:p text:style-name="P45">深入数据处理，开发实用小工具 </text:p>
                  </text:list-item>
                  <text:list-item>
                    <text:p text:style-name="P45">收获：复杂问题解决能力</text:p>
                  </text:list-item>
                </text:list>
              </text:list-item>
              <text:list-item>
                <text:p text:style-name="P44"><text:span text:style-name="T6">互联网与网页初步（</text:span><text:span text:style-name="T7">12</text:span><text:span text:style-name="T6">周） </text:span></text:p>
                <text:list>
                  <text:list-item>
                    <text:p text:style-name="P44"><text:span text:style-name="T6">掌握</text:span><text:span text:style-name="T7">HTML</text:span><text:span text:style-name="T6">和</text:span><text:span text:style-name="T7">CSS</text:span><text:span text:style-name="T6">，打造个人网页 </text:span></text:p>
                  </text:list-item>
                  <text:list-item>
                    <text:p text:style-name="P45">收获：网页设计技能</text:p>
                  </text:list-item>
                </text:list>
              </text:list-item>
              <text:list-item>
                <text:p text:style-name="P44"><text:span text:style-name="T6">互动网页与前端编程（</text:span><text:span text:style-name="T7">12</text:span><text:span text:style-name="T6">周） </text:span></text:p>
                <text:list>
                  <text:list-item>
                    <text:p text:style-name="P44"><text:span text:style-name="T6">用</text:span><text:span text:style-name="T7">JavaScript</text:span><text:span text:style-name="T6">让网页“动”起来，提升网络素养 </text:span></text:p>
                  </text:list-item>
                  <text:list-item>
                    <text:p text:style-name="P44"><text:span text:style-name="T6">收获：互动编程</text:span><text:span text:style-name="T7">+</text:span><text:span text:style-name="T6">安全意识</text:span></text:p>
                  </text:list-item>
                </text:list>
              </text:list-item>
              <text:list-item>
                <text:p text:style-name="P44"><text:span text:style-name="T6">可选进阶</text:span><text:span text:style-name="T7">: </text:span><text:span text:style-name="T6">数据库、</text:span><text:span text:style-name="T7">AI</text:span><text:span text:style-name="T6">、创意项目（按需选修）</text:span></text:p>
              </text:list-item>
            </text:list>
            <text:p text:style-name="P46">为什么选择我们？ </text:p>
            <text:list text:style-name="L23">
              <text:list-item>
                <text:p text:style-name="P47"><text:span text:style-name="T6">资深导师</text:span><text:span text:style-name="T7">: </text:span><text:span text:style-name="T6">由全栈开发工程师授课，确保前沿实用 </text:span></text:p>
              </text:list-item>
              <text:list-item>
                <text:p text:style-name="P47"><text:span text:style-name="T6">深入浅出</text:span><text:span text:style-name="T7">: </text:span><text:span text:style-name="T6">系统课程设计，专为中学生优化 </text:span></text:p>
              </text:list-item>
              <text:list-item>
                <text:p text:style-name="P47"><text:soft-page-break/><text:span text:style-name="T6">未来竞争力</text:span><text:span text:style-name="T7">: </text:span><text:span text:style-name="T6">技术</text:span><text:span text:style-name="T7">+</text:span><text:span text:style-name="T6">思维双提升，助力孩子长远发展</text:span></text:p>
              </text:list-item>
            </text:list>
            <text:p text:style-name="P31"><text:span text:style-name="T6">报名信息</text:span><text:span text:style-name="T7">: </text:span></text:p>
            <text:list text:style-name="L24">
              <text:list-item>
                <text:p text:style-name="P48"><text:span text:style-name="T6">开课时间</text:span><text:span text:style-name="T7">: 2025</text:span><text:span text:style-name="T6">年</text:span><text:span text:style-name="T7">4</text:span><text:span text:style-name="T6">月起，每周六下午</text:span><text:span text:style-name="T7">2:00-3:30 </text:span></text:p>
              </text:list-item>
              <text:list-item>
                <text:p text:style-name="P48"><text:span text:style-name="T6">地点</text:span><text:span text:style-name="T7">: [</text:span><text:span text:style-name="T6">填写具体地点</text:span><text:span text:style-name="T7">] </text:span></text:p>
              </text:list-item>
              <text:list-item>
                <text:p text:style-name="P48"><text:span text:style-name="T6">费用</text:span><text:span text:style-name="T7">: [</text:span><text:span text:style-name="T6">填写具体费用，或“首课免费试听”</text:span><text:span text:style-name="T7">] </text:span></text:p>
              </text:list-item>
              <text:list-item>
                <text:p text:style-name="P48"><text:span text:style-name="T6">报名方式</text:span><text:span text:style-name="T7">: </text:span><text:span text:style-name="T6">扫描下方二维码，或拨打</text:span><text:span text:style-name="T7">[</text:span><text:span text:style-name="T6">电话号码</text:span><text:span text:style-name="T7">]</text:span></text:p>
              </text:list-item>
            </text:list>
            <text:p text:style-name="P42"><text:span text:style-name="T6">家长见证</text:span><text:span text:style-name="T7">:<text:line-break/>“</text:span><text:span text:style-name="T6">孩子从对电脑一窍不通，到能自己写游戏，进步太大了！这门课不仅有趣，还真能学到东西。”——张妈妈 </text:span></text:p>
            <text:p text:style-name="P42"><text:span text:style-name="T6">学生心声</text:span><text:span text:style-name="T7">:<text:line-break/>“</text:span><text:span text:style-name="T6">原来编程这么好玩！我用</text:span><text:span text:style-name="T7">Python</text:span><text:span text:style-name="T6">做了个计算器，还想学更多！”——小明，</text:span><text:span text:style-name="T7">14</text:span><text:span text:style-name="T6">岁 </text:span></text:p>
            <text:p text:style-name="Horizontal_20_Line"/>
            <text:p text:style-name="P42"><text:span text:style-name="T6">课程表示例（每周</text:span><text:span text:style-name="T7">1</text:span><text:span text:style-name="T6">次，每次</text:span><text:span text:style-name="T7">1.5</text:span><text:span text:style-name="T6">小时）</text:span></text:p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49">周次</text:p>
                </table:table-cell>
                <table:table-cell table:style-name="表格2.A1" office:value-type="string">
                  <text:p text:style-name="P50"><text:span text:style-name="T8">学期一：</text:span><text:span text:style-name="T9">Python</text:span><text:span text:style-name="T8">编程入门</text:span></text:p>
                </table:table-cell>
                <table:table-cell table:style-name="表格2.A1" office:value-type="string">
                  <text:p text:style-name="P50"><text:span text:style-name="T8">学期二：</text:span><text:span text:style-name="T9">Python</text:span><text:span text:style-name="T8">进阶</text:span></text:p>
                </table:table-cell>
                <table:table-cell table:style-name="表格2.A1" office:value-type="string">
                  <text:p text:style-name="P49">学期三：网页初步</text:p>
                </table:table-cell>
                <table:table-cell table:style-name="表格2.A1" office:value-type="string">
                  <text:p text:style-name="P49">学期四：前端编程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1</text:p>
                </table:table-cell>
                <table:table-cell table:style-name="表格2.A1" office:value-type="string">
                  <text:p text:style-name="P52">计算机科学与硬件简介</text:p>
                </table:table-cell>
                <table:table-cell table:style-name="表格2.A1" office:value-type="string">
                  <text:p text:style-name="P52">列表与数据操作</text:p>
                </table:table-cell>
                <table:table-cell table:style-name="表格2.A1" office:value-type="string">
                  <text:p text:style-name="P52">互联网与浏览器</text:p>
                </table:table-cell>
                <table:table-cell table:style-name="表格2.A1" office:value-type="string">
                  <text:p text:style-name="P53"><text:span text:style-name="T7">JavaScript</text:span><text:span text:style-name="T6">简介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2</text:p>
                </table:table-cell>
                <table:table-cell table:style-name="表格2.A1" office:value-type="string">
                  <text:p text:style-name="P52">软件与二进制基础</text:p>
                </table:table-cell>
                <table:table-cell table:style-name="表格2.A1" office:value-type="string">
                  <text:p text:style-name="P52">元组与集合</text:p>
                </table:table-cell>
                <table:table-cell table:style-name="表格2.A1" office:value-type="string">
                  <text:p text:style-name="P53"><text:span text:style-name="T7">HTML</text:span><text:span text:style-name="T6">基础标签</text:span></text:p>
                </table:table-cell>
                <table:table-cell table:style-name="表格2.A1" office:value-type="string">
                  <text:p text:style-name="P53"><text:span text:style-name="T7">JS</text:span><text:span text:style-name="T6">基本语法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3</text:p>
                </table:table-cell>
                <table:table-cell table:style-name="表格2.A1" office:value-type="string">
                  <text:p text:style-name="P52">算法与流程图</text:p>
                </table:table-cell>
                <table:table-cell table:style-name="表格2.A1" office:value-type="string">
                  <text:p text:style-name="P52">字典与数据管理</text:p>
                </table:table-cell>
                <table:table-cell table:style-name="表格2.A1" office:value-type="string">
                  <text:p text:style-name="P53"><text:span text:style-name="T7">HTML</text:span><text:span text:style-name="T6">表格与表单</text:span></text:p>
                </table:table-cell>
                <table:table-cell table:style-name="表格2.A1" office:value-type="string">
                  <text:p text:style-name="P53"><text:span text:style-name="T7">JS</text:span><text:span text:style-name="T6">条件语句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4</text:p>
                </table:table-cell>
                <table:table-cell table:style-name="表格2.A1" office:value-type="string">
                  <text:p text:style-name="P53"><text:span text:style-name="T7">Python</text:span><text:span text:style-name="T6">环境与变量</text:span></text:p>
                </table:table-cell>
                <table:table-cell table:style-name="表格2.A1" office:value-type="string">
                  <text:p text:style-name="P52">函数定义与调用</text:p>
                </table:table-cell>
                <table:table-cell table:style-name="表格2.A1" office:value-type="string">
                  <text:p text:style-name="P53"><text:span text:style-name="T7">CSS</text:span><text:span text:style-name="T6">入门与选择器</text:span></text:p>
                </table:table-cell>
                <table:table-cell table:style-name="表格2.A1" office:value-type="string">
                  <text:p text:style-name="P53"><text:span text:style-name="T7">JS</text:span><text:span text:style-name="T6">循环语句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5</text:p>
                </table:table-cell>
                <table:table-cell table:style-name="表格2.A1" office:value-type="string">
                  <text:p text:style-name="P52">运算符与表达式</text:p>
                </table:table-cell>
                <table:table-cell table:style-name="表格2.A1" office:value-type="string">
                  <text:p text:style-name="P52">函数参数与返回值</text:p>
                </table:table-cell>
                <table:table-cell table:style-name="表格2.A1" office:value-type="string">
                  <text:p text:style-name="P53"><text:span text:style-name="T7">CSS</text:span><text:span text:style-name="T6">颜色与字体</text:span></text:p>
                </table:table-cell>
                <table:table-cell table:style-name="表格2.A1" office:value-type="string">
                  <text:p text:style-name="P53"><text:span text:style-name="T7">DOM</text:span><text:span text:style-name="T6">操作基础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6</text:p>
                </table:table-cell>
                <table:table-cell table:style-name="表格2.A1" office:value-type="string">
                  <text:p text:style-name="P52">输入输出与调试</text:p>
                </table:table-cell>
                <table:table-cell table:style-name="表格2.A1" office:value-type="string">
                  <text:p text:style-name="P52">模块的使用</text:p>
                </table:table-cell>
                <table:table-cell table:style-name="表格2.A1" office:value-type="string">
                  <text:p text:style-name="P53"><text:span text:style-name="T7">CSS</text:span><text:span text:style-name="T6">盒模型</text:span></text:p>
                </table:table-cell>
                <table:table-cell table:style-name="表格2.A1" office:value-type="string">
                  <text:p text:style-name="P52">修改网页内容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7</text:p>
                </table:table-cell>
                <table:table-cell table:style-name="表格2.A1" office:value-type="string">
                  <text:p text:style-name="P53"><text:span text:style-name="T6">条件语句（</text:span><text:span text:style-name="T7">if-else</text:span><text:span text:style-name="T6">）</text:span></text:p>
                </table:table-cell>
                <table:table-cell table:style-name="表格2.A1" office:value-type="string">
                  <text:p text:style-name="P52">自定义模块</text:p>
                </table:table-cell>
                <table:table-cell table:style-name="表格2.A1" office:value-type="string">
                  <text:p text:style-name="P53"><text:span text:style-name="T7">CSS</text:span><text:span text:style-name="T6">简单布局</text:span></text:p>
                </table:table-cell>
                <table:table-cell table:style-name="表格2.A1" office:value-type="string">
                  <text:p text:style-name="P52">点击事件处理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8</text:p>
                </table:table-cell>
                <table:table-cell table:style-name="表格2.A1" office:value-type="string">
                  <text:p text:style-name="P53"><text:span text:style-name="T7">for</text:span><text:span text:style-name="T6">循环与应用</text:span></text:p>
                </table:table-cell>
                <table:table-cell table:style-name="表格2.A1" office:value-type="string">
                  <text:p text:style-name="P52">面向对象初步</text:p>
                </table:table-cell>
                <table:table-cell table:style-name="表格2.A1" office:value-type="string">
                  <text:p text:style-name="P52">网页设计实践</text:p>
                </table:table-cell>
                <table:table-cell table:style-name="表格2.A1" office:value-type="string">
                  <text:p text:style-name="P52">鼠标与键盘事件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9</text:p>
                </table:table-cell>
                <table:table-cell table:style-name="表格2.A1" office:value-type="string">
                  <text:p text:style-name="P53"><text:span text:style-name="T7">while</text:span><text:span text:style-name="T6">循环与嵌套</text:span></text:p>
                </table:table-cell>
                <table:table-cell table:style-name="表格2.A1" office:value-type="string">
                  <text:p text:style-name="P52">异常处理</text:p>
                </table:table-cell>
                <table:table-cell table:style-name="表格2.A1" office:value-type="string">
                  <text:p text:style-name="P52">搜索引擎技巧</text:p>
                </table:table-cell>
                <table:table-cell table:style-name="表格2.A1" office:value-type="string">
                  <text:p text:style-name="P52">网络安全基础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10</text:p>
                </table:table-cell>
                <table:table-cell table:style-name="表格2.A1" office:value-type="string">
                  <text:p text:style-name="P52">综合练习：小游戏</text:p>
                </table:table-cell>
                <table:table-cell table:style-name="表格2.A1" office:value-type="string">
                  <text:p text:style-name="P52">文件读写操作</text:p>
                </table:table-cell>
                <table:table-cell table:style-name="表格2.A1" office:value-type="string">
                  <text:p text:style-name="P52">综合网页练习</text:p>
                </table:table-cell>
                <table:table-cell table:style-name="表格2.A1" office:value-type="string">
                  <text:p text:style-name="P52">网络素养教育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11</text:p>
                </table:table-cell>
                <table:table-cell table:style-name="表格2.A1" office:value-type="string">
                  <text:p text:style-name="P52">项目设计与准备</text:p>
                </table:table-cell>
                <table:table-cell table:style-name="表格2.A1" office:value-type="string">
                  <text:p text:style-name="P52">项目规划与编码</text:p>
                </table:table-cell>
                <table:table-cell table:style-name="表格2.A1" office:value-type="string">
                  <text:p text:style-name="P52">项目：个人网站</text:p>
                </table:table-cell>
                <table:table-cell table:style-name="表格2.A1" office:value-type="string">
                  <text:p text:style-name="P52">项目：互动网页</text:p>
                </table:table-cell>
              </table:table-row>
              <table:table-row table:style-name="表格2.1">
                <table:table-cell table:style-name="表格2.A1" office:value-type="string">
                  <text:p text:style-name="P51">12</text:p>
                </table:table-cell>
                <table:table-cell table:style-name="表格2.A1" office:value-type="string">
                  <text:p text:style-name="P52">期末展示：计算器</text:p>
                </table:table-cell>
                <table:table-cell table:style-name="表格2.A1" office:value-type="string">
                  <text:p text:style-name="P52">期末展示：工具</text:p>
                </table:table-cell>
                <table:table-cell table:style-name="表格2.A1" office:value-type="string">
                  <text:p text:style-name="P52">期末展示：网站</text:p>
                </table:table-cell>
                <table:table-cell table:style-name="表格2.A1" office:value-type="string">
                  <text:p text:style-name="P52">期末展示：应用</text:p>
                </table:table-cell>
              </table:table-row>
            </table:table>
            <text:p text:style-name="Horizontal_20_Line"/>
            <text:p text:style-name="P46">调整建议</text:p>
            <text:list text:style-name="L25">
              <text:list-item>
                <text:p text:style-name="P54"><text:span text:style-name="T6">如果时间有限，可将每学期压缩至</text:span><text:span text:style-name="T7">8</text:span><text:span text:style-name="T6">周，精简部分内容。 </text:span></text:p>
              </text:list-item>
              <text:list-item>
                <text:p text:style-name="P55">宣传材料可配上科技插图（如代码屏幕、机器人），用蓝色或绿色主调，体现未来感。 </text:p>
              </text:list-item>
              <text:list-item>
                <text:p text:style-name="P55">若需要更详细的课时计划或宣传文案调整，请告诉我！</text:p>
              </text:list-item>
            </text:list>
            <text:p text:style-name="P1"/>
            <text:section text:style-name="Sect1" text:name="model-response-message-contentr_ca8bf8f5aae4978b">
              <text:p text:style-name="P8"><text:span text:style-name="Strong_20_Emphasis"><text:span text:style-name="T1">제목</text:span></text:span><text:span text:style-name="Strong_20_Emphasis"><text:span text:style-name="T2">: </text:span></text:span><text:span text:style-name="Strong_20_Emphasis"><text:span text:style-name="T1">미래를 이끄는 청소년 컴퓨터 과학 탐험 여행</text:span></text:span></text:p>
              <text:p text:style-name="P1"><text:span text:style-name="T1">자녀의 미래 발전에 중요한 관심을 기울이는 학부모님께</text:span><text:span text:style-name="T2">:</text:span></text:p>
              <text:p text:style-name="P1"><text:span text:style-name="T1">급변하는 디지털 시대에 컴퓨터 과학은 중요한 기술일 뿐만 아니라 핵심 소양입니다</text:span><text:span text:style-name="T2">. </text:span><text:span text:style-name="T1">이는 자녀의 논리적 사고</text:span><text:span text:style-name="T2">, </text:span><text:span text:style-name="T1">문제 해결 능력</text:span><text:span text:style-name="T2">, </text:span><text:span text:style-name="T1">혁신 정신 및 미래 경쟁력을 키울 수 있습니다</text:span><text:span text:style-name="T2">.</text:span></text:p>
              <text:p text:style-name="P1"><text:span text:style-name="T1">저희의 </text:span><text:span text:style-name="T2">"</text:span><text:span text:style-name="T1">청소년 컴퓨터 과학 탐험 여행</text:span><text:span text:style-name="T2">" </text:span><text:span text:style-name="T1">시리즈 과정은 중학생을 위해 설계되었으며</text:span><text:span text:style-name="T2">, </text:span><text:span text:style-name="T1">생생하고 재미있는 방식으로 자녀가 컴퓨터 과학의 신비를 단계적으로 탐색하고 미래 세계의 필수적인 기술을 습득하도록 안내하는 것을 목표로 합니다</text:span><text:span text:style-name="T2">.</text:span></text:p>
              <text:p text:style-name="P1"><text:span text:style-name="Strong_20_Emphasis"><text:span text:style-name="T1">저희 과정의 특징</text:span></text:span><text:span text:style-name="Strong_20_Emphasis"><text:span text:style-name="T2">:</text:span></text:span></text:p>
              <text:list text:style-name="L26">
                <text:list-item>
                  <text:p text:style-name="P56"><text:span text:style-name="Strong_20_Emphasis"><text:span text:style-name="T1">체계적인 학습 경로</text:span></text:span><text:span text:style-name="Strong_20_Emphasis"><text:span text:style-name="T2">:</text:span></text:span><text:span text:style-name="T2"> </text:span></text:p>
                  <text:list>
                    <text:list-item>
                      <text:p text:style-name="P56"><text:span text:style-name="T1">기본 개념부터 실제 응용까지 단계별로 진행하여 자녀가 쉽게 시작할 수 있도록 합니다</text:span><text:span text:style-name="T2">. </text:span></text:p>
                    </text:list-item>
                  </text:list>
                </text:list-item>
                <text:list-item>
                  <text:p text:style-name="P56"><text:span text:style-name="Strong_20_Emphasis"><text:span text:style-name="T1">재미있는 교육 방법</text:span></text:span><text:span text:style-name="Strong_20_Emphasis"><text:span text:style-name="T2">:</text:span></text:span><text:span text:style-name="T2"> </text:span></text:p>
                  <text:list>
                    <text:list-item>
                      <text:p text:style-name="P56"><text:span text:style-name="T1">지루한 이론에서 벗어나 대화형 교육</text:span><text:span text:style-name="T2">, </text:span><text:span text:style-name="T1">프로젝트 기반 학습 및 게임화된 연습을 통해 자녀의 학습 관심을 자극합니다</text:span><text:span text:style-name="T2">. </text:span></text:p>
                    </text:list-item>
                  </text:list>
                </text:list-item>
                <text:list-item>
                  <text:p text:style-name="P56"><text:span text:style-name="Strong_20_Emphasis"><text:span text:style-name="T1">실전 기술 개발</text:span></text:span><text:span text:style-name="Strong_20_Emphasis"><text:span text:style-name="T2">:</text:span></text:span><text:span text:style-name="T2"> </text:span></text:p>
                  <text:list>
                    <text:list-item>
                      <text:p text:style-name="P56"><text:span text:style-name="T1">실습에 중점을 두어 자녀가 코드를 작성하고 웹 페이지를 디자인하는 등의 방식으로 배운 지식을 실제에 적용하도록 합니다</text:span><text:span text:style-name="T2">. </text:span></text:p>
                    </text:list-item>
                  </text:list>
                </text:list-item>
                <text:list-item>
                  <text:p text:style-name="P56"><text:span text:style-name="Strong_20_Emphasis"><text:span text:style-name="T1">미래 지향적</text:span></text:span><text:span text:style-name="Strong_20_Emphasis"><text:span text:style-name="T2">:</text:span></text:span><text:span text:style-name="T2"> </text:span></text:p>
                  <text:list>
                    <text:list-item>
                      <text:p text:style-name="P56"><text:span text:style-name="T1">인공 지능</text:span><text:span text:style-name="T2">, </text:span><text:span text:style-name="T1">인터넷 등 첨단 기술에 대한 입문 지식을 다루어 자녀의 기술 소양을 키웁니다</text:span><text:span text:style-name="T2">. </text:span></text:p>
                    </text:list-item>
                  </text:list>
                </text:list-item>
                <text:list-item>
                  <text:p text:style-name="P56"><text:span text:style-name="Strong_20_Emphasis"><text:span text:style-name="T1">전문적인 지도</text:span></text:span><text:span text:style-name="Strong_20_Emphasis"><text:span text:style-name="T2">:</text:span></text:span><text:span text:style-name="T2"> </text:span></text:p>
                  <text:list>
                    <text:list-item>
                      <text:p text:style-name="P56"><text:span text:style-name="T1">경험이 풍부한 풀스택 개발 엔지니어가 직접 강의하여 전문적인 지도와 지원을 제공합니다</text:span><text:span text:style-name="T2">. </text:span></text:p>
                    </text:list-item>
                  </text:list>
                </text:list-item>
              </text:list>
              <text:p text:style-name="P1"><text:span text:style-name="Strong_20_Emphasis"><text:span text:style-name="T1">저희 과정 모듈</text:span></text:span><text:span text:style-name="Strong_20_Emphasis"><text:span text:style-name="T2">:</text:span></text:span></text:p>
              <text:list text:style-name="L27">
                <text:list-item>
                  <text:p text:style-name="P57"><text:span text:style-name="Strong_20_Emphasis"><text:span text:style-name="T1">모듈 </text:span></text:span><text:span text:style-name="Strong_20_Emphasis"><text:span text:style-name="T2">1: </text:span></text:span><text:span text:style-name="Strong_20_Emphasis"><text:span text:style-name="T1">컴퓨팅 사고 및 </text:span></text:span><text:span text:style-name="Strong_20_Emphasis"><text:span text:style-name="T2">Python </text:span></text:span><text:span text:style-name="Strong_20_Emphasis"><text:span text:style-name="T1">프로그래밍 입문 </text:span></text:span><text:span text:style-name="Strong_20_Emphasis"><text:span text:style-name="T2">(</text:span></text:span><text:span text:style-name="Strong_20_Emphasis"><text:span text:style-name="T1">약 </text:span></text:span><text:span text:style-name="Strong_20_Emphasis"><text:span text:style-name="T2">10-15</text:span></text:span><text:span text:style-name="Strong_20_Emphasis"><text:span text:style-name="T1">시간</text:span></text:span><text:span text:style-name="Strong_20_Emphasis"><text:span text:style-name="T2">)</text:span></text:span><text:span text:style-name="T2"> </text:span></text:p>
                  <text:list>
                    <text:list-item>
                      <text:p text:style-name="P57"><text:span text:style-name="T1">과정 내용</text:span><text:span text:style-name="T2">: </text:span><text:span text:style-name="T1">컴퓨터의 경이로운 세계를 탐험하고 컴퓨터의 기본 구성 및 작동 원리를 이해합니다</text:span><text:span text:style-name="T2">. </text:span><text:span text:style-name="T1">컴퓨터처럼 문제를 생각하는 방법</text:span><text:span text:style-name="T2">(</text:span><text:span text:style-name="T1">컴퓨팅 사고</text:span><text:span text:style-name="T2">)</text:span><text:span text:style-name="T1">을 배웁니다</text:span><text:span text:style-name="T2">. </text:span><text:span text:style-name="T1">배우기 쉽고 간단한 </text:span><text:span text:style-name="T2">Python </text:span><text:span text:style-name="T1">프로그래밍 언어를 처음 접하고 프로그래밍의 기본 개념과 구문을 숙지하여 자신만의 첫 번째 작은 프로그램을 작성합니다</text:span><text:span text:style-name="T2">. </text:span></text:p>
                    </text:list-item>
                    <text:list-item>
                      <text:p text:style-name="P57"><text:span text:style-name="T1">학습 결과</text:span><text:span text:style-name="T2">: </text:span></text:p>
                      <text:list>
                        <text:list-item>
                          <text:p text:style-name="P57"><text:span text:style-name="T1">논리적 사고 및 문제 분석 능력을 키웁니다</text:span><text:span text:style-name="T2">. </text:span></text:p>
                        </text:list-item>
                        <text:list-item>
                          <text:p text:style-name="P57"><text:span text:style-name="T1">프로그래밍의 기본 개념을 숙지하여 미래 학습을 위한 탄탄한 기반을 마련합니다</text:span><text:span text:style-name="T2">. </text:span></text:p>
                        </text:list-item>
                        <text:list-item>
                          <text:p text:style-name="P57"><text:span text:style-name="T2">Python</text:span><text:span text:style-name="T1">을 사용하여 간단한 프로그램을 작성하고 프로그래밍의 즐거움을 경험할 수 있습니다</text:span><text:span text:style-name="T2">. </text:span></text:p>
                        </text:list-item>
                      </text:list>
                    </text:list-item>
                    <text:list-item>
                      <text:p text:style-name="P57"><text:span text:style-name="T1">대상</text:span><text:span text:style-name="T2">: </text:span><text:span text:style-name="T1">컴퓨터 과학 및 프로그래밍에 대한 호기심이 많고 프로그래밍 기초가 없는 중학생</text:span><text:span text:style-name="T2">. </text:span></text:p>
                    </text:list-item>
                  </text:list>
                </text:list-item>
                <text:list-item>
                  <text:p text:style-name="P57"><text:span text:style-name="Strong_20_Emphasis"><text:span text:style-name="T1">모듈 </text:span></text:span><text:span text:style-name="Strong_20_Emphasis"><text:span text:style-name="T2">2: Python </text:span></text:span><text:span text:style-name="Strong_20_Emphasis"><text:span text:style-name="T1">프로그래밍 심화 및 응용 </text:span></text:span><text:span text:style-name="Strong_20_Emphasis"><text:span text:style-name="T2">(</text:span></text:span><text:span text:style-name="Strong_20_Emphasis"><text:span text:style-name="T1">약 </text:span></text:span><text:span text:style-name="Strong_20_Emphasis"><text:span text:style-name="T2">10-15</text:span></text:span><text:span text:style-name="Strong_20_Emphasis"><text:span text:style-name="T1">시간</text:span></text:span><text:span text:style-name="Strong_20_Emphasis"><text:span text:style-name="T2">)</text:span></text:span><text:span text:style-name="T2"> </text:span></text:p>
                  <text:list>
                    <text:list-item>
                      <text:p text:style-name="P57"><text:soft-page-break/><text:span text:style-name="T1">과정 내용</text:span><text:span text:style-name="T2">: Python </text:span><text:span text:style-name="T1">기초를 숙지한 후 고급 데이터 구성 및 처리 기술</text:span><text:span text:style-name="T2">(</text:span><text:span text:style-name="T1">데이터 구조</text:span><text:span text:style-name="T2">)</text:span><text:span text:style-name="T1">을 배우고 코드 재사용 및 모듈식 프로그래밍 방법</text:span><text:span text:style-name="T2">(</text:span><text:span text:style-name="T1">함수 및 모듈</text:span><text:span text:style-name="T2">)</text:span><text:span text:style-name="T1">을 숙지하며 간단한 데이터 분석</text:span><text:span text:style-name="T2">, </text:span><text:span text:style-name="T1">텍스트 처리 또는 그래픽 그리기와 같은 실제 응용 분야에서 </text:span><text:span text:style-name="T2">Python</text:span><text:span text:style-name="T1">의 잠재력을 탐색합니다</text:span><text:span text:style-name="T2">. </text:span></text:p>
                    </text:list-item>
                    <text:list-item>
                      <text:p text:style-name="P57"><text:span text:style-name="T1">학습 결과</text:span><text:span text:style-name="T2">: </text:span></text:p>
                      <text:list>
                        <text:list-item>
                          <text:p text:style-name="P57"><text:span text:style-name="T1">복잡한 문제를 해결하는 프로그래밍 능력을 향상시킵니다</text:span><text:span text:style-name="T2">. </text:span></text:p>
                        </text:list-item>
                        <text:list-item>
                          <text:p text:style-name="P57"><text:span text:style-name="T1">데이터를 보다 효율적으로 구성하고 처리할 수 있습니다</text:span><text:span text:style-name="T2">. </text:span></text:p>
                        </text:list-item>
                        <text:list-item>
                          <text:p text:style-name="P57"><text:span text:style-name="T1">다양한 분야에서 </text:span><text:span text:style-name="T2">Python</text:span><text:span text:style-name="T1">의 응용을 이해하고 시야를 넓힙니다</text:span><text:span text:style-name="T2">. </text:span></text:p>
                        </text:list-item>
                      </text:list>
                    </text:list-item>
                    <text:list-item>
                      <text:p text:style-name="P57"><text:span text:style-name="T1">대상</text:span><text:span text:style-name="T2">: "</text:span><text:span text:style-name="T1">컴퓨팅 사고 및 </text:span><text:span text:style-name="T2">Python </text:span><text:span text:style-name="T1">프로그래밍 입문</text:span><text:span text:style-name="T2">"</text:span><text:span text:style-name="T1">을 완료했거나 </text:span><text:span text:style-name="T2">Python </text:span><text:span text:style-name="T1">프로그래밍 기초 지식이 있는 중학생</text:span><text:span text:style-name="T2">. </text:span></text:p>
                    </text:list-item>
                  </text:list>
                </text:list-item>
                <text:list-item>
                  <text:p text:style-name="P57"><text:span text:style-name="Strong_20_Emphasis"><text:span text:style-name="T1">모듈 </text:span></text:span><text:span text:style-name="Strong_20_Emphasis"><text:span text:style-name="T2">3: </text:span></text:span><text:span text:style-name="Strong_20_Emphasis"><text:span text:style-name="T1">인터넷 및 웹 페이지 기초 </text:span></text:span><text:span text:style-name="Strong_20_Emphasis"><text:span text:style-name="T2">(</text:span></text:span><text:span text:style-name="Strong_20_Emphasis"><text:span text:style-name="T1">약 </text:span></text:span><text:span text:style-name="Strong_20_Emphasis"><text:span text:style-name="T2">8-12</text:span></text:span><text:span text:style-name="Strong_20_Emphasis"><text:span text:style-name="T1">시간</text:span></text:span><text:span text:style-name="Strong_20_Emphasis"><text:span text:style-name="T2">)</text:span></text:span><text:span text:style-name="T2"> </text:span></text:p>
                  <text:list>
                    <text:list-item>
                      <text:p text:style-name="P57"><text:span text:style-name="T1">과정 내용</text:span><text:span text:style-name="T2">: </text:span><text:span text:style-name="T1">인터넷의 신비를 탐험하고 웹 페이지가 구성되는 방식을 이해합니다</text:span><text:span text:style-name="T2">. </text:span><text:span text:style-name="T1">웹 페이지의 뼈대 언어인 </text:span><text:span text:style-name="T2">HTML</text:span><text:span text:style-name="T1">을 배우고 웹 페이지에 스타일과 아름다움을 더하는 </text:span><text:span text:style-name="T2">CSS</text:span><text:span text:style-name="T1">를 배우며 자신만의 첫 번째 간단한 웹 페이지를 직접 구축합니다</text:span><text:span text:style-name="T2">. </text:span></text:p>
                    </text:list-item>
                    <text:list-item>
                      <text:p text:style-name="P57"><text:span text:style-name="T1">학습 결과</text:span><text:span text:style-name="T2">: </text:span></text:p>
                      <text:list>
                        <text:list-item>
                          <text:p text:style-name="P57"><text:span text:style-name="T1">인터넷 및 웹 페이지의 기본 원리를 이해합니다</text:span><text:span text:style-name="T2">. </text:span></text:p>
                        </text:list-item>
                        <text:list-item>
                          <text:p text:style-name="P57"><text:span text:style-name="T1">웹 페이지를 만들고 꾸미는 기본 기술을 숙지합니다</text:span><text:span text:style-name="T2">. </text:span></text:p>
                        </text:list-item>
                        <text:list-item>
                          <text:p text:style-name="P57"><text:span text:style-name="T1">웹 페이지 디자인 및 사용자 경험에 대한 기본적인 이해를 키웁니다</text:span><text:span text:style-name="T2">. </text:span></text:p>
                        </text:list-item>
                      </text:list>
                    </text:list-item>
                    <text:list-item>
                      <text:p text:style-name="P57"><text:span text:style-name="T1">대상</text:span><text:span text:style-name="T2">: </text:span><text:span text:style-name="T1">인터넷 및 웹 페이지 디자인에 관심이 있는 중학생</text:span><text:span text:style-name="T2">. </text:span></text:p>
                    </text:list-item>
                  </text:list>
                </text:list-item>
                <text:list-item>
                  <text:p text:style-name="P57"><text:span text:style-name="Strong_20_Emphasis"><text:span text:style-name="T1">모듈 </text:span></text:span><text:span text:style-name="Strong_20_Emphasis"><text:span text:style-name="T2">4: </text:span></text:span><text:span text:style-name="Strong_20_Emphasis"><text:span text:style-name="T1">대화형 웹 페이지 및 프런트 엔드 프로그래밍 </text:span></text:span><text:span text:style-name="Strong_20_Emphasis"><text:span text:style-name="T2">(</text:span></text:span><text:span text:style-name="Strong_20_Emphasis"><text:span text:style-name="T1">약 </text:span></text:span><text:span text:style-name="Strong_20_Emphasis"><text:span text:style-name="T2">8-12</text:span></text:span><text:span text:style-name="Strong_20_Emphasis"><text:span text:style-name="T1">시간</text:span></text:span><text:span text:style-name="Strong_20_Emphasis"><text:span text:style-name="T2">)</text:span></text:span><text:span text:style-name="T2"> </text:span></text:p>
                  <text:list>
                    <text:list-item>
                      <text:p text:style-name="P57"><text:span text:style-name="T1">과정 내용</text:span><text:span text:style-name="T2">: JavaScript</text:span><text:span text:style-name="T1">를 사용하여 웹 페이지에 대화형 효과를 추가하여 웹 페이지를 </text:span><text:span text:style-name="T2">"</text:span><text:span text:style-name="T1">움직이게</text:span><text:span text:style-name="T2">" </text:span><text:span text:style-name="T1">하는 방법을 배웁니다</text:span><text:span text:style-name="T2">. </text:span><text:span text:style-name="T1">프런트 엔드 프로그래밍의 기본 개념을 이해합니다</text:span><text:span text:style-name="T2">. </text:span><text:span text:style-name="T1">또한 네트워크 보안 및 디지털 소양을 배워 책임감 있는 디지털 시민이 됩니다</text:span><text:span text:style-name="T2">. </text:span></text:p>
                    </text:list-item>
                    <text:list-item>
                      <text:p text:style-name="P57"><text:span text:style-name="T1">학습 결과</text:span><text:span text:style-name="T2">: </text:span></text:p>
                      <text:list>
                        <text:list-item>
                          <text:p text:style-name="P57"><text:span text:style-name="T1">웹 페이지에 대화형 효과를 추가하는 기술을 숙지합니다</text:span><text:span text:style-name="T2">. </text:span></text:p>
                        </text:list-item>
                        <text:list-item>
                          <text:p text:style-name="P57"><text:span text:style-name="T1">프런트 엔드 프로그래밍의 작동 원리를 기본적으로 이해합니다</text:span><text:span text:style-name="T2">. </text:span></text:p>
                        </text:list-item>
                        <text:list-item>
                          <text:p text:style-name="P57"><text:span text:style-name="T1">네트워크 보안 인식을 높이고 개인 정보를 보호하는 방법을 배웁니다</text:span><text:span text:style-name="T2">. </text:span></text:p>
                        </text:list-item>
                      </text:list>
                    </text:list-item>
                    <text:list-item>
                      <text:p text:style-name="P57"><text:span text:style-name="T1">대상</text:span><text:span text:style-name="T2">: "</text:span><text:span text:style-name="T1">인터넷 및 웹 페이지 기초</text:span><text:span text:style-name="T2">"</text:span><text:span text:style-name="T1">를 완료했거나 웹 페이지 대화형 효과에 관심이 있는 중학생</text:span><text:span text:style-name="T2">. </text:span></text:p>
                    </text:list-item>
                  </text:list>
                </text:list-item>
                <text:list-item>
                  <text:p text:style-name="P57"><text:span text:style-name="Strong_20_Emphasis"><text:span text:style-name="T1">선택적 심화 과정 </text:span></text:span><text:span text:style-name="Strong_20_Emphasis"><text:span text:style-name="T2">(</text:span></text:span><text:span text:style-name="Strong_20_Emphasis"><text:span text:style-name="T1">학생의 관심 및 시간 일정에 따라</text:span></text:span><text:span text:style-name="Strong_20_Emphasis"><text:span text:style-name="T2">):</text:span></text:span><text:span text:style-name="T2"> </text:span></text:p>
                  <text:list>
                    <text:list-item>
                      <text:p text:style-name="P57"><text:span text:style-name="T1">데이터베이스 입문 및 응용</text:span><text:span text:style-name="T2">: </text:span><text:span text:style-name="T1">데이터를 저장하고 관리하는 방법을 배워 미래의 응용 프로그램 개발을 위한 기반을 마련합니다</text:span><text:span text:style-name="T2">. </text:span></text:p>
                    </text:list-item>
                    <text:list-item>
                      <text:p text:style-name="P57"><text:span text:style-name="T1">인공 지능 첫 경험</text:span><text:span text:style-name="T2">: </text:span><text:span text:style-name="T1">인공 지능의 신비를 탐험하고 생활 속 응용을 이해합니다</text:span><text:span text:style-name="T2">. </text:span></text:p>
                    </text:list-item>
                    <text:list-item>
                      <text:p text:style-name="P57"><text:span text:style-name="T1">창의적인 프로젝트 실습</text:span><text:span text:style-name="T2">: </text:span><text:span text:style-name="T1">배운 지식을 실제 프로젝트에 적용하여 혁신 능력 및 문제 해결 능력을 키웁니다</text:span><text:span text:style-name="T2">. </text:span></text:p>
                    </text:list-item>
                  </text:list>
                </text:list-item>
              </text:list>
              <text:p text:style-name="P1"><text:soft-page-break/><text:span text:style-name="Strong_20_Emphasis"><text:span text:style-name="T1">저희의 교육 방법</text:span></text:span><text:span text:style-name="Strong_20_Emphasis"><text:span text:style-name="T2">:</text:span></text:span></text:p>
              <text:p text:style-name="P1"><text:span text:style-name="T1">저희는 학습이 재미있고 상호 작용이 풍부해야 한다고 믿습니다</text:span><text:span text:style-name="T2">. </text:span><text:span text:style-name="T1">저희 과정은 다음을 사용합니다</text:span><text:span text:style-name="T2">.</text:span></text:p>
              <text:list text:style-name="L28">
                <text:list-item>
                  <text:p text:style-name="P58"><text:span text:style-name="Strong_20_Emphasis"><text:span text:style-name="T1">사례 기반 교육</text:span></text:span><text:span text:style-name="Strong_20_Emphasis"><text:span text:style-name="T2">:</text:span></text:span><text:span text:style-name="T2"> </text:span><text:span text:style-name="T1">생생한 실제 사례를 통해 자녀가 추상적인 개념을 이해하도록 돕습니다</text:span><text:span text:style-name="T2">. </text:span></text:p>
                </text:list-item>
                <text:list-item>
                  <text:p text:style-name="P58"><text:span text:style-name="Strong_20_Emphasis"><text:span text:style-name="T1">프로젝트 기반 학습</text:span></text:span><text:span text:style-name="Strong_20_Emphasis"><text:span text:style-name="T2">:</text:span></text:span><text:span text:style-name="T2"> </text:span><text:span text:style-name="T1">자녀가 재미있는 작은 프로젝트를 완료하도록 안내하여 지식을 실제에 적용합니다</text:span><text:span text:style-name="T2">. </text:span></text:p>
                </text:list-item>
                <text:list-item>
                  <text:p text:style-name="P58"><text:span text:style-name="Strong_20_Emphasis"><text:span text:style-name="T1">실습</text:span></text:span><text:span text:style-name="Strong_20_Emphasis"><text:span text:style-name="T2">:</text:span></text:span><text:span text:style-name="T2"> </text:span><text:span text:style-name="T1">충분한 프로그래밍 연습 및 웹 페이지 디자인 기회를 제공하여 자녀가 직접 조작하면서 배우도록 합니다</text:span><text:span text:style-name="T2">. </text:span></text:p>
                </text:list-item>
                <text:list-item>
                  <text:p text:style-name="P58"><text:span text:style-name="Strong_20_Emphasis"><text:span text:style-name="T1">개별 맞춤 지도</text:span></text:span><text:span text:style-name="Strong_20_Emphasis"><text:span text:style-name="T2">:</text:span></text:span><text:span text:style-name="T2"> </text:span><text:span text:style-name="T1">각 자녀의 학습 진행 상황에 주의를 기울여 개별 맞춤 지도 및 도움을 제공합니다</text:span><text:span text:style-name="T2">. </text:span></text:p>
                </text:list-item>
              </text:list>
              <text:p text:style-name="P1"><text:span text:style-name="Strong_20_Emphasis"><text:span text:style-name="T1">저희 과정을 선택해야 하는 이유</text:span></text:span><text:span text:style-name="Strong_20_Emphasis"><text:span text:style-name="T2">:</text:span></text:span></text:p>
              <text:list text:style-name="L29">
                <text:list-item>
                  <text:p text:style-name="P59"><text:span text:style-name="Strong_20_Emphasis"><text:span text:style-name="T1">숙련된 풀스택 개발 엔지니어 강의</text:span></text:span><text:span text:style-name="Strong_20_Emphasis"><text:span text:style-name="T2">:</text:span></text:span><text:span text:style-name="T2"> </text:span><text:span text:style-name="T1">자녀가 가장 실용적이고 최첨단 지식을 배우도록 전문적인 지도를 받게 됩니다</text:span><text:span text:style-name="T2">. </text:span></text:p>
                </text:list-item>
                <text:list-item>
                  <text:p text:style-name="P59"><text:span text:style-name="Strong_20_Emphasis"><text:span text:style-name="T1">포괄적이고 이해하기 쉬운 내용</text:span></text:span><text:span text:style-name="Strong_20_Emphasis"><text:span text:style-name="T2">:</text:span></text:span><text:span text:style-name="T2"> </text:span><text:span text:style-name="T1">과정 내용은 체계적이고 포괄적일 뿐만 아니라 중학생의 특성에 맞게 최적화되어 이해하기 쉽습니다</text:span><text:span text:style-name="T2">. </text:span></text:p>
                </text:list-item>
                <text:list-item>
                  <text:p text:style-name="P59"><text:span text:style-name="Strong_20_Emphasis"><text:span text:style-name="T1">미래 지향적인 핵심 경쟁력 개발</text:span></text:span><text:span text:style-name="Strong_20_Emphasis"><text:span text:style-name="T2">:</text:span></text:span><text:span text:style-name="T2"> </text:span><text:span text:style-name="T1">컴퓨터 과학을 배우는 것은 자녀의 기술 능력을 향상시킬 뿐만 아니라 논리적 사고</text:span><text:span text:style-name="T2">, </text:span><text:span text:style-name="T1">혁신 능력 및 문제 해결 능력을 키워 미래의 학습 및 발전을 위한 탄탄한 기반을 마련합니다</text:span><text:span text:style-name="T2">. </text:span></text:p>
                </text:list-item>
              </text:list>
            </text:section>
            <text:section text:style-name="Sect1" text:name="model-response-message-contentr_4abff3a059b3adf0">
              <text:p text:style-name="P1"><text:span text:style-name="Strong_20_Emphasis"><text:span text:style-name="T1">커리큘럼 프레임워크 </text:span></text:span><text:span text:style-name="Strong_20_Emphasis"><text:span text:style-name="T2">(</text:span></text:span><text:span text:style-name="Strong_20_Emphasis"><text:span text:style-name="T1">예시</text:span></text:span><text:span text:style-name="Strong_20_Emphasis"><text:span text:style-name="T2">: </text:span></text:span><text:span text:style-name="Strong_20_Emphasis"><text:span text:style-name="T1">학기별 구분</text:span></text:span><text:span text:style-name="Strong_20_Emphasis"><text:span text:style-name="T2">)</text:span></text:span></text:p>
              <text:p text:style-name="P1"><text:span text:style-name="T1">각 과정은 한 학기 동안 진행되며</text:span><text:span text:style-name="T2">, </text:span><text:span text:style-name="T1">주 </text:span><text:span text:style-name="T2">1-2</text:span><text:span text:style-name="T1">회 수업으로 구성됩니다</text:span><text:span text:style-name="T2">.</text:span></text:p>
              <text:p text:style-name="P1"><text:span text:style-name="Strong_20_Emphasis"><text:span text:style-name="T2">1</text:span></text:span><text:span text:style-name="Strong_20_Emphasis"><text:span text:style-name="T1">학기</text:span></text:span><text:span text:style-name="Strong_20_Emphasis"><text:span text:style-name="T2">:</text:span></text:span></text:p>
              <text:list text:style-name="L30">
                <text:list-item>
                  <text:p text:style-name="P60"><text:span text:style-name="Strong_20_Emphasis"><text:span text:style-name="T1">과정명</text:span></text:span><text:span text:style-name="Strong_20_Emphasis"><text:span text:style-name="T2">:</text:span></text:span><text:span text:style-name="T2"> </text:span><text:span text:style-name="T1">컴퓨팅 사고 및 </text:span><text:span text:style-name="T2">Python </text:span><text:span text:style-name="T1">프로그래밍 입문 </text:span></text:p>
                  <text:list>
                    <text:list-item>
                      <text:p text:style-name="P60"><text:span text:style-name="Strong_20_Emphasis"><text:span text:style-name="T1">내용 요약</text:span></text:span><text:span text:style-name="Strong_20_Emphasis"><text:span text:style-name="T2">:</text:span></text:span><text:span text:style-name="T2"> </text:span><text:span text:style-name="T1">컴퓨터 기초 지식</text:span><text:span text:style-name="T2">, </text:span><text:span text:style-name="T1">알고리즘 기초</text:span><text:span text:style-name="T2">, Python </text:span><text:span text:style-name="T1">프로그래밍 기초 </text:span><text:span text:style-name="T2">(</text:span><text:span text:style-name="T1">변수</text:span><text:span text:style-name="T2">, </text:span><text:span text:style-name="T1">데이터 유형</text:span><text:span text:style-name="T2">, </text:span><text:span text:style-name="T1">연산자</text:span><text:span text:style-name="T2">, </text:span><text:span text:style-name="T1">입출력</text:span><text:span text:style-name="T2">, </text:span><text:span text:style-name="T1">제어 구조</text:span><text:span text:style-name="T2">). </text:span></text:p>
                    </text:list-item>
                    <text:list-item>
                      <text:p text:style-name="P60"><text:span text:style-name="Strong_20_Emphasis"><text:span text:style-name="T1">목표</text:span></text:span><text:span text:style-name="Strong_20_Emphasis"><text:span text:style-name="T2">:</text:span></text:span><text:span text:style-name="T2"> </text:span><text:span text:style-name="T1">컴퓨팅 사고를 키우고 </text:span><text:span text:style-name="T2">Python </text:span><text:span text:style-name="T1">프로그래밍의 기본 능력을 습득합니다</text:span><text:span text:style-name="T2">. </text:span></text:p>
                    </text:list-item>
                    <text:list-item>
                      <text:p text:style-name="P60"><text:span text:style-name="Strong_20_Emphasis"><text:span text:style-name="T1">수업 시간</text:span></text:span><text:span text:style-name="Strong_20_Emphasis"><text:span text:style-name="T2">:</text:span></text:span><text:span text:style-name="T2"> </text:span><text:span text:style-name="T1">약 </text:span><text:span text:style-name="T2">10-15</text:span><text:span text:style-name="T1">시간 </text:span></text:p>
                    </text:list-item>
                  </text:list>
                </text:list-item>
                <text:list-item>
                  <text:p text:style-name="P60"><text:span text:style-name="Strong_20_Emphasis"><text:span text:style-name="T2">2</text:span></text:span><text:span text:style-name="Strong_20_Emphasis"><text:span text:style-name="T1">학기</text:span></text:span><text:span text:style-name="Strong_20_Emphasis"><text:span text:style-name="T2">:</text:span></text:span><text:span text:style-name="T2"> </text:span></text:p>
                  <text:list>
                    <text:list-item>
                      <text:p text:style-name="P60"><text:span text:style-name="Strong_20_Emphasis"><text:span text:style-name="T1">과정명</text:span></text:span><text:span text:style-name="Strong_20_Emphasis"><text:span text:style-name="T2">:</text:span></text:span><text:span text:style-name="T2"> Python </text:span><text:span text:style-name="T1">프로그래밍 심화 및 응용 </text:span></text:p>
                    </text:list-item>
                    <text:list-item>
                      <text:p text:style-name="P60"><text:span text:style-name="Strong_20_Emphasis"><text:span text:style-name="T1">내용 요약</text:span></text:span><text:span text:style-name="Strong_20_Emphasis"><text:span text:style-name="T2">:</text:span></text:span><text:span text:style-name="T2"> Python </text:span><text:span text:style-name="T1">데이터 구조 </text:span><text:span text:style-name="T2">(</text:span><text:span text:style-name="T1">목록</text:span><text:span text:style-name="T2">, </text:span><text:span text:style-name="T1">튜플</text:span><text:span text:style-name="T2">, </text:span><text:span text:style-name="T1">사전</text:span><text:span text:style-name="T2">), </text:span><text:span text:style-name="T1">함수 및 모듈</text:span><text:span text:style-name="T2">, </text:span><text:span text:style-name="T1">간단한 실제 응용 사례 </text:span><text:span text:style-name="T2">(</text:span><text:span text:style-name="T1">예</text:span><text:span text:style-name="T2">: </text:span><text:span text:style-name="T1">텍스트 처리</text:span><text:span text:style-name="T2">, </text:span><text:span text:style-name="T1">간단한 계산기</text:span><text:span text:style-name="T2">). </text:span></text:p>
                    </text:list-item>
                    <text:list-item>
                      <text:p text:style-name="P60"><text:span text:style-name="Strong_20_Emphasis"><text:span text:style-name="T1">목표</text:span></text:span><text:span text:style-name="Strong_20_Emphasis"><text:span text:style-name="T2">:</text:span></text:span><text:span text:style-name="T2"> Python </text:span><text:span text:style-name="T1">프로그래밍 능력을 향상시키고 실제 응용 분야에서 </text:span><text:span text:style-name="T2">Python</text:span><text:span text:style-name="T1">의 잠재력을 이해합니다</text:span><text:span text:style-name="T2">. </text:span></text:p>
                    </text:list-item>
                    <text:list-item>
                      <text:p text:style-name="P60"><text:span text:style-name="Strong_20_Emphasis"><text:span text:style-name="T1">선수 과정</text:span></text:span><text:span text:style-name="Strong_20_Emphasis"><text:span text:style-name="T2">:</text:span></text:span><text:span text:style-name="T2"> </text:span><text:span text:style-name="T1">컴퓨팅 사고 및 </text:span><text:span text:style-name="T2">Python </text:span><text:span text:style-name="T1">프로그래밍 입문 </text:span></text:p>
                    </text:list-item>
                    <text:list-item>
                      <text:p text:style-name="P60"><text:span text:style-name="Strong_20_Emphasis"><text:span text:style-name="T1">수업 시간</text:span></text:span><text:span text:style-name="Strong_20_Emphasis"><text:span text:style-name="T2">:</text:span></text:span><text:span text:style-name="T2"> </text:span><text:span text:style-name="T1">약 </text:span><text:span text:style-name="T2">10-15</text:span><text:span text:style-name="T1">시간 </text:span></text:p>
                    </text:list-item>
                  </text:list>
                </text:list-item>
                <text:list-item>
                  <text:p text:style-name="P60"><text:span text:style-name="Strong_20_Emphasis"><text:span text:style-name="T2">3</text:span></text:span><text:span text:style-name="Strong_20_Emphasis"><text:span text:style-name="T1">학기</text:span></text:span><text:span text:style-name="Strong_20_Emphasis"><text:span text:style-name="T2">:</text:span></text:span><text:span text:style-name="T2"> </text:span></text:p>
                  <text:list>
                    <text:list-item>
                      <text:p text:style-name="P60"><text:span text:style-name="Strong_20_Emphasis"><text:span text:style-name="T1">과정명</text:span></text:span><text:span text:style-name="Strong_20_Emphasis"><text:span text:style-name="T2">:</text:span></text:span><text:span text:style-name="T2"> </text:span><text:span text:style-name="T1">인터넷 및 웹 페이지 기초 </text:span></text:p>
                    </text:list-item>
                    <text:list-item>
                      <text:p text:style-name="P60"><text:soft-page-break/><text:span text:style-name="Strong_20_Emphasis"><text:span text:style-name="T1">내용 요약</text:span></text:span><text:span text:style-name="Strong_20_Emphasis"><text:span text:style-name="T2">:</text:span></text:span><text:span text:style-name="T2"> </text:span><text:span text:style-name="T1">인터넷 기초 지식</text:span><text:span text:style-name="T2">, </text:span><text:span text:style-name="T1">웹 페이지 구성 </text:span><text:span text:style-name="T2">(HTML </text:span><text:span text:style-name="T1">기초</text:span><text:span text:style-name="T2">), CSS </text:span><text:span text:style-name="T1">기초</text:span><text:span text:style-name="T2">, </text:span><text:span text:style-name="T1">간단한 웹 페이지 제작</text:span><text:span text:style-name="T2">. </text:span></text:p>
                    </text:list-item>
                    <text:list-item>
                      <text:p text:style-name="P60"><text:span text:style-name="Strong_20_Emphasis"><text:span text:style-name="T1">목표</text:span></text:span><text:span text:style-name="Strong_20_Emphasis"><text:span text:style-name="T2">:</text:span></text:span><text:span text:style-name="T2"> </text:span><text:span text:style-name="T1">인터넷 원리를 이해하고 웹 페이지 제작의 기본 기술을 습득합니다</text:span><text:span text:style-name="T2">. </text:span></text:p>
                    </text:list-item>
                    <text:list-item>
                      <text:p text:style-name="P60"><text:span text:style-name="Strong_20_Emphasis"><text:span text:style-name="T1">수업 시간</text:span></text:span><text:span text:style-name="Strong_20_Emphasis"><text:span text:style-name="T2">:</text:span></text:span><text:span text:style-name="T2"> </text:span><text:span text:style-name="T1">약 </text:span><text:span text:style-name="T2">8-12</text:span><text:span text:style-name="T1">시간 </text:span></text:p>
                    </text:list-item>
                  </text:list>
                </text:list-item>
                <text:list-item>
                  <text:p text:style-name="P60"><text:span text:style-name="Strong_20_Emphasis"><text:span text:style-name="T2">4</text:span></text:span><text:span text:style-name="Strong_20_Emphasis"><text:span text:style-name="T1">학기</text:span></text:span><text:span text:style-name="Strong_20_Emphasis"><text:span text:style-name="T2">:</text:span></text:span><text:span text:style-name="T2"> </text:span></text:p>
                  <text:list>
                    <text:list-item>
                      <text:p text:style-name="P60"><text:span text:style-name="Strong_20_Emphasis"><text:span text:style-name="T1">과정명</text:span></text:span><text:span text:style-name="Strong_20_Emphasis"><text:span text:style-name="T2">:</text:span></text:span><text:span text:style-name="T2"> </text:span><text:span text:style-name="T1">대화형 웹 페이지 및 프런트 엔드 프로그래밍 </text:span></text:p>
                    </text:list-item>
                    <text:list-item>
                      <text:p text:style-name="P60"><text:span text:style-name="Strong_20_Emphasis"><text:span text:style-name="T1">내용 요약</text:span></text:span><text:span text:style-name="Strong_20_Emphasis"><text:span text:style-name="T2">:</text:span></text:span><text:span text:style-name="T2"> JavaScript </text:span><text:span text:style-name="T1">기초</text:span><text:span text:style-name="T2">, </text:span><text:span text:style-name="T1">웹 페이지 상호 작용 효과 구현</text:span><text:span text:style-name="T2">, </text:span><text:span text:style-name="T1">정보 보안 및 네트워크 소양 입문</text:span><text:span text:style-name="T2">. </text:span></text:p>
                    </text:list-item>
                    <text:list-item>
                      <text:p text:style-name="P60"><text:span text:style-name="Strong_20_Emphasis"><text:span text:style-name="T1">목표</text:span></text:span><text:span text:style-name="Strong_20_Emphasis"><text:span text:style-name="T2">:</text:span></text:span><text:span text:style-name="T2"> </text:span><text:span text:style-name="T1">웹 페이지에 상호 작용 효과를 추가하는 기술을 습득하고 네트워크 보안 인식을 높입니다</text:span><text:span text:style-name="T2">. </text:span></text:p>
                    </text:list-item>
                    <text:list-item>
                      <text:p text:style-name="P60"><text:span text:style-name="Strong_20_Emphasis"><text:span text:style-name="T1">선수 과정</text:span></text:span><text:span text:style-name="Strong_20_Emphasis"><text:span text:style-name="T2">:</text:span></text:span><text:span text:style-name="T2"> </text:span><text:span text:style-name="T1">인터넷 및 웹 페이지 기초 </text:span></text:p>
                    </text:list-item>
                    <text:list-item>
                      <text:p text:style-name="P60"><text:span text:style-name="Strong_20_Emphasis"><text:span text:style-name="T1">수업 시간</text:span></text:span><text:span text:style-name="Strong_20_Emphasis"><text:span text:style-name="T2">:</text:span></text:span><text:span text:style-name="T2"> </text:span><text:span text:style-name="T1">약 </text:span><text:span text:style-name="T2">8-12</text:span><text:span text:style-name="T1">시간 </text:span></text:p>
                    </text:list-item>
                  </text:list>
                </text:list-item>
                <text:list-item>
                  <text:p text:style-name="P60"><text:span text:style-name="Strong_20_Emphasis"><text:span text:style-name="T1">선택적 과정 </text:span></text:span><text:span text:style-name="Strong_20_Emphasis"><text:span text:style-name="T2">(</text:span></text:span><text:span text:style-name="Strong_20_Emphasis"><text:span text:style-name="T1">학기 중간에 삽입하거나 추가적인 흥미 과정으로 제공 가능</text:span></text:span><text:span text:style-name="Strong_20_Emphasis"><text:span text:style-name="T2">):</text:span></text:span><text:span text:style-name="T2"> </text:span></text:p>
                  <text:list>
                    <text:list-item>
                      <text:p text:style-name="P60"><text:span text:style-name="T1">데이터베이스 입문 및 응용 </text:span><text:span text:style-name="T2">(</text:span><text:span text:style-name="T1">약 </text:span><text:span text:style-name="T2">5-10</text:span><text:span text:style-name="T1">시간</text:span><text:span text:style-name="T2">): 2</text:span><text:span text:style-name="T1">학기 또는 </text:span><text:span text:style-name="T2">4</text:span><text:span text:style-name="T1">학기 이후에 편성 가능합니다</text:span><text:span text:style-name="T2">. </text:span></text:p>
                    </text:list-item>
                    <text:list-item>
                      <text:p text:style-name="P60"><text:span text:style-name="T1">인공 지능 첫 경험 </text:span><text:span text:style-name="T2">(</text:span><text:span text:style-name="T1">약 </text:span><text:span text:style-name="T2">5-10</text:span><text:span text:style-name="T1">시간</text:span><text:span text:style-name="T2">): 2</text:span><text:span text:style-name="T1">학기 이후에 편성 가능합니다</text:span><text:span text:style-name="T2">. </text:span></text:p>
                    </text:list-item>
                    <text:list-item>
                      <text:p text:style-name="P60"><text:span text:style-name="T1">창의적인 프로젝트 실습 </text:span><text:span text:style-name="T2">(</text:span><text:span text:style-name="T1">약 </text:span><text:span text:style-name="T2">8-12</text:span><text:span text:style-name="T1">시간</text:span><text:span text:style-name="T2">): </text:span><text:span text:style-name="T1">각 학기의 기말 프로젝트로 또는 별도로 개설 가능합니다</text:span><text:span text:style-name="T2">. </text:span></text:p>
                    </text:list-item>
                  </text:list>
                </text:list-item>
              </text:list>
              <text:p text:style-name="P1"><text:span text:style-name="Strong_20_Emphasis"><text:span text:style-name="T1">세부 커리큘럼 예시 </text:span></text:span><text:span text:style-name="Strong_20_Emphasis"><text:span text:style-name="T2">(</text:span></text:span><text:span text:style-name="Strong_20_Emphasis"><text:span text:style-name="T1">주 </text:span></text:span><text:span text:style-name="Strong_20_Emphasis"><text:span text:style-name="T2">1</text:span></text:span><text:span text:style-name="Strong_20_Emphasis"><text:span text:style-name="T1">회 수업</text:span></text:span><text:span text:style-name="Strong_20_Emphasis"><text:span text:style-name="T2">, </text:span></text:span><text:span text:style-name="Strong_20_Emphasis"><text:span text:style-name="T1">회당 </text:span></text:span><text:span text:style-name="Strong_20_Emphasis"><text:span text:style-name="T2">1.5</text:span></text:span><text:span text:style-name="Strong_20_Emphasis"><text:span text:style-name="T1">시간 기준</text:span></text:span><text:span text:style-name="Strong_20_Emphasis"><text:span text:style-name="T2">):</text:span></text:span></text:p>
              <table:table table:name="表格3" table:style-name="表格3">
                <table:table-column table:style-name="表格3.A"/>
                <table:table-column table:style-name="表格3.B"/>
                <table:table-column table:style-name="表格3.C"/>
                <table:table-column table:style-name="表格3.D"/>
                <table:table-column table:style-name="表格3.E"/>
                <table:table-row>
                  <table:table-cell table:style-name="表格3.A1" office:value-type="string">
                    <text:p text:style-name="P22"><text:span text:style-name="Strong_20_Emphasis"><text:span text:style-name="T1">주차</text:span></text:span></text:p>
                  </table:table-cell>
                  <table:table-cell table:style-name="表格3.A1" office:value-type="string">
                    <text:p text:style-name="P22"><text:span text:style-name="Strong_20_Emphasis"><text:span text:style-name="T2">1</text:span></text:span><text:span text:style-name="Strong_20_Emphasis"><text:span text:style-name="T1">학기</text:span></text:span><text:span text:style-name="Strong_20_Emphasis"><text:span text:style-name="T2">: </text:span></text:span><text:span text:style-name="Strong_20_Emphasis"><text:span text:style-name="T1">컴퓨팅 사고 및 </text:span></text:span><text:span text:style-name="Strong_20_Emphasis"><text:span text:style-name="T2">Python </text:span></text:span><text:span text:style-name="Strong_20_Emphasis"><text:span text:style-name="T1">프로그래밍 입문</text:span></text:span></text:p>
                  </table:table-cell>
                  <table:table-cell table:style-name="表格3.A1" office:value-type="string">
                    <text:p text:style-name="P22"><text:span text:style-name="Strong_20_Emphasis"><text:span text:style-name="T2">2</text:span></text:span><text:span text:style-name="Strong_20_Emphasis"><text:span text:style-name="T1">학기</text:span></text:span><text:span text:style-name="Strong_20_Emphasis"><text:span text:style-name="T2">: Python </text:span></text:span><text:span text:style-name="Strong_20_Emphasis"><text:span text:style-name="T1">프로그래밍 심화 및 응용</text:span></text:span></text:p>
                  </table:table-cell>
                  <table:table-cell table:style-name="表格3.A1" office:value-type="string">
                    <text:p text:style-name="P22"><text:span text:style-name="Strong_20_Emphasis"><text:span text:style-name="T2">3</text:span></text:span><text:span text:style-name="Strong_20_Emphasis"><text:span text:style-name="T1">학기</text:span></text:span><text:span text:style-name="Strong_20_Emphasis"><text:span text:style-name="T2">: </text:span></text:span><text:span text:style-name="Strong_20_Emphasis"><text:span text:style-name="T1">인터넷 및 웹 페이지 기초</text:span></text:span></text:p>
                  </table:table-cell>
                  <table:table-cell table:style-name="表格3.A1" office:value-type="string">
                    <text:p text:style-name="P22"><text:span text:style-name="Strong_20_Emphasis"><text:span text:style-name="T2">4</text:span></text:span><text:span text:style-name="Strong_20_Emphasis"><text:span text:style-name="T1">학기</text:span></text:span><text:span text:style-name="Strong_20_Emphasis"><text:span text:style-name="T2">: </text:span></text:span><text:span text:style-name="Strong_20_Emphasis"><text:span text:style-name="T1">대화형 웹 페이지 및 프런트 엔드 프로그래밍</text:span></text:span></text:p>
                  </table:table-cell>
                </table:table-row>
                <table:table-row>
                  <table:table-cell table:style-name="表格3.A1" office:value-type="string">
                    <text:p text:style-name="P61">1</text:p>
                  </table:table-cell>
                  <table:table-cell table:style-name="表格3.A1" office:value-type="string">
                    <text:p text:style-name="P24"><text:span text:style-name="T1">과정 소개</text:span><text:span text:style-name="T2">, </text:span><text:span text:style-name="T1">컴퓨터 과학이란</text:span><text:span text:style-name="T2">, </text:span><text:span text:style-name="T1">컴퓨터 구성 </text:span><text:span text:style-name="T2">(</text:span><text:span text:style-name="T1">하드웨어</text:span><text:span text:style-name="T2">)</text:span></text:p>
                  </table:table-cell>
                  <table:table-cell table:style-name="表格3.A1" office:value-type="string">
                    <text:p text:style-name="P24"><text:span text:style-name="T2">Python </text:span><text:span text:style-name="T1">목록 </text:span><text:span text:style-name="T2">(List) </text:span><text:span text:style-name="T1">기본 연산 및 응용</text:span></text:p>
                  </table:table-cell>
                  <table:table-cell table:style-name="表格3.A1" office:value-type="string">
                    <text:p text:style-name="P24"><text:span text:style-name="T1">인터넷의 기원과 발전</text:span><text:span text:style-name="T2">, </text:span><text:span text:style-name="T1">인터넷 작동 원리</text:span></text:p>
                  </table:table-cell>
                  <table:table-cell table:style-name="表格3.A1" office:value-type="string">
                    <text:p text:style-name="P24"><text:span text:style-name="T2">JavaScript </text:span><text:span text:style-name="T1">소개</text:span><text:span text:style-name="T2">, HTML</text:span><text:span text:style-name="T1">에 </text:span><text:span text:style-name="T2">JavaScript </text:span><text:span text:style-name="T1">삽입 방법</text:span></text:p>
                  </table:table-cell>
                </table:table-row>
                <table:table-row>
                  <table:table-cell table:style-name="表格3.A1" office:value-type="string">
                    <text:p text:style-name="P61">2</text:p>
                  </table:table-cell>
                  <table:table-cell table:style-name="表格3.A1" office:value-type="string">
                    <text:p text:style-name="P24"><text:span text:style-name="T1">컴퓨터 구성 </text:span><text:span text:style-name="T2">(</text:span><text:span text:style-name="T1">소프트웨어</text:span><text:span text:style-name="T2">), </text:span><text:span text:style-name="T1">정보 및 데이터</text:span><text:span text:style-name="T2">, </text:span><text:span text:style-name="T1">이진법 기초</text:span></text:p>
                  </table:table-cell>
                  <table:table-cell table:style-name="表格3.A1" office:value-type="string">
                    <text:p text:style-name="P24"><text:span text:style-name="T2">Python </text:span><text:span text:style-name="T1">튜플 </text:span><text:span text:style-name="T2">(Tuple) </text:span><text:span text:style-name="T1">및 집합 </text:span><text:span text:style-name="T2">(Set) </text:span><text:span text:style-name="T1">기본 연산 및 응용</text:span></text:p>
                  </table:table-cell>
                  <table:table-cell table:style-name="表格3.A1" office:value-type="string">
                    <text:p text:style-name="P24"><text:span text:style-name="T1">브라우저 작동 원리</text:span><text:span text:style-name="T2">, </text:span><text:span text:style-name="T1">웹 페이지 구성 </text:span><text:span text:style-name="T2">(HTML </text:span><text:span text:style-name="T1">기본 태그</text:span><text:span text:style-name="T2">)</text:span></text:p>
                  </table:table-cell>
                  <table:table-cell table:style-name="表格3.A1" office:value-type="string">
                    <text:p text:style-name="P24"><text:span text:style-name="T2">JavaScript </text:span><text:span text:style-name="T1">기본 문법 </text:span><text:span text:style-name="T2">(</text:span><text:span text:style-name="T1">변수</text:span><text:span text:style-name="T2">, </text:span><text:span text:style-name="T1">데이터 유형</text:span><text:span text:style-name="T2">, </text:span><text:span text:style-name="T1">연산자</text:span><text:span text:style-name="T2">)</text:span></text:p>
                  </table:table-cell>
                </table:table-row>
                <table:table-row>
                  <table:table-cell table:style-name="表格3.A1" office:value-type="string">
                    <text:p text:style-name="P61">3</text:p>
                  </table:table-cell>
                  <table:table-cell table:style-name="表格3.A1" office:value-type="string">
                    <text:p text:style-name="P24"><text:span text:style-name="T1">알고리즘이란</text:span><text:span text:style-name="T2">, </text:span><text:span text:style-name="T1">생활 속 알고리즘 예시</text:span><text:span text:style-name="T2">, </text:span><text:span text:style-name="T1">순서도</text:span></text:p>
                  </table:table-cell>
                  <table:table-cell table:style-name="表格3.A1" office:value-type="string">
                    <text:p text:style-name="P24"><text:span text:style-name="T2">Python </text:span><text:span text:style-name="T1">사전 </text:span><text:span text:style-name="T2">(Dictionary) </text:span><text:span text:style-name="T1">기본 연산 및 응용</text:span></text:p>
                  </table:table-cell>
                  <table:table-cell table:style-name="表格3.A1" office:value-type="string">
                    <text:p text:style-name="P24"><text:span text:style-name="T2">HTML </text:span><text:span text:style-name="T1">일반 태그 </text:span><text:span text:style-name="T2">(</text:span><text:span text:style-name="T1">텍스트</text:span><text:span text:style-name="T2">, </text:span><text:span text:style-name="T1">이미지</text:span><text:span text:style-name="T2">, </text:span><text:span text:style-name="T1">링크</text:span><text:span text:style-name="T2">)</text:span></text:p>
                  </table:table-cell>
                  <table:table-cell table:style-name="表格3.A1" office:value-type="string">
                    <text:p text:style-name="P24"><text:span text:style-name="T2">JavaScript </text:span><text:span text:style-name="T1">제어 구조 </text:span><text:span text:style-name="T2">(</text:span><text:span text:style-name="T1">조건문 </text:span><text:span text:style-name="T2">if/else)</text:span></text:p>
                  </table:table-cell>
                </table:table-row>
                <table:table-row>
                  <table:table-cell table:style-name="表格3.A1" office:value-type="string">
                    <text:p text:style-name="P61">4</text:p>
                  </table:table-cell>
                  <table:table-cell table:style-name="表格3.A1" office:value-type="string">
                    <text:p text:style-name="P24"><text:span text:style-name="T2">Python </text:span><text:span text:style-name="T1">환경 설정</text:span><text:span text:style-name="T2">, </text:span><text:span text:style-name="T1">첫 번째 </text:span><text:span text:style-name="T2">Python </text:span><text:span text:style-name="T1">프로그램</text:span><text:span text:style-name="T2">, </text:span><text:span text:style-name="T1">변수 및 데이터 유형</text:span></text:p>
                  </table:table-cell>
                  <table:table-cell table:style-name="表格3.A1" office:value-type="string">
                    <text:p text:style-name="P24"><text:span text:style-name="T2">Python </text:span><text:span text:style-name="T1">함수 정의 및 호출</text:span></text:p>
                  </table:table-cell>
                  <table:table-cell table:style-name="表格3.A1" office:value-type="string">
                    <text:p text:style-name="P24"><text:span text:style-name="T2">HTML </text:span><text:span text:style-name="T1">표 및 양식</text:span></text:p>
                  </table:table-cell>
                  <table:table-cell table:style-name="表格3.A1" office:value-type="string">
                    <text:p text:style-name="P24"><text:span text:style-name="T2">JavaScript </text:span><text:span text:style-name="T1">제어 구조 </text:span><text:span text:style-name="T2">(</text:span><text:span text:style-name="T1">반복문 </text:span><text:span text:style-name="T2">for/while)</text:span></text:p>
                  </table:table-cell>
                </table:table-row>
                <table:table-row>
                  <table:table-cell table:style-name="表格3.A1" office:value-type="string">
                    <text:p text:style-name="P61">5</text:p>
                  </table:table-cell>
                  <table:table-cell table:style-name="表格3.A1" office:value-type="string">
                    <text:p text:style-name="P25">연산자 및 표현식</text:p>
                  </table:table-cell>
                  <table:table-cell table:style-name="表格3.A1" office:value-type="string">
                    <text:p text:style-name="P25">함수 매개 변수 및 반환 값</text:p>
                  </table:table-cell>
                  <table:table-cell table:style-name="表格3.A1" office:value-type="string">
                    <text:p text:style-name="P24"><text:span text:style-name="T2">CSS </text:span><text:span text:style-name="T1">소개</text:span><text:span text:style-name="T2">, CSS </text:span><text:span text:style-name="T1">삽입 방법</text:span><text:span text:style-name="T2">, CSS </text:span><text:span text:style-name="T1">선택자 </text:span><text:span text:style-name="T2">(</text:span><text:span text:style-name="T1">요소</text:span><text:span text:style-name="T2">, </text:span><text:span text:style-name="T1">클래스</text:span><text:span text:style-name="T2">, ID)</text:span></text:p>
                  </table:table-cell>
                  <table:table-cell table:style-name="表格3.A1" office:value-type="string">
                    <text:p text:style-name="P24"><text:span text:style-name="T2">JavaScript </text:span><text:span text:style-name="T1">웹 페이지 요소 조작 </text:span><text:span text:style-name="T2">(DOM) - </text:span><text:span text:style-name="T1">요소 가져오기</text:span></text:p>
                  </table:table-cell>
                </table:table-row>
                <text:soft-page-break/>
                <table:table-row>
                  <table:table-cell table:style-name="表格3.A1" office:value-type="string">
                    <text:p text:style-name="P61">6</text:p>
                  </table:table-cell>
                  <table:table-cell table:style-name="表格3.A1" office:value-type="string">
                    <text:p text:style-name="P25">입출력</text:p>
                  </table:table-cell>
                  <table:table-cell table:style-name="表格3.A1" office:value-type="string">
                    <text:p text:style-name="P24"><text:span text:style-name="T2">Python </text:span><text:span text:style-name="T1">모듈 개념 및 가져오기 </text:span><text:span text:style-name="T2">(</text:span><text:span text:style-name="T1">예</text:span><text:span text:style-name="T2">: math </text:span><text:span text:style-name="T1">모듈</text:span><text:span text:style-name="T2">)</text:span></text:p>
                  </table:table-cell>
                  <table:table-cell table:style-name="表格3.A1" office:value-type="string">
                    <text:p text:style-name="P24"><text:span text:style-name="T2">CSS </text:span><text:span text:style-name="T1">일반 속성 </text:span><text:span text:style-name="T2">(</text:span><text:span text:style-name="T1">색상</text:span><text:span text:style-name="T2">, </text:span><text:span text:style-name="T1">글꼴</text:span><text:span text:style-name="T2">, </text:span><text:span text:style-name="T1">배경</text:span><text:span text:style-name="T2">)</text:span></text:p>
                  </table:table-cell>
                  <table:table-cell table:style-name="表格3.A1" office:value-type="string">
                    <text:p text:style-name="P24"><text:span text:style-name="T2">JavaScript </text:span><text:span text:style-name="T1">웹 페이지 요소 조작 </text:span><text:span text:style-name="T2">(DOM) - </text:span><text:span text:style-name="T1">요소 내용 및 스타일 변경</text:span></text:p>
                  </table:table-cell>
                </table:table-row>
                <table:table-row>
                  <table:table-cell table:style-name="表格3.A1" office:value-type="string">
                    <text:p text:style-name="P61">7</text:p>
                  </table:table-cell>
                  <table:table-cell table:style-name="表格3.A1" office:value-type="string">
                    <text:p text:style-name="P24"><text:span text:style-name="T1">제어 구조 </text:span><text:span text:style-name="T2">(</text:span><text:span text:style-name="T1">순차 구조</text:span><text:span text:style-name="T2">)</text:span></text:p>
                  </table:table-cell>
                  <table:table-cell table:style-name="表格3.A1" office:value-type="string">
                    <text:p text:style-name="P25">사용자 정의 모듈 생성 및 사용</text:p>
                  </table:table-cell>
                  <table:table-cell table:style-name="表格3.A1" office:value-type="string">
                    <text:p text:style-name="P24"><text:span text:style-name="T2">CSS </text:span><text:span text:style-name="T1">박스 모델 </text:span><text:span text:style-name="T2">(Box Model)</text:span></text:p>
                  </table:table-cell>
                  <table:table-cell table:style-name="表格3.A1" office:value-type="string">
                    <text:p text:style-name="P24"><text:span text:style-name="T2">JavaScript </text:span><text:span text:style-name="T1">이벤트 처리 </text:span><text:span text:style-name="T2">(</text:span><text:span text:style-name="T1">예</text:span><text:span text:style-name="T2">: </text:span><text:span text:style-name="T1">클릭 이벤트</text:span><text:span text:style-name="T2">)</text:span></text:p>
                  </table:table-cell>
                </table:table-row>
                <table:table-row>
                  <table:table-cell table:style-name="表格3.A1" office:value-type="string">
                    <text:p text:style-name="P61">8</text:p>
                  </table:table-cell>
                  <table:table-cell table:style-name="表格3.A1" office:value-type="string">
                    <text:p text:style-name="P24"><text:span text:style-name="T1">제어 구조 </text:span><text:span text:style-name="T2">(</text:span><text:span text:style-name="T1">선택 구조 </text:span><text:span text:style-name="T2">if/else)</text:span></text:p>
                  </table:table-cell>
                  <table:table-cell table:style-name="表格3.A1" office:value-type="string">
                    <text:p text:style-name="P24"><text:span text:style-name="T1">객체 지향 프로그래밍 기초 </text:span><text:span text:style-name="T2">(</text:span><text:span text:style-name="T1">클래스 개념 및 간단한 응용</text:span><text:span text:style-name="T2">)</text:span></text:p>
                  </table:table-cell>
                  <table:table-cell table:style-name="表格3.A1" office:value-type="string">
                    <text:p text:style-name="P24"><text:span text:style-name="T2">CSS </text:span><text:span text:style-name="T1">레이아웃 기초 </text:span><text:span text:style-name="T2">(</text:span><text:span text:style-name="T1">예</text:span><text:span text:style-name="T2">: Flexbox </text:span><text:span text:style-name="T1">또는 </text:span><text:span text:style-name="T2">Grid </text:span><text:span text:style-name="T1">소개</text:span><text:span text:style-name="T2">)</text:span></text:p>
                  </table:table-cell>
                  <table:table-cell table:style-name="表格3.A1" office:value-type="string">
                    <text:p text:style-name="P24"><text:span text:style-name="T2">JavaScript </text:span><text:span text:style-name="T1">일반 이벤트 </text:span><text:span text:style-name="T2">(</text:span><text:span text:style-name="T1">예</text:span><text:span text:style-name="T2">: </text:span><text:span text:style-name="T1">마우스 이벤트</text:span><text:span text:style-name="T2">, </text:span><text:span text:style-name="T1">키보드 이벤트</text:span><text:span text:style-name="T2">)</text:span></text:p>
                  </table:table-cell>
                </table:table-row>
                <table:table-row>
                  <table:table-cell table:style-name="表格3.A1" office:value-type="string">
                    <text:p text:style-name="P61">9</text:p>
                  </table:table-cell>
                  <table:table-cell table:style-name="表格3.A1" office:value-type="string">
                    <text:p text:style-name="P24"><text:span text:style-name="T1">제어 구조 </text:span><text:span text:style-name="T2">(</text:span><text:span text:style-name="T1">반복 구조 </text:span><text:span text:style-name="T2">for </text:span><text:span text:style-name="T1">반복문</text:span><text:span text:style-name="T2">)</text:span></text:p>
                  </table:table-cell>
                  <table:table-cell table:style-name="表格3.A1" office:value-type="string">
                    <text:p text:style-name="P24"><text:span text:style-name="T1">예외 처리 </text:span><text:span text:style-name="T2">(try...except)</text:span></text:p>
                  </table:table-cell>
                  <table:table-cell table:style-name="表格3.A1" office:value-type="string">
                    <text:p text:style-name="P25">간단한 웹 페이지 레이아웃 실습</text:p>
                  </table:table-cell>
                  <table:table-cell table:style-name="表格3.A1" office:value-type="string">
                    <text:p text:style-name="P24"><text:span text:style-name="T1">정보 보안 기초</text:span><text:span text:style-name="T2">: </text:span><text:span text:style-name="T1">비밀번호 보안</text:span><text:span text:style-name="T2">, </text:span><text:span text:style-name="T1">바이러스 백신</text:span></text:p>
                  </table:table-cell>
                </table:table-row>
                <table:table-row>
                  <table:table-cell table:style-name="表格3.A1" office:value-type="string">
                    <text:p text:style-name="P61">10</text:p>
                  </table:table-cell>
                  <table:table-cell table:style-name="表格3.A1" office:value-type="string">
                    <text:p text:style-name="P24"><text:span text:style-name="T1">제어 구조 </text:span><text:span text:style-name="T2">(</text:span><text:span text:style-name="T1">반복 구조 </text:span><text:span text:style-name="T2">while </text:span><text:span text:style-name="T1">반복문</text:span><text:span text:style-name="T2">)</text:span></text:p>
                  </table:table-cell>
                  <table:table-cell table:style-name="表格3.A1" office:value-type="string">
                    <text:p text:style-name="P24"><text:span text:style-name="T1">파일 작업 </text:span><text:span text:style-name="T2">(</text:span><text:span text:style-name="T1">파일 읽기 및 쓰기</text:span><text:span text:style-name="T2">)</text:span></text:p>
                  </table:table-cell>
                  <table:table-cell table:style-name="表格3.A1" office:value-type="string">
                    <text:p text:style-name="P25">검색 엔진 사용 팁 및 주의 사항</text:p>
                  </table:table-cell>
                  <table:table-cell table:style-name="表格3.A1" office:value-type="string">
                    <text:p text:style-name="P24"><text:span text:style-name="T1">네트워크 소양</text:span><text:span text:style-name="T2">: </text:span><text:span text:style-name="T1">올바른 인터넷 사용</text:span><text:span text:style-name="T2">, </text:span><text:span text:style-name="T1">가짜 뉴스 식별</text:span></text:p>
                  </table:table-cell>
                </table:table-row>
                <table:table-row>
                  <table:table-cell table:style-name="表格3.A1" office:value-type="string">
                    <text:p text:style-name="P61">11</text:p>
                  </table:table-cell>
                  <table:table-cell table:style-name="表格3.A1" office:value-type="string">
                    <text:p text:style-name="P24"><text:span text:style-name="T1">종합 실습</text:span><text:span text:style-name="T2">: </text:span><text:span text:style-name="T1">제어 구조를 사용하여 간단한 문제 해결</text:span></text:p>
                  </table:table-cell>
                  <table:table-cell table:style-name="表格3.A1" office:value-type="string">
                    <text:p text:style-name="P24"><text:span text:style-name="T1">종합 실습</text:span><text:span text:style-name="T2">: </text:span><text:span text:style-name="T1">함수 및 모듈을 사용하는 프로그램 작성</text:span></text:p>
                  </table:table-cell>
                  <table:table-cell table:style-name="表格3.A1" office:value-type="string">
                    <text:p text:style-name="P24"><text:span text:style-name="T1">종합 실습</text:span><text:span text:style-name="T2">: </text:span><text:span text:style-name="T1">간단한 개인 웹 페이지 제작</text:span></text:p>
                  </table:table-cell>
                  <table:table-cell table:style-name="表格3.A1" office:value-type="string">
                    <text:p text:style-name="P24"><text:span text:style-name="T1">종합 실습</text:span><text:span text:style-name="T2">: </text:span><text:span text:style-name="T1">웹 페이지에 간단한 상호 작용 기능 추가</text:span></text:p>
                  </table:table-cell>
                </table:table-row>
                <table:table-row>
                  <table:table-cell table:style-name="表格3.A1" office:value-type="string">
                    <text:p text:style-name="P61">12-15</text:p>
                  </table:table-cell>
                  <table:table-cell table:style-name="表格3.A1" office:value-type="string">
                    <text:p text:style-name="P24"><text:span text:style-name="T1">기말 프로젝트 </text:span><text:span text:style-name="T2">(</text:span><text:span text:style-name="T1">선택 사항</text:span><text:span text:style-name="T2">): </text:span><text:span text:style-name="T1">배운 지식을 작은 프로젝트에 적용</text:span></text:p>
                  </table:table-cell>
                  <table:table-cell table:style-name="表格3.A1" office:value-type="string">
                    <text:p text:style-name="P24"><text:span text:style-name="T1">기말 프로젝트 </text:span><text:span text:style-name="T2">(</text:span><text:span text:style-name="T1">선택 사항</text:span><text:span text:style-name="T2">): </text:span><text:span text:style-name="T1">간단한 </text:span><text:span text:style-name="T2">Python </text:span><text:span text:style-name="T1">응용 프로그램 또는 도구 개발</text:span></text:p>
                  </table:table-cell>
                  <table:table-cell table:style-name="表格3.A1" office:value-type="string">
                    <text:p text:style-name="P24"><text:span text:style-name="T1">기말 프로젝트 </text:span><text:span text:style-name="T2">(</text:span><text:span text:style-name="T1">선택 사항</text:span><text:span text:style-name="T2">): </text:span><text:span text:style-name="T1">여러 페이지로 구성된 웹 사이트 설계 및 구현</text:span></text:p>
                  </table:table-cell>
                  <table:table-cell table:style-name="表格3.A1" office:value-type="string">
                    <text:p text:style-name="P62"><text:span text:style-name="T1">기말 프로젝트 </text:span><text:span text:style-name="T2">(</text:span><text:span text:style-name="T1">선택 사항</text:span><text:span text:style-name="T2">): </text:span><text:span text:style-name="T1">상호 작용 기능이 있는 웹 페이지 응용 프로그램 개발</text:span></text:p>
                  </table:table-cell>
                </table:table-row>
              </table:table>
              <text:p text:style-name="Text_20_body"/>
              <text:section text:style-name="Sect1" text:name="model-response-message-contentr_d8db97087c39c1ee">
                <text:p text:style-name="P8"><text:span text:style-name="Strong_20_Emphasis"><text:span text:style-name="T1">과정명</text:span></text:span><text:span text:style-name="Strong_20_Emphasis"><text:span text:style-name="T2">: </text:span></text:span><text:span text:style-name="Strong_20_Emphasis"><text:span text:style-name="T1">미래를 이끄는 청소년 컴퓨터 과학 탐험 여행</text:span></text:span></text:p>
                <text:p text:style-name="P1"><text:span text:style-name="Strong_20_Emphasis"><text:span text:style-name="T1">대상</text:span></text:span><text:span text:style-name="Strong_20_Emphasis"><text:span text:style-name="T2">:</text:span></text:span><text:span text:style-name="T2"> </text:span><text:span text:style-name="T1">중학생 </text:span><text:span text:style-name="T2">(12-16</text:span><text:span text:style-name="T1">세</text:span><text:span text:style-name="T2">, </text:span><text:span text:style-name="T1">중학생 중심</text:span><text:span text:style-name="T2">)</text:span></text:p>
                <text:p text:style-name="P1"><text:span text:style-name="Strong_20_Emphasis"><text:span text:style-name="T1">과정 기간</text:span></text:span><text:span text:style-name="Strong_20_Emphasis"><text:span text:style-name="T2">:</text:span></text:span></text:p>
                <text:list text:style-name="L31">
                  <text:list-item>
                    <text:p text:style-name="P63"><text:span text:style-name="T2">4</text:span><text:span text:style-name="T1">학기</text:span><text:span text:style-name="T2">, </text:span><text:span text:style-name="T1">각 학기 </text:span><text:span text:style-name="T2">12</text:span><text:span text:style-name="T1">주</text:span><text:span text:style-name="T2">, </text:span><text:span text:style-name="T1">주 </text:span><text:span text:style-name="T2">1</text:span><text:span text:style-name="T1">회 수업</text:span><text:span text:style-name="T2">, </text:span><text:span text:style-name="T1">회당 </text:span><text:span text:style-name="T2">1.5</text:span><text:span text:style-name="T1">시간 </text:span><text:span text:style-name="T2">(</text:span><text:span text:style-name="T1">요구에 따라 조정 가능</text:span><text:span text:style-name="T2">) </text:span></text:p>
                  </text:list-item>
                </text:list>
                <text:p text:style-name="P1"><text:span text:style-name="Strong_20_Emphasis"><text:span text:style-name="T1">교육 목표</text:span></text:span><text:span text:style-name="Strong_20_Emphasis"><text:span text:style-name="T2">:</text:span></text:span></text:p>
                <text:list text:style-name="L32">
                  <text:list-item>
                    <text:p text:style-name="P64">컴퓨터 과학 기초 지식 및 프로그래밍 기술 습득 </text:p>
                  </text:list-item>
                  <text:list-item>
                    <text:p text:style-name="P65"><text:span text:style-name="T1">논리적 사고</text:span><text:span text:style-name="T2">, </text:span><text:span text:style-name="T1">문제 해결 능력 및 혁신 정신 배양 </text:span></text:p>
                  </text:list-item>
                  <text:list-item>
                    <text:p text:style-name="P65"><text:span text:style-name="T2">AI, </text:span><text:span text:style-name="T1">인터넷 등 첨단 기술 이해</text:span><text:span text:style-name="T2">, </text:span><text:span text:style-name="T1">미래 발전을 위한 기반 마련 </text:span></text:p>
                  </text:list-item>
                </text:list>
                <text:p text:style-name="P1"><text:span text:style-name="Strong_20_Emphasis"><text:span text:style-name="T1">과정 모듈 및 구성</text:span></text:span></text:p>
                <text:p text:style-name="P1"><text:span text:style-name="Strong_20_Emphasis"><text:span text:style-name="T2">1</text:span></text:span><text:span text:style-name="Strong_20_Emphasis"><text:span text:style-name="T1">학기</text:span></text:span><text:span text:style-name="Strong_20_Emphasis"><text:span text:style-name="T2">: </text:span></text:span><text:span text:style-name="Strong_20_Emphasis"><text:span text:style-name="T1">컴퓨팅 사고 및 </text:span></text:span><text:span text:style-name="Strong_20_Emphasis"><text:span text:style-name="T2">Python </text:span></text:span><text:span text:style-name="Strong_20_Emphasis"><text:span text:style-name="T1">프로그래밍 입문 </text:span></text:span><text:span text:style-name="Strong_20_Emphasis"><text:span text:style-name="T2">(12</text:span></text:span><text:span text:style-name="Strong_20_Emphasis"><text:span text:style-name="T1">주</text:span></text:span><text:span text:style-name="Strong_20_Emphasis"><text:span text:style-name="T2">)</text:span></text:span></text:p>
                <text:list text:style-name="L33">
                  <text:list-item>
                    <text:p text:style-name="P66"><text:span text:style-name="Strong_20_Emphasis"><text:span text:style-name="T1">내용</text:span></text:span><text:span text:style-name="Strong_20_Emphasis"><text:span text:style-name="T2">:</text:span></text:span><text:span text:style-name="T2"> </text:span></text:p>
                    <text:list>
                      <text:list-item>
                        <text:p text:style-name="P66"><text:span text:style-name="T1">컴퓨터 과학 소개</text:span><text:span text:style-name="T2">, </text:span><text:span text:style-name="T1">하드웨어 및 소프트웨어 기초</text:span><text:span text:style-name="T2">, </text:span><text:span text:style-name="T1">이진법 및 데이터 </text:span></text:p>
                      </text:list-item>
                      <text:list-item>
                        <text:p text:style-name="P66"><text:span text:style-name="T1">컴퓨팅 사고</text:span><text:span text:style-name="T2">: </text:span><text:span text:style-name="T1">알고리즘</text:span><text:span text:style-name="T2">, </text:span><text:span text:style-name="T1">순서도</text:span><text:span text:style-name="T2">, </text:span><text:span text:style-name="T1">문제 분해 </text:span></text:p>
                      </text:list-item>
                      <text:list-item>
                        <text:p text:style-name="P66"><text:span text:style-name="T2">Python </text:span><text:span text:style-name="T1">입문</text:span><text:span text:style-name="T2">: </text:span><text:span text:style-name="T1">변수</text:span><text:span text:style-name="T2">, </text:span><text:span text:style-name="T1">데이터 유형</text:span><text:span text:style-name="T2">, </text:span><text:span text:style-name="T1">연산자</text:span><text:span text:style-name="T2">, </text:span><text:span text:style-name="T1">입출력</text:span><text:span text:style-name="T2">, </text:span><text:span text:style-name="T1">조건문 </text:span><text:span text:style-name="T2">(if-else), </text:span><text:span text:style-name="T1">반복문 </text:span><text:span text:style-name="T2">(for/while) </text:span></text:p>
                      </text:list-item>
                    </text:list>
                  </text:list-item>
                  <text:list-item>
                    <text:p text:style-name="P66"><text:span text:style-name="Strong_20_Emphasis"><text:span text:style-name="T1">활동 및 프로젝트</text:span></text:span><text:span text:style-name="Strong_20_Emphasis"><text:span text:style-name="T2">:</text:span></text:span><text:span text:style-name="T2"> </text:span></text:p>
                    <text:list>
                      <text:list-item>
                        <text:p text:style-name="P66"><text:span text:style-name="T2">"</text:span><text:span text:style-name="T1">숫자 맞추기</text:span><text:span text:style-name="T2">" </text:span><text:span text:style-name="T1">게임 작성 </text:span></text:p>
                      </text:list-item>
                      <text:list-item>
                        <text:p text:style-name="P66"><text:span text:style-name="T1">기말 프로젝트</text:span><text:span text:style-name="T2">: </text:span><text:span text:style-name="T1">간단한 계산기 또는 작은 도구 설계 </text:span></text:p>
                      </text:list-item>
                    </text:list>
                  </text:list-item>
                  <text:list-item>
                    <text:p text:style-name="P66"><text:span text:style-name="Strong_20_Emphasis"><text:span text:style-name="T1">학습 결과</text:span></text:span><text:span text:style-name="Strong_20_Emphasis"><text:span text:style-name="T2">:</text:span></text:span><text:span text:style-name="T2"> </text:span><text:span text:style-name="T1">프로그래밍 기초 습득</text:span><text:span text:style-name="T2">, </text:span><text:span text:style-name="T1">논리적 사고 배양</text:span><text:span text:style-name="T2">, </text:span><text:span text:style-name="T1">코드의 즐거움 경험 </text:span></text:p>
                  </text:list-item>
                </text:list>
                <text:p text:style-name="P1"><text:span text:style-name="Strong_20_Emphasis"><text:span text:style-name="T2">2</text:span></text:span><text:span text:style-name="Strong_20_Emphasis"><text:span text:style-name="T1">학기</text:span></text:span><text:span text:style-name="Strong_20_Emphasis"><text:span text:style-name="T2">: Python </text:span></text:span><text:span text:style-name="Strong_20_Emphasis"><text:span text:style-name="T1">프로그래밍 심화 및 응용 </text:span></text:span><text:span text:style-name="Strong_20_Emphasis"><text:span text:style-name="T2">(12</text:span></text:span><text:span text:style-name="Strong_20_Emphasis"><text:span text:style-name="T1">주</text:span></text:span><text:span text:style-name="Strong_20_Emphasis"><text:span text:style-name="T2">)</text:span></text:span></text:p>
                <text:list text:style-name="L34">
                  <text:list-item>
                    <text:p text:style-name="P67"><text:span text:style-name="Strong_20_Emphasis"><text:span text:style-name="T1">내용</text:span></text:span><text:span text:style-name="Strong_20_Emphasis"><text:span text:style-name="T2">:</text:span></text:span><text:span text:style-name="T2"> </text:span></text:p>
                    <text:list>
                      <text:list-item>
                        <text:p text:style-name="P67"><text:span text:style-name="T1">데이터 구조</text:span><text:span text:style-name="T2">: </text:span><text:span text:style-name="T1">목록</text:span><text:span text:style-name="T2">, </text:span><text:span text:style-name="T1">튜플</text:span><text:span text:style-name="T2">, </text:span><text:span text:style-name="T1">사전 </text:span></text:p>
                      </text:list-item>
                      <text:list-item>
                        <text:p text:style-name="P67"><text:span text:style-name="T1">함수 및 모듈</text:span><text:span text:style-name="T2">: </text:span><text:span text:style-name="T1">정의</text:span><text:span text:style-name="T2">, </text:span><text:span text:style-name="T1">호출</text:span><text:span text:style-name="T2">, </text:span><text:span text:style-name="T1">코드 재사용 </text:span></text:p>
                      </text:list-item>
                      <text:list-item>
                        <text:p text:style-name="P68">파일 작업 및 예외 처리 </text:p>
                      </text:list-item>
                      <text:list-item>
                        <text:p text:style-name="P67"><text:span text:style-name="T1">응용 사례</text:span><text:span text:style-name="T2">: </text:span><text:span text:style-name="T1">데이터 분석</text:span><text:span text:style-name="T2">, </text:span><text:span text:style-name="T1">텍스트 처리</text:span><text:span text:style-name="T2">, </text:span><text:span text:style-name="T1">그래픽 그리기 </text:span></text:p>
                      </text:list-item>
                    </text:list>
                  </text:list-item>
                  <text:list-item>
                    <text:p text:style-name="P67"><text:span text:style-name="Strong_20_Emphasis"><text:span text:style-name="T1">활동 및 프로젝트</text:span></text:span><text:span text:style-name="Strong_20_Emphasis"><text:span text:style-name="T2">:</text:span></text:span><text:span text:style-name="T2"> </text:span></text:p>
                    <text:list>
                      <text:list-item>
                        <text:p text:style-name="P67"><text:span text:style-name="T1">학생 점수 처리 </text:span><text:span text:style-name="T2">"</text:span><text:span text:style-name="T1">성적 관리기</text:span><text:span text:style-name="T2">" </text:span><text:span text:style-name="T1">작성 </text:span></text:p>
                      </text:list-item>
                      <text:list-item>
                        <text:p text:style-name="P67"><text:span text:style-name="T1">기말 프로젝트</text:span><text:span text:style-name="T2">: </text:span><text:span text:style-name="T1">실용적인 도구 개발 </text:span><text:span text:style-name="T2">(</text:span><text:span text:style-name="T1">예</text:span><text:span text:style-name="T2">: </text:span><text:span text:style-name="T1">일정 알림 또는 단어 카운터</text:span><text:span text:style-name="T2">) </text:span></text:p>
                      </text:list-item>
                    </text:list>
                  </text:list-item>
                  <text:list-item>
                    <text:p text:style-name="P67"><text:span text:style-name="Strong_20_Emphasis"><text:span text:style-name="T1">학습 결과</text:span></text:span><text:span text:style-name="Strong_20_Emphasis"><text:span text:style-name="T2">:</text:span></text:span><text:span text:style-name="T2"> </text:span><text:span text:style-name="T1">프로그래밍 능력 향상</text:span><text:span text:style-name="T2">, </text:span><text:span text:style-name="T1">현실에서의 코드 응용 이해 </text:span></text:p>
                  </text:list-item>
                </text:list>
                <text:p text:style-name="P1"><text:span text:style-name="Strong_20_Emphasis"><text:span text:style-name="T2">3</text:span></text:span><text:span text:style-name="Strong_20_Emphasis"><text:span text:style-name="T1">학기</text:span></text:span><text:span text:style-name="Strong_20_Emphasis"><text:span text:style-name="T2">: </text:span></text:span><text:span text:style-name="Strong_20_Emphasis"><text:span text:style-name="T1">인터넷 및 웹 페이지 기초 </text:span></text:span><text:span text:style-name="Strong_20_Emphasis"><text:span text:style-name="T2">(12</text:span></text:span><text:span text:style-name="Strong_20_Emphasis"><text:span text:style-name="T1">주</text:span></text:span><text:span text:style-name="Strong_20_Emphasis"><text:span text:style-name="T2">)</text:span></text:span></text:p>
                <text:list text:style-name="L35">
                  <text:list-item>
                    <text:p text:style-name="P69"><text:span text:style-name="Strong_20_Emphasis"><text:span text:style-name="T1">내용</text:span></text:span><text:span text:style-name="Strong_20_Emphasis"><text:span text:style-name="T2">:</text:span></text:span><text:span text:style-name="T2"> </text:span></text:p>
                    <text:list>
                      <text:list-item>
                        <text:p text:style-name="P69"><text:span text:style-name="T1">인터넷 원리</text:span><text:span text:style-name="T2">, </text:span><text:span text:style-name="T1">브라우저 작동 방식 </text:span></text:p>
                      </text:list-item>
                      <text:list-item>
                        <text:p text:style-name="P69"><text:span text:style-name="T2">HTML </text:span><text:span text:style-name="T1">기초</text:span><text:span text:style-name="T2">: </text:span><text:span text:style-name="T1">태그</text:span><text:span text:style-name="T2">, </text:span><text:span text:style-name="T1">표</text:span><text:span text:style-name="T2">, </text:span><text:span text:style-name="T1">양식 </text:span></text:p>
                      </text:list-item>
                      <text:list-item>
                        <text:p text:style-name="P69"><text:soft-page-break/><text:span text:style-name="T2">CSS </text:span><text:span text:style-name="T1">기초</text:span><text:span text:style-name="T2">: </text:span><text:span text:style-name="T1">스타일</text:span><text:span text:style-name="T2">, </text:span><text:span text:style-name="T1">박스 모델</text:span><text:span text:style-name="T2">, </text:span><text:span text:style-name="T1">간단한 레이아웃 </text:span><text:span text:style-name="T2">(Flexbox) </text:span></text:p>
                      </text:list-item>
                    </text:list>
                  </text:list-item>
                  <text:list-item>
                    <text:p text:style-name="P69"><text:span text:style-name="Strong_20_Emphasis"><text:span text:style-name="T1">활동 및 프로젝트</text:span></text:span><text:span text:style-name="Strong_20_Emphasis"><text:span text:style-name="T2">:</text:span></text:span><text:span text:style-name="T2"> </text:span></text:p>
                    <text:list>
                      <text:list-item>
                        <text:p text:style-name="P70">개인 소개 웹 페이지 제작 </text:p>
                      </text:list-item>
                      <text:list-item>
                        <text:p text:style-name="P69"><text:span text:style-name="T1">기말 프로젝트</text:span><text:span text:style-name="T2">: </text:span><text:span text:style-name="T1">다중 페이지 정적 웹 사이트 설계 </text:span><text:span text:style-name="T2">(</text:span><text:span text:style-name="T1">예</text:span><text:span text:style-name="T2">: </text:span><text:span text:style-name="T1">관심사 전시 페이지</text:span><text:span text:style-name="T2">) </text:span></text:p>
                      </text:list-item>
                    </text:list>
                  </text:list-item>
                  <text:list-item>
                    <text:p text:style-name="P69"><text:span text:style-name="Strong_20_Emphasis"><text:span text:style-name="T1">학습 결과</text:span></text:span><text:span text:style-name="Strong_20_Emphasis"><text:span text:style-name="T2">:</text:span></text:span><text:span text:style-name="T2"> </text:span><text:span text:style-name="T1">웹 페이지 구성 원리 이해</text:span><text:span text:style-name="T2">, </text:span><text:span text:style-name="T1">웹 페이지 디자인 기초 기술 습득 </text:span></text:p>
                  </text:list-item>
                </text:list>
                <text:p text:style-name="P1"><text:span text:style-name="Strong_20_Emphasis"><text:span text:style-name="T2">4</text:span></text:span><text:span text:style-name="Strong_20_Emphasis"><text:span text:style-name="T1">학기</text:span></text:span><text:span text:style-name="Strong_20_Emphasis"><text:span text:style-name="T2">: </text:span></text:span><text:span text:style-name="Strong_20_Emphasis"><text:span text:style-name="T1">대화형 웹 페이지 및 프런트 엔드 프로그래밍 </text:span></text:span><text:span text:style-name="Strong_20_Emphasis"><text:span text:style-name="T2">(12</text:span></text:span><text:span text:style-name="Strong_20_Emphasis"><text:span text:style-name="T1">주</text:span></text:span><text:span text:style-name="Strong_20_Emphasis"><text:span text:style-name="T2">)</text:span></text:span></text:p>
                <text:list text:style-name="L36">
                  <text:list-item>
                    <text:p text:style-name="P71"><text:span text:style-name="Strong_20_Emphasis"><text:span text:style-name="T1">내용</text:span></text:span><text:span text:style-name="Strong_20_Emphasis"><text:span text:style-name="T2">:</text:span></text:span><text:span text:style-name="T2"> </text:span></text:p>
                    <text:list>
                      <text:list-item>
                        <text:p text:style-name="P71"><text:span text:style-name="T2">JavaScript </text:span><text:span text:style-name="T1">기초</text:span><text:span text:style-name="T2">: </text:span><text:span text:style-name="T1">변수</text:span><text:span text:style-name="T2">, </text:span><text:span text:style-name="T1">조건</text:span><text:span text:style-name="T2">, </text:span><text:span text:style-name="T1">반복</text:span><text:span text:style-name="T2">, DOM </text:span><text:span text:style-name="T1">작업 </text:span></text:p>
                      </text:list-item>
                      <text:list-item>
                        <text:p text:style-name="P71"><text:span text:style-name="T1">웹 페이지 상호 작용</text:span><text:span text:style-name="T2">: </text:span><text:span text:style-name="T1">이벤트 처리 </text:span><text:span text:style-name="T2">(</text:span><text:span text:style-name="T1">클릭</text:span><text:span text:style-name="T2">, </text:span><text:span text:style-name="T1">마우스 이벤트</text:span><text:span text:style-name="T2">) </text:span></text:p>
                      </text:list-item>
                      <text:list-item>
                        <text:p text:style-name="P71"><text:span text:style-name="T1">네트워크 소양 및 보안</text:span><text:span text:style-name="T2">: </text:span><text:span text:style-name="T1">비밀번호 보호</text:span><text:span text:style-name="T2">, </text:span><text:span text:style-name="T1">정보 식별 </text:span></text:p>
                      </text:list-item>
                    </text:list>
                  </text:list-item>
                  <text:list-item>
                    <text:p text:style-name="P71"><text:span text:style-name="Strong_20_Emphasis"><text:span text:style-name="T1">활동 및 프로젝트</text:span></text:span><text:span text:style-name="Strong_20_Emphasis"><text:span text:style-name="T2">:</text:span></text:span><text:span text:style-name="T2"> </text:span></text:p>
                    <text:list>
                      <text:list-item>
                        <text:p text:style-name="P71"><text:span text:style-name="T1">웹 페이지에 상호 작용 기능 추가 </text:span><text:span text:style-name="T2">(</text:span><text:span text:style-name="T1">예</text:span><text:span text:style-name="T2">: </text:span><text:span text:style-name="T1">버튼으로 이미지 전환</text:span><text:span text:style-name="T2">) </text:span></text:p>
                      </text:list-item>
                      <text:list-item>
                        <text:p text:style-name="P71"><text:span text:style-name="T1">기말 프로젝트</text:span><text:span text:style-name="T2">: </text:span><text:span text:style-name="T1">동적 웹 페이지 개발 </text:span><text:span text:style-name="T2">(</text:span><text:span text:style-name="T1">예</text:span><text:span text:style-name="T2">: </text:span><text:span text:style-name="T1">할 일 목록 또는 간단한 게임</text:span><text:span text:style-name="T2">) </text:span></text:p>
                      </text:list-item>
                    </text:list>
                  </text:list-item>
                  <text:list-item>
                    <text:p text:style-name="P71"><text:span text:style-name="Strong_20_Emphasis"><text:span text:style-name="T1">학습 결과</text:span></text:span><text:span text:style-name="Strong_20_Emphasis"><text:span text:style-name="T2">:</text:span></text:span><text:span text:style-name="T2"> </text:span><text:span text:style-name="T1">웹 페이지 상호 작용 기술 습득</text:span><text:span text:style-name="T2">, </text:span><text:span text:style-name="T1">네트워크 보안 인식 향상 </text:span></text:p>
                  </text:list-item>
                </text:list>
                <text:p text:style-name="P1"><text:span text:style-name="Strong_20_Emphasis"><text:span text:style-name="T1">선택적 심화 과정 </text:span></text:span><text:span text:style-name="Strong_20_Emphasis"><text:span text:style-name="T2">(</text:span></text:span><text:span text:style-name="Strong_20_Emphasis"><text:span text:style-name="T1">흥미에 따라 선택</text:span></text:span><text:span text:style-name="Strong_20_Emphasis"><text:span text:style-name="T2">, 5-10</text:span></text:span><text:span text:style-name="Strong_20_Emphasis"><text:span text:style-name="T1">시간</text:span></text:span><text:span text:style-name="Strong_20_Emphasis"><text:span text:style-name="T2">)</text:span></text:span></text:p>
                <text:list text:style-name="L37">
                  <text:list-item>
                    <text:p text:style-name="P72"><text:span text:style-name="T1">데이터베이스 입문 및 응용</text:span><text:span text:style-name="T2">: </text:span><text:span text:style-name="T1">데이터 저장 및 관리 기초 </text:span></text:p>
                  </text:list-item>
                  <text:list-item>
                    <text:p text:style-name="P72"><text:span text:style-name="T1">인공 지능 첫 경험</text:span><text:span text:style-name="T2">: AI </text:span><text:span text:style-name="T1">원리 및 간단한 응용 </text:span></text:p>
                  </text:list-item>
                  <text:list-item>
                    <text:p text:style-name="P72"><text:span text:style-name="T1">창의적인 프로젝트 실습</text:span><text:span text:style-name="T2">: </text:span><text:span text:style-name="T1">배운 내용을 종합하여 개인화된 프로젝트 개발 </text:span></text:p>
                  </text:list-item>
                </text:list>
                <text:p text:style-name="P1"><text:span text:style-name="Strong_20_Emphasis"><text:span text:style-name="T1">교육 방법</text:span></text:span><text:span text:style-name="Strong_20_Emphasis"><text:span text:style-name="T2">:</text:span></text:span></text:p>
                <text:list text:style-name="L38">
                  <text:list-item>
                    <text:p text:style-name="P73"><text:span text:style-name="Strong_20_Emphasis"><text:span text:style-name="T1">사례 기반 교육</text:span></text:span><text:span text:style-name="Strong_20_Emphasis"><text:span text:style-name="T2">:</text:span></text:span><text:span text:style-name="T2"> </text:span><text:span text:style-name="T1">생활 속 예시 </text:span><text:span text:style-name="T2">(</text:span><text:span text:style-name="T1">예</text:span><text:span text:style-name="T2">: </text:span><text:span text:style-name="T1">게임 디자인</text:span><text:span text:style-name="T2">) </text:span><text:span text:style-name="T1">를 사용하여 추상적인 개념 설명 </text:span></text:p>
                  </text:list-item>
                  <text:list-item>
                    <text:p text:style-name="P73"><text:span text:style-name="Strong_20_Emphasis"><text:span text:style-name="T1">프로젝트 기반 학습</text:span></text:span><text:span text:style-name="Strong_20_Emphasis"><text:span text:style-name="T2">:</text:span></text:span><text:span text:style-name="T2"> </text:span><text:span text:style-name="T1">각 모듈 종료 시 작은 프로젝트 완료</text:span><text:span text:style-name="T2">, </text:span><text:span text:style-name="T1">배운 내용 활용 </text:span></text:p>
                  </text:list-item>
                  <text:list-item>
                    <text:p text:style-name="P73"><text:span text:style-name="Strong_20_Emphasis"><text:span text:style-name="T1">실습</text:span></text:span><text:span text:style-name="Strong_20_Emphasis"><text:span text:style-name="T2">:</text:span></text:span><text:span text:style-name="T2"> </text:span><text:span text:style-name="T1">온라인 도구 </text:span><text:span text:style-name="T2">(Python, CodePen </text:span><text:span text:style-name="T1">등</text:span><text:span text:style-name="T2">) </text:span><text:span text:style-name="T1">를 통한 실시간 연습 </text:span></text:p>
                  </text:list-item>
                  <text:list-item>
                    <text:p text:style-name="P73"><text:span text:style-name="Strong_20_Emphasis"><text:span text:style-name="T1">개별 맞춤 지도</text:span></text:span><text:span text:style-name="Strong_20_Emphasis"><text:span text:style-name="T2">:</text:span></text:span><text:span text:style-name="T2"> </text:span><text:span text:style-name="T1">소규모 수업</text:span><text:span text:style-name="T2">, </text:span><text:span text:style-name="T1">각 학생의 진행 상황에 집중 </text:span></text:p>
                  </text:list-item>
                </text:list>
                <text:p text:style-name="P1"><text:span text:style-name="Strong_20_Emphasis"><text:span text:style-name="T1">홍보 자료</text:span></text:span></text:p>
                <text:p text:style-name="P1"><text:span text:style-name="Strong_20_Emphasis"><text:span text:style-name="T1">제목</text:span></text:span><text:span text:style-name="Strong_20_Emphasis"><text:span text:style-name="T2">: </text:span></text:span><text:span text:style-name="Strong_20_Emphasis"><text:span text:style-name="T1">미래를 이끄는 청소년 컴퓨터 과학 탐험 여행</text:span></text:span></text:p>
                <text:p text:style-name="P1"><text:span text:style-name="Strong_20_Emphasis"><text:span text:style-name="T1">홍보 문구</text:span></text:span><text:span text:style-name="Strong_20_Emphasis"><text:span text:style-name="T2">:</text:span></text:span></text:p>
                <text:p text:style-name="P1"><text:span text:style-name="T2">"</text:span><text:span text:style-name="T1">호기심에 불을 붙이고 미래 기술을 마스터하세요</text:span><text:span text:style-name="T2">! </text:span><text:span text:style-name="T1">자녀를 컴퓨터 과학의 놀라운 세계로 초대합니다</text:span><text:span text:style-name="T2">!"</text:span></text:p>
                <text:p text:style-name="P1"><text:span text:style-name="Strong_20_Emphasis"><text:span text:style-name="T1">학부모님께 드리는 편지</text:span></text:span><text:span text:style-name="Strong_20_Emphasis"><text:span text:style-name="T2">:</text:span></text:span></text:p>
                <text:p text:style-name="P1"><text:span text:style-name="T1">존경하는 학부모님께</text:span><text:span text:style-name="T2">,</text:span></text:p>
                <text:p text:style-name="P1"><text:span text:style-name="T1">급변하는 디지털 시대에 컴퓨터 과학은 단순한 기술이 아닌 자녀의 미래 경쟁력을 위한 핵심 요소입니다</text:span><text:span text:style-name="T2">. </text:span><text:span text:style-name="T1">이는 논리적 사고</text:span><text:span text:style-name="T2">, </text:span><text:span text:style-name="T1">문제 해결 능력 및 혁신 정신을 키워 자녀가 학업과 생활에서 탁월한 성과를 거두도록 돕습니다</text:span><text:span text:style-name="T2">. </text:span><text:span text:style-name="T1">저희의 </text:span><text:span text:style-name="T2">"</text:span><text:span text:style-name="T1">미래를 이끄는 청소년 컴퓨터 과학 탐험 여행</text:span><text:span text:style-name="T2">"</text:span><text:span text:style-name="T1">은 중학생을 위해 맞춤 설계되었으며</text:span><text:span text:style-name="T2">, </text:span><text:soft-page-break/><text:span text:style-name="T1">생생하고 재미있는 과정을 통해 자녀가 컴퓨터 과학에 쉽게 입문하고 미래 지향적인 </text:span><text:span text:style-name="T2">"</text:span><text:span text:style-name="T1">필수 기술</text:span><text:span text:style-name="T2">"</text:span><text:span text:style-name="T1">을 습득하도록 합니다</text:span><text:span text:style-name="T2">.</text:span></text:p>
                <text:p text:style-name="P1"><text:span text:style-name="Strong_20_Emphasis"><text:span text:style-name="T1">과정 특징</text:span></text:span><text:span text:style-name="Strong_20_Emphasis"><text:span text:style-name="T2">:</text:span></text:span></text:p>
                <text:list text:style-name="L39">
                  <text:list-item>
                    <text:p text:style-name="P74"><text:span text:style-name="Strong_20_Emphasis"><text:span text:style-name="T1">체계적인 학습</text:span></text:span><text:span text:style-name="Strong_20_Emphasis"><text:span text:style-name="T2">:</text:span></text:span><text:span text:style-name="T2"> </text:span><text:span text:style-name="T1">기초부터 실전 응용까지 단계별 진행 </text:span></text:p>
                  </text:list-item>
                  <text:list-item>
                    <text:p text:style-name="P74"><text:span text:style-name="Strong_20_Emphasis"><text:span text:style-name="T1">재미있는 교육</text:span></text:span><text:span text:style-name="Strong_20_Emphasis"><text:span text:style-name="T2">:</text:span></text:span><text:span text:style-name="T2"> </text:span><text:span text:style-name="T1">대화형 수업</text:span><text:span text:style-name="T2">, </text:span><text:span text:style-name="T1">게임화된 연습으로 흥미 유발 </text:span></text:p>
                  </text:list-item>
                  <text:list-item>
                    <text:p text:style-name="P74"><text:span text:style-name="Strong_20_Emphasis"><text:span text:style-name="T1">실전 기술</text:span></text:span><text:span text:style-name="Strong_20_Emphasis"><text:span text:style-name="T2">:</text:span></text:span><text:span text:style-name="T2"> </text:span><text:span text:style-name="T1">코드 작성</text:span><text:span text:style-name="T2">, </text:span><text:span text:style-name="T1">웹 페이지 디자인</text:span><text:span text:style-name="T2">, </text:span><text:span text:style-name="T1">배운 내용 활용 </text:span></text:p>
                  </text:list-item>
                  <text:list-item>
                    <text:p text:style-name="P74"><text:span text:style-name="Strong_20_Emphasis"><text:span text:style-name="T1">미래 지향적</text:span></text:span><text:span text:style-name="Strong_20_Emphasis"><text:span text:style-name="T2">:</text:span></text:span><text:span text:style-name="T2"> AI, </text:span><text:span text:style-name="T1">인터넷 등 첨단 기술 탐색 </text:span></text:p>
                  </text:list-item>
                  <text:list-item>
                    <text:p text:style-name="P74"><text:span text:style-name="Strong_20_Emphasis"><text:span text:style-name="T1">전문가 팀</text:span></text:span><text:span text:style-name="Strong_20_Emphasis"><text:span text:style-name="T2">:</text:span></text:span><text:span text:style-name="T2"> </text:span><text:span text:style-name="T1">풀스택 개발 엔지니어의 직접 강의</text:span><text:span text:style-name="T2">, </text:span><text:span text:style-name="T1">품질 보장 </text:span></text:p>
                  </text:list-item>
                </text:list>
                <text:p text:style-name="P1"><text:span text:style-name="Strong_20_Emphasis"><text:span text:style-name="T1">과정 모듈 개요</text:span></text:span><text:span text:style-name="Strong_20_Emphasis"><text:span text:style-name="T2">:</text:span></text:span></text:p>
                <text:list text:style-name="L40">
                  <text:list-item>
                    <text:p text:style-name="P75"><text:span text:style-name="Strong_20_Emphasis"><text:span text:style-name="T1">컴퓨팅 사고 및 </text:span></text:span><text:span text:style-name="Strong_20_Emphasis"><text:span text:style-name="T2">Python </text:span></text:span><text:span text:style-name="Strong_20_Emphasis"><text:span text:style-name="T1">프로그래밍 입문 </text:span></text:span><text:span text:style-name="Strong_20_Emphasis"><text:span text:style-name="T2">(12</text:span></text:span><text:span text:style-name="Strong_20_Emphasis"><text:span text:style-name="T1">주</text:span></text:span><text:span text:style-name="Strong_20_Emphasis"><text:span text:style-name="T2">):</text:span></text:span><text:span text:style-name="T2"> </text:span></text:p>
                    <text:list>
                      <text:list-item>
                        <text:p text:style-name="P75"><text:span text:style-name="T1">컴퓨터 세계의 신비 탐험</text:span><text:span text:style-name="T2">, Python</text:span><text:span text:style-name="T1">으로 첫 번째 프로그램 작성 </text:span></text:p>
                      </text:list-item>
                      <text:list-item>
                        <text:p text:style-name="P75"><text:span text:style-name="T1">결과</text:span><text:span text:style-name="T2">: </text:span><text:span text:style-name="T1">논리적 사고 </text:span><text:span text:style-name="T2">+ </text:span><text:span text:style-name="T1">프로그래밍 기초 </text:span></text:p>
                      </text:list-item>
                    </text:list>
                  </text:list-item>
                  <text:list-item>
                    <text:p text:style-name="P75"><text:span text:style-name="Strong_20_Emphasis"><text:span text:style-name="T2">Python </text:span></text:span><text:span text:style-name="Strong_20_Emphasis"><text:span text:style-name="T1">프로그래밍 심화 및 응용 </text:span></text:span><text:span text:style-name="Strong_20_Emphasis"><text:span text:style-name="T2">(12</text:span></text:span><text:span text:style-name="Strong_20_Emphasis"><text:span text:style-name="T1">주</text:span></text:span><text:span text:style-name="Strong_20_Emphasis"><text:span text:style-name="T2">):</text:span></text:span><text:span text:style-name="T2"> </text:span></text:p>
                    <text:list>
                      <text:list-item>
                        <text:p text:style-name="P75"><text:span text:style-name="T1">심층적인 데이터 처리</text:span><text:span text:style-name="T2">, </text:span><text:span text:style-name="T1">실용적인 작은 도구 개발 </text:span></text:p>
                      </text:list-item>
                      <text:list-item>
                        <text:p text:style-name="P75"><text:span text:style-name="T1">결과</text:span><text:span text:style-name="T2">: </text:span><text:span text:style-name="T1">복잡한 문제 해결 능력 </text:span></text:p>
                      </text:list-item>
                    </text:list>
                  </text:list-item>
                  <text:list-item>
                    <text:p text:style-name="P75"><text:span text:style-name="Strong_20_Emphasis"><text:span text:style-name="T1">인터넷 및 웹 페이지 기초 </text:span></text:span><text:span text:style-name="Strong_20_Emphasis"><text:span text:style-name="T2">(12</text:span></text:span><text:span text:style-name="Strong_20_Emphasis"><text:span text:style-name="T1">주</text:span></text:span><text:span text:style-name="Strong_20_Emphasis"><text:span text:style-name="T2">):</text:span></text:span><text:span text:style-name="T2"> </text:span></text:p>
                    <text:list>
                      <text:list-item>
                        <text:p text:style-name="P75"><text:span text:style-name="T2">HTML </text:span><text:span text:style-name="T1">및 </text:span><text:span text:style-name="T2">CSS </text:span><text:span text:style-name="T1">숙달</text:span><text:span text:style-name="T2">, </text:span><text:span text:style-name="T1">개인 웹 페이지 제작 </text:span></text:p>
                      </text:list-item>
                      <text:list-item>
                        <text:p text:style-name="P75"><text:span text:style-name="T1">결과</text:span><text:span text:style-name="T2">: </text:span><text:span text:style-name="T1">웹 페이지 디자인 기술 </text:span></text:p>
                      </text:list-item>
                    </text:list>
                  </text:list-item>
                  <text:list-item>
                    <text:p text:style-name="P75"><text:span text:style-name="Strong_20_Emphasis"><text:span text:style-name="T1">대화형 웹 페이지 및 프런트 엔드 프로그래밍 </text:span></text:span><text:span text:style-name="Strong_20_Emphasis"><text:span text:style-name="T2">(12</text:span></text:span><text:span text:style-name="Strong_20_Emphasis"><text:span text:style-name="T1">주</text:span></text:span><text:span text:style-name="Strong_20_Emphasis"><text:span text:style-name="T2">):</text:span></text:span><text:span text:style-name="T2"> </text:span></text:p>
                    <text:list>
                      <text:list-item>
                        <text:p text:style-name="P75"><text:span text:style-name="T2">JavaScript</text:span><text:span text:style-name="T1">로 웹 페이지를 </text:span><text:span text:style-name="T2">"</text:span><text:span text:style-name="T1">움직이게</text:span><text:span text:style-name="T2">" </text:span><text:span text:style-name="T1">하고 네트워크 소양 향상 </text:span></text:p>
                      </text:list-item>
                      <text:list-item>
                        <text:p text:style-name="P75"><text:span text:style-name="T1">결과</text:span><text:span text:style-name="T2">: </text:span><text:span text:style-name="T1">대화형 프로그래밍 </text:span><text:span text:style-name="T2">+ </text:span><text:span text:style-name="T1">보안 의식 </text:span></text:p>
                      </text:list-item>
                    </text:list>
                  </text:list-item>
                  <text:list-item>
                    <text:p text:style-name="P75"><text:span text:style-name="Strong_20_Emphasis"><text:span text:style-name="T1">선택적 심화</text:span></text:span><text:span text:style-name="Strong_20_Emphasis"><text:span text:style-name="T2">:</text:span></text:span><text:span text:style-name="T2"> </text:span><text:span text:style-name="T1">데이터베이스</text:span><text:span text:style-name="T2">, AI, </text:span><text:span text:style-name="T1">창의적인 프로젝트 </text:span><text:span text:style-name="T2">(</text:span><text:span text:style-name="T1">필요에 따라 선택</text:span><text:span text:style-name="T2">) </text:span></text:p>
                  </text:list-item>
                </text:list>
                <text:p text:style-name="P1"><text:span text:style-name="Strong_20_Emphasis"><text:span text:style-name="T1">저희를 선택해야 하는 이유</text:span></text:span><text:span text:style-name="Strong_20_Emphasis"><text:span text:style-name="T2">:</text:span></text:span></text:p>
                <text:list text:style-name="L41">
                  <text:list-item>
                    <text:p text:style-name="P76"><text:span text:style-name="Strong_20_Emphasis"><text:span text:style-name="T1">숙련된 강사</text:span></text:span><text:span text:style-name="Strong_20_Emphasis"><text:span text:style-name="T2">:</text:span></text:span><text:span text:style-name="T2"> </text:span><text:span text:style-name="T1">풀스택 개발 엔지니어의 강의</text:span><text:span text:style-name="T2">, </text:span><text:span text:style-name="T1">최첨단 실용성 보장 </text:span></text:p>
                  </text:list-item>
                  <text:list-item>
                    <text:p text:style-name="P76"><text:span text:style-name="Strong_20_Emphasis"><text:span text:style-name="T1">쉽고 심층적인 교육</text:span></text:span><text:span text:style-name="Strong_20_Emphasis"><text:span text:style-name="T2">:</text:span></text:span><text:span text:style-name="T2"> </text:span><text:span text:style-name="T1">중학생에게 최적화된 체계적인 과정 설계 </text:span></text:p>
                  </text:list-item>
                  <text:list-item>
                    <text:p text:style-name="P76"><text:span text:style-name="Strong_20_Emphasis"><text:span text:style-name="T1">미래 경쟁력</text:span></text:span><text:span text:style-name="Strong_20_Emphasis"><text:span text:style-name="T2">:</text:span></text:span><text:span text:style-name="T2"> </text:span><text:span text:style-name="T1">기술 </text:span><text:span text:style-name="T2">+ </text:span><text:span text:style-name="T1">사고력 동시 향상</text:span><text:span text:style-name="T2">, </text:span><text:span text:style-name="T1">자녀의 장기적인 발전에 기여 </text:span></text:p>
                  </text:list-item>
                </text:list>
                <text:p text:style-name="P1"><text:span text:style-name="Strong_20_Emphasis"><text:span text:style-name="T1">등록 정보</text:span></text:span><text:span text:style-name="Strong_20_Emphasis"><text:span text:style-name="T2">:</text:span></text:span></text:p>
                <text:list text:style-name="L42">
                  <text:list-item>
                    <text:p text:style-name="P77"><text:span text:style-name="Strong_20_Emphasis"><text:span text:style-name="T1">개강일</text:span></text:span><text:span text:style-name="Strong_20_Emphasis"><text:span text:style-name="T2">:</text:span></text:span><text:span text:style-name="T2"> 2025</text:span><text:span text:style-name="T1">년 </text:span><text:span text:style-name="T2">4</text:span><text:span text:style-name="T1">월부터 매주 토요일 오후 </text:span><text:span text:style-name="T2">2:00-3:30 </text:span></text:p>
                  </text:list-item>
                  <text:list-item>
                    <text:p text:style-name="P77"><text:span text:style-name="Strong_20_Emphasis"><text:span text:style-name="T1">장소</text:span></text:span><text:span text:style-name="Strong_20_Emphasis"><text:span text:style-name="T2">:</text:span></text:span><text:span text:style-name="T2"> [</text:span><text:span text:style-name="T1">구체적인 장소 입력</text:span><text:span text:style-name="T2">] </text:span></text:p>
                  </text:list-item>
                  <text:list-item>
                    <text:p text:style-name="P77"><text:span text:style-name="Strong_20_Emphasis"><text:span text:style-name="T1">비용</text:span></text:span><text:span text:style-name="Strong_20_Emphasis"><text:span text:style-name="T2">:</text:span></text:span><text:span text:style-name="T2"> [</text:span><text:span text:style-name="T1">구체적인 비용 입력 또는 </text:span><text:span text:style-name="T2">"</text:span><text:span text:style-name="T1">첫 수업 무료 체험</text:span><text:span text:style-name="T2">"] </text:span></text:p>
                  </text:list-item>
                  <text:list-item>
                    <text:p text:style-name="P77"><text:span text:style-name="Strong_20_Emphasis"><text:span text:style-name="T1">등록 방법</text:span></text:span><text:span text:style-name="Strong_20_Emphasis"><text:span text:style-name="T2">:</text:span></text:span><text:span text:style-name="T2"> </text:span><text:span text:style-name="T1">아래 </text:span><text:span text:style-name="T2">QR </text:span><text:span text:style-name="T1">코드 스캔 또는 </text:span><text:span text:style-name="T2">[</text:span><text:span text:style-name="T1">전화번호</text:span><text:span text:style-name="T2">] </text:span><text:span text:style-name="T1">로 전화 문의 </text:span></text:p>
                  </text:list-item>
                </text:list>
                <text:p text:style-name="P1"><text:span text:style-name="Strong_20_Emphasis"><text:span text:style-name="T1">학부모 후기</text:span></text:span><text:span text:style-name="Strong_20_Emphasis"><text:span text:style-name="T2">:</text:span></text:span></text:p>
                <text:p text:style-name="P1"><text:soft-page-break/><text:span text:style-name="T2">"</text:span><text:span text:style-name="T1">컴퓨터에 대해 전혀 몰랐던 아이가 스스로 게임을 만들 수 있을 정도로 발전했어요</text:span><text:span text:style-name="T2">! </text:span><text:span text:style-name="T1">이 수업은 재미있을 뿐만 아니라 정말 많은 것을 배울 수 있습니다</text:span><text:span text:style-name="T2">." - </text:span><text:span text:style-name="T1">장 선생님</text:span></text:p>
                <text:p text:style-name="P1"><text:span text:style-name="Strong_20_Emphasis"><text:span text:style-name="T1">학생 후기</text:span></text:span><text:span text:style-name="Strong_20_Emphasis"><text:span text:style-name="T2">:</text:span></text:span></text:p>
                <text:p text:style-name="P1"><text:span text:style-name="T2">"</text:span><text:span text:style-name="T1">프로그래밍이 이렇게 재미있는 줄 몰랐어요</text:span><text:span text:style-name="T2">! Python</text:span><text:span text:style-name="T1">으로 계산기를 만들었는데 더 배우고 싶어요</text:span><text:span text:style-name="T2">!" - </text:span><text:span text:style-name="T1">민수</text:span><text:span text:style-name="T2">, 14</text:span><text:span text:style-name="T1">세</text:span></text:p>
                <text:p text:style-name="P1"><text:span text:style-name="Strong_20_Emphasis"><text:span text:style-name="T1">수업 일정 예시 </text:span></text:span><text:span text:style-name="Strong_20_Emphasis"><text:span text:style-name="T2">(</text:span></text:span><text:span text:style-name="Strong_20_Emphasis"><text:span text:style-name="T1">주 </text:span></text:span><text:span text:style-name="Strong_20_Emphasis"><text:span text:style-name="T2">1</text:span></text:span><text:span text:style-name="Strong_20_Emphasis"><text:span text:style-name="T1">회</text:span></text:span><text:span text:style-name="Strong_20_Emphasis"><text:span text:style-name="T2">, </text:span></text:span><text:span text:style-name="Strong_20_Emphasis"><text:span text:style-name="T1">회당 </text:span></text:span><text:span text:style-name="Strong_20_Emphasis"><text:span text:style-name="T2">1.5</text:span></text:span><text:span text:style-name="Strong_20_Emphasis"><text:span text:style-name="T1">시간</text:span></text:span><text:span text:style-name="Strong_20_Emphasis"><text:span text:style-name="T2">)</text:span></text:span></text:p>
                <text:section text:style-name="Sect1" text:name="model-response-message-contentr_5f756bc53ff3238f">
                  <table:table table:name="表格4" table:style-name="表格4">
                    <table:table-column table:style-name="表格4.A"/>
                    <table:table-column table:style-name="表格4.B"/>
                    <table:table-column table:style-name="表格4.C"/>
                    <table:table-column table:style-name="表格4.D"/>
                    <table:table-column table:style-name="表格4.E"/>
                    <table:table-row>
                      <table:table-cell table:style-name="表格4.A1" office:value-type="string">
                        <text:p text:style-name="P22"><text:span text:style-name="Strong_20_Emphasis"><text:span text:style-name="T1">주차</text:span></text:span></text:p>
                      </table:table-cell>
                      <table:table-cell table:style-name="表格4.A1" office:value-type="string">
                        <text:p text:style-name="P22"><text:span text:style-name="Strong_20_Emphasis"><text:span text:style-name="T2">1</text:span></text:span><text:span text:style-name="Strong_20_Emphasis"><text:span text:style-name="T1">학기</text:span></text:span><text:span text:style-name="Strong_20_Emphasis"><text:span text:style-name="T2">: Python </text:span></text:span><text:span text:style-name="Strong_20_Emphasis"><text:span text:style-name="T1">프로그래밍 입문</text:span></text:span></text:p>
                      </table:table-cell>
                      <table:table-cell table:style-name="表格4.A1" office:value-type="string">
                        <text:p text:style-name="P22"><text:span text:style-name="Strong_20_Emphasis"><text:span text:style-name="T2">2</text:span></text:span><text:span text:style-name="Strong_20_Emphasis"><text:span text:style-name="T1">학기</text:span></text:span><text:span text:style-name="Strong_20_Emphasis"><text:span text:style-name="T2">: Python </text:span></text:span><text:span text:style-name="Strong_20_Emphasis"><text:span text:style-name="T1">심화</text:span></text:span></text:p>
                      </table:table-cell>
                      <table:table-cell table:style-name="表格4.A1" office:value-type="string">
                        <text:p text:style-name="P22"><text:span text:style-name="Strong_20_Emphasis"><text:span text:style-name="T2">3</text:span></text:span><text:span text:style-name="Strong_20_Emphasis"><text:span text:style-name="T1">학기</text:span></text:span><text:span text:style-name="Strong_20_Emphasis"><text:span text:style-name="T2">: </text:span></text:span><text:span text:style-name="Strong_20_Emphasis"><text:span text:style-name="T1">웹 페이지 기초</text:span></text:span></text:p>
                      </table:table-cell>
                      <table:table-cell table:style-name="表格4.A1" office:value-type="string">
                        <text:p text:style-name="P22"><text:span text:style-name="Strong_20_Emphasis"><text:span text:style-name="T2">4</text:span></text:span><text:span text:style-name="Strong_20_Emphasis"><text:span text:style-name="T1">학기</text:span></text:span><text:span text:style-name="Strong_20_Emphasis"><text:span text:style-name="T2">: </text:span></text:span><text:span text:style-name="Strong_20_Emphasis"><text:span text:style-name="T1">프런트 엔드 프로그래밍</text:span></text:span>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1</text:p>
                      </table:table-cell>
                      <table:table-cell table:style-name="表格4.A1" office:value-type="string">
                        <text:p text:style-name="P25">컴퓨터 과학 및 하드웨어 소개</text:p>
                      </table:table-cell>
                      <table:table-cell table:style-name="表格4.A1" office:value-type="string">
                        <text:p text:style-name="P25">목록 및 데이터 작업</text:p>
                      </table:table-cell>
                      <table:table-cell table:style-name="表格4.A1" office:value-type="string">
                        <text:p text:style-name="P25">인터넷 및 브라우저</text:p>
                      </table:table-cell>
                      <table:table-cell table:style-name="表格4.A1" office:value-type="string">
                        <text:p text:style-name="P24"><text:span text:style-name="T2">JavaScript </text:span><text:span text:style-name="T1">소개</text:span>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2</text:p>
                      </table:table-cell>
                      <table:table-cell table:style-name="表格4.A1" office:value-type="string">
                        <text:p text:style-name="P25">소프트웨어 및 이진법 기초</text:p>
                      </table:table-cell>
                      <table:table-cell table:style-name="表格4.A1" office:value-type="string">
                        <text:p text:style-name="P25">튜플 및 집합</text:p>
                      </table:table-cell>
                      <table:table-cell table:style-name="表格4.A1" office:value-type="string">
                        <text:p text:style-name="P24"><text:span text:style-name="T2">HTML </text:span><text:span text:style-name="T1">기본 태그</text:span></text:p>
                      </table:table-cell>
                      <table:table-cell table:style-name="表格4.A1" office:value-type="string">
                        <text:p text:style-name="P24"><text:span text:style-name="T2">JS </text:span><text:span text:style-name="T1">기본 문법</text:span>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3</text:p>
                      </table:table-cell>
                      <table:table-cell table:style-name="表格4.A1" office:value-type="string">
                        <text:p text:style-name="P25">알고리즘 및 순서도</text:p>
                      </table:table-cell>
                      <table:table-cell table:style-name="表格4.A1" office:value-type="string">
                        <text:p text:style-name="P25">사전 및 데이터 관리</text:p>
                      </table:table-cell>
                      <table:table-cell table:style-name="表格4.A1" office:value-type="string">
                        <text:p text:style-name="P24"><text:span text:style-name="T2">HTML </text:span><text:span text:style-name="T1">표 및 양식</text:span></text:p>
                      </table:table-cell>
                      <table:table-cell table:style-name="表格4.A1" office:value-type="string">
                        <text:p text:style-name="P24"><text:span text:style-name="T2">JS </text:span><text:span text:style-name="T1">조건문</text:span>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4</text:p>
                      </table:table-cell>
                      <table:table-cell table:style-name="表格4.A1" office:value-type="string">
                        <text:p text:style-name="P24"><text:span text:style-name="T2">Python </text:span><text:span text:style-name="T1">환경 및 변수</text:span></text:p>
                      </table:table-cell>
                      <table:table-cell table:style-name="表格4.A1" office:value-type="string">
                        <text:p text:style-name="P25">함수 정의 및 호출</text:p>
                      </table:table-cell>
                      <table:table-cell table:style-name="表格4.A1" office:value-type="string">
                        <text:p text:style-name="P24"><text:span text:style-name="T2">CSS </text:span><text:span text:style-name="T1">입문 및 선택자</text:span></text:p>
                      </table:table-cell>
                      <table:table-cell table:style-name="表格4.A1" office:value-type="string">
                        <text:p text:style-name="P24"><text:span text:style-name="T2">JS </text:span><text:span text:style-name="T1">반복문</text:span>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5</text:p>
                      </table:table-cell>
                      <table:table-cell table:style-name="表格4.A1" office:value-type="string">
                        <text:p text:style-name="P25">연산자 및 표현식</text:p>
                      </table:table-cell>
                      <table:table-cell table:style-name="表格4.A1" office:value-type="string">
                        <text:p text:style-name="P25">함수 매개 변수 및 반환 값</text:p>
                      </table:table-cell>
                      <table:table-cell table:style-name="表格4.A1" office:value-type="string">
                        <text:p text:style-name="P24"><text:span text:style-name="T2">CSS </text:span><text:span text:style-name="T1">색상 및 글꼴</text:span></text:p>
                      </table:table-cell>
                      <table:table-cell table:style-name="表格4.A1" office:value-type="string">
                        <text:p text:style-name="P24"><text:span text:style-name="T2">DOM </text:span><text:span text:style-name="T1">작업 기초</text:span>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6</text:p>
                      </table:table-cell>
                      <table:table-cell table:style-name="表格4.A1" office:value-type="string">
                        <text:p text:style-name="P25">입출력 및 디버깅</text:p>
                      </table:table-cell>
                      <table:table-cell table:style-name="表格4.A1" office:value-type="string">
                        <text:p text:style-name="P25">모듈 사용</text:p>
                      </table:table-cell>
                      <table:table-cell table:style-name="表格4.A1" office:value-type="string">
                        <text:p text:style-name="P24"><text:span text:style-name="T2">CSS </text:span><text:span text:style-name="T1">박스 모델</text:span></text:p>
                      </table:table-cell>
                      <table:table-cell table:style-name="表格4.A1" office:value-type="string">
                        <text:p text:style-name="P25">웹 페이지 내용 수정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7</text:p>
                      </table:table-cell>
                      <table:table-cell table:style-name="表格4.A1" office:value-type="string">
                        <text:p text:style-name="P24"><text:span text:style-name="T1">조건문 </text:span><text:span text:style-name="T2">(if-else)</text:span></text:p>
                      </table:table-cell>
                      <table:table-cell table:style-name="表格4.A1" office:value-type="string">
                        <text:p text:style-name="P25">사용자 정의 모듈</text:p>
                      </table:table-cell>
                      <table:table-cell table:style-name="表格4.A1" office:value-type="string">
                        <text:p text:style-name="P24"><text:span text:style-name="T2">CSS </text:span><text:span text:style-name="T1">간단한 레이아웃</text:span></text:p>
                      </table:table-cell>
                      <table:table-cell table:style-name="表格4.A1" office:value-type="string">
                        <text:p text:style-name="P25">클릭 이벤트 처리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8</text:p>
                      </table:table-cell>
                      <table:table-cell table:style-name="表格4.A1" office:value-type="string">
                        <text:p text:style-name="P24"><text:span text:style-name="T2">for </text:span><text:span text:style-name="T1">반복문 및 응용</text:span></text:p>
                      </table:table-cell>
                      <table:table-cell table:style-name="表格4.A1" office:value-type="string">
                        <text:p text:style-name="P25">객체 지향 프로그래밍 기초</text:p>
                      </table:table-cell>
                      <table:table-cell table:style-name="表格4.A1" office:value-type="string">
                        <text:p text:style-name="P25">웹 페이지 디자인 실습</text:p>
                      </table:table-cell>
                      <table:table-cell table:style-name="表格4.A1" office:value-type="string">
                        <text:p text:style-name="P25">마우스 및 키보드 이벤트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9</text:p>
                      </table:table-cell>
                      <table:table-cell table:style-name="表格4.A1" office:value-type="string">
                        <text:p text:style-name="P24"><text:span text:style-name="T2">while </text:span><text:span text:style-name="T1">반복문 및 중첩</text:span></text:p>
                      </table:table-cell>
                      <table:table-cell table:style-name="表格4.A1" office:value-type="string">
                        <text:p text:style-name="P25">예외 처리</text:p>
                      </table:table-cell>
                      <table:table-cell table:style-name="表格4.A1" office:value-type="string">
                        <text:p text:style-name="P25">검색 엔진 사용 팁</text:p>
                      </table:table-cell>
                      <table:table-cell table:style-name="表格4.A1" office:value-type="string">
                        <text:p text:style-name="P25">네트워크 보안 기초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10</text:p>
                      </table:table-cell>
                      <table:table-cell table:style-name="表格4.A1" office:value-type="string">
                        <text:p text:style-name="P24"><text:span text:style-name="T1">종합 연습</text:span><text:span text:style-name="T2">: </text:span><text:span text:style-name="T1">작은 게임 만들기</text:span></text:p>
                      </table:table-cell>
                      <table:table-cell table:style-name="表格4.A1" office:value-type="string">
                        <text:p text:style-name="P24"><text:span text:style-name="T1">파일 읽기</text:span><text:span text:style-name="T2">/</text:span><text:span text:style-name="T1">쓰기 작업</text:span></text:p>
                      </table:table-cell>
                      <table:table-cell table:style-name="表格4.A1" office:value-type="string">
                        <text:p text:style-name="P25">종합 웹 페이지 실습</text:p>
                      </table:table-cell>
                      <table:table-cell table:style-name="表格4.A1" office:value-type="string">
                        <text:p text:style-name="P25">네트워크 소양 교육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11</text:p>
                      </table:table-cell>
                      <table:table-cell table:style-name="表格4.A1" office:value-type="string">
                        <text:p text:style-name="P25">프로젝트 설계 및 준비</text:p>
                      </table:table-cell>
                      <table:table-cell table:style-name="表格4.A1" office:value-type="string">
                        <text:p text:style-name="P25">프로젝트 계획 및 코딩</text:p>
                      </table:table-cell>
                      <table:table-cell table:style-name="表格4.A1" office:value-type="string">
                        <text:p text:style-name="P24"><text:span text:style-name="T1">프로젝트</text:span><text:span text:style-name="T2">: </text:span><text:span text:style-name="T1">개인 웹 사이트</text:span></text:p>
                      </table:table-cell>
                      <table:table-cell table:style-name="表格4.A1" office:value-type="string">
                        <text:p text:style-name="P24"><text:span text:style-name="T1">프로젝트</text:span><text:span text:style-name="T2">: </text:span><text:span text:style-name="T1">상호 작용 웹 페이지</text:span></text:p>
                      </table:table-cell>
                    </table:table-row>
                    <table:table-row>
                      <table:table-cell table:style-name="表格4.A1" office:value-type="string">
                        <text:p text:style-name="P61">12</text:p>
                      </table:table-cell>
                      <table:table-cell table:style-name="表格4.A1" office:value-type="string">
                        <text:p text:style-name="P24"><text:span text:style-name="T1">기말 전시</text:span><text:span text:style-name="T2">: </text:span><text:span text:style-name="T1">계산기 프로젝트</text:span></text:p>
                      </table:table-cell>
                      <table:table-cell table:style-name="表格4.A1" office:value-type="string">
                        <text:p text:style-name="P24"><text:span text:style-name="T1">기말 전시</text:span><text:span text:style-name="T2">: </text:span><text:span text:style-name="T1">도구 프로젝트</text:span></text:p>
                      </table:table-cell>
                      <table:table-cell table:style-name="表格4.A1" office:value-type="string">
                        <text:p text:style-name="P24"><text:span text:style-name="T1">기말 전시</text:span><text:span text:style-name="T2">: </text:span><text:span text:style-name="T1">웹 사이트 프로젝트</text:span></text:p>
                      </table:table-cell>
                      <table:table-cell table:style-name="表格4.A1" office:value-type="string">
                        <text:p text:style-name="P62"><text:span text:style-name="T1">기말 전시</text:span><text:span text:style-name="T2">: </text:span><text:span text:style-name="T1">웹 앱 프로젝트</text:span></text:p>
                      </table:table-cell>
                    </table:table-row>
                  </table:table>
                  <text:p text:style-name="Text_20_body"><text:span text:style-name="Strong_20_Emphasis"><text:span text:style-name="T2"/></text:span></text:p>
                  <text:p text:style-name="P78"><text:span text:style-name="Strong_20_Emphasis"><text:span text:style-name="T2"/></text:span>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-serif" svg:font-family="sans-serif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11:58:23.632000000</meta:creation-date>
    <dc:date>2025-03-25T12:15:23.601000000</dc:date>
    <meta:editing-duration>PT6M42S</meta:editing-duration>
    <meta:editing-cycles>4</meta:editing-cycles>
    <meta:generator>LibreOffice/24.8.0.3$Windows_X86_64 LibreOffice_project/0bdf1299c94fe897b119f97f3c613e9dca6be583</meta:generator>
    <meta:document-statistic meta:table-count="4" meta:image-count="0" meta:object-count="0" meta:page-count="17" meta:paragraph-count="616" meta:word-count="11232" meta:character-count="14915" meta:non-whitespace-character-count="12497"/>
  </office:meta>
</office:document-meta>
</file>